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Gill Sans MT Condensed" svg:font-family="'Gill Sans MT Condensed'" style:font-family-generic="swiss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adornments="Standard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949cm" fo:min-width="1.099cm" loext:decorative="false"/>
    </style:style>
    <style:style style:name="gr2" style:family="graphic" style:parent-style-name="standard">
      <style:graphic-properties draw:textarea-horizontal-align="justify" draw:textarea-vertical-align="middle" draw:auto-grow-height="false" fo:min-height="1.45cm" fo:min-width="1.7cm" loext:decorative="false"/>
    </style:style>
    <style:style style:name="gr3" style:family="graphic" style:parent-style-name="standard">
      <style:graphic-properties draw:textarea-horizontal-align="justify" draw:textarea-vertical-align="middle" draw:auto-grow-height="false" fo:min-height="2.65cm" fo:min-width="0.9cm" loext:decorative="false"/>
    </style:style>
    <style:style style:name="gr4" style:family="graphic" style:parent-style-name="standard">
      <style:graphic-properties draw:textarea-horizontal-align="justify" draw:textarea-vertical-align="middle" draw:auto-grow-height="false" fo:min-height="0.65cm" fo:min-width="0.5cm" loext:decorative="false"/>
    </style:style>
    <style:style style:name="gr5" style:family="graphic" style:parent-style-name="objectwithoutfill">
      <style:graphic-properties svg:stroke-width="0.03cm" svg:stroke-color="#808000" draw:marker-start-width="0.35cm" draw:marker-end-width="0.35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6" style:family="graphic" style:parent-style-name="standard">
      <style:graphic-properties draw:stroke="none" draw:fill="none" draw:fill-color="#ffffff" draw:auto-grow-height="false" draw:auto-grow-width="false" draw:fit-to-size="true" style:shrink-to-fit="false" fo:min-height="0.952cm" fo:min-width="32.372cm" fo:padding-top="0.02cm" fo:padding-bottom="0.02cm" fo:padding-left="0.02cm" fo:padding-right="0.02cm" loext:decorative="false"/>
      <style:paragraph-properties style:writing-mode="lr-tb"/>
    </style:style>
    <style:style style:name="gr7" style:family="graphic">
      <style:graphic-properties style:writing-mode="lr-tb" loext:decorative="false"/>
    </style:style>
    <style:style style:name="gr8" style:family="graphic" style:parent-style-name="standard">
      <style:graphic-properties draw:stroke="none" draw:stroke-dash="Dash_20_1" svg:stroke-width="0cm" svg:stroke-color="#400040" draw:stroke-linejoin="none" draw:fill="hatch" draw:fill-color="#c0c0c0" draw:fill-hatch-name="Hatch15" draw:fill-hatch-solid="true" draw:textarea-horizontal-align="center" draw:textarea-vertical-align="middle" loext:decorative="false"/>
    </style:style>
    <style:style style:name="gr9" style:family="graphic" style:parent-style-name="standard">
      <style:graphic-properties draw:stroke="solid" svg:stroke-width="0.035cm" svg:stroke-color="#000000" draw:fill-color="#808080" draw:textarea-horizontal-align="center" draw:textarea-vertical-align="middle" fo:padding-top="0.017cm" fo:padding-bottom="0.017cm" fo:padding-left="0.017cm" fo:padding-right="0.017cm" loext:decorative="false"/>
    </style:style>
    <style:style style:name="gr10" style:family="graphic" style:parent-style-name="standard">
      <style:graphic-properties draw:stroke="solid" svg:stroke-width="0.035cm" svg:stroke-color="#000000" draw:fill="solid" draw:fill-color="#000000" draw:textarea-horizontal-align="center" draw:textarea-vertical-align="middle" fo:padding-top="0.017cm" fo:padding-bottom="0.017cm" fo:padding-left="0.017cm" fo:padding-right="0.017cm" loext:decorative="false"/>
    </style:style>
    <style:style style:name="gr11" style:family="graphic">
      <style:graphic-properties loext:decorative="false"/>
    </style:style>
    <style:style style:name="gr12" style:family="graphic" style:parent-style-name="standard">
      <style:graphic-properties draw:stroke="none" draw:stroke-dash="Dash_20_1" svg:stroke-width="0cm" svg:stroke-color="#400040" draw:stroke-linejoin="none" draw:fill="hatch" draw:fill-color="#c0c0c0" draw:fill-hatch-name="Black_20_90_20_Degrees" draw:fill-hatch-solid="true" draw:textarea-horizontal-align="center" draw:textarea-vertical-align="middle" loext:decorative="false"/>
    </style:style>
    <style:style style:name="gr13" style:family="graphic" style:parent-style-name="objectwithoutfill">
      <style:graphic-properties svg:stroke-width="0.05cm" svg:stroke-color="#333333" draw:marker-start-width="0.28cm" draw:marker-end-width="0.28cm" draw:fill="hatch" draw:fill-hatch-name="Black_20_90_20_Degrees" draw:textarea-vertical-align="middle" fo:padding-top="0.15cm" fo:padding-bottom="0.15cm" fo:padding-left="0.275cm" fo:padding-right="0.275cm" loext:decorative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true" style:shrink-to-fit="false" fo:min-height="0.39cm" fo:min-width="0.197cm" fo:padding-top="0.02cm" fo:padding-bottom="0.02cm" fo:padding-left="0.04cm" fo:padding-right="0.04cm" loext:decorative="false"/>
      <style:paragraph-properties style:writing-mode="lr-tb"/>
    </style:style>
    <style:style style:name="gr15" style:family="graphic" style:parent-style-name="standard">
      <style:graphic-properties svg:stroke-width="0.03cm" draw:marker-start-width="0.35cm" draw:marker-end-width="0.35cm" draw:fill-color="#ffffff" draw:textarea-horizontal-align="center" draw:textarea-vertical-align="middle" fo:padding-top="0.14cm" fo:padding-bottom="0.14cm" fo:padding-left="0.265cm" fo:padding-right="0.265cm" loext:decorative="false"/>
    </style:style>
    <style:style style:name="gr16" style:family="graphic" style:parent-style-name="objectwithoutfill">
      <style:graphic-properties svg:stroke-width="0.03cm" svg:stroke-color="#000000" draw:marker-start-width="0.35cm" draw:marker-end-width="0.35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17" style:family="graphic" style:parent-style-name="standard">
      <style:graphic-properties svg:stroke-width="0.01cm" svg:stroke-color="#000000" draw:marker-start-width="0.22cm" draw:marker-end-width="0.22cm" draw:fill-color="#ffffff" draw:opacity="0%" draw:textarea-horizontal-align="justify" draw:textarea-vertical-align="middle" draw:auto-grow-height="false" fo:padding-top="0.13cm" fo:padding-bottom="0.13cm" fo:padding-left="0.255cm" fo:padding-right="0.255cm" draw:shadow-opacity="0%" loext:decorative="false"/>
    </style:style>
    <style:style style:name="gr18" style:family="graphic" style:parent-style-name="standard">
      <style:graphic-properties draw:stroke="none" draw:fill="none" draw:fill-color="#ffffff" draw:textarea-horizontal-align="left" draw:auto-grow-height="false" draw:auto-grow-width="false" draw:fit-to-size="true" style:shrink-to-fit="false" fo:min-height="0.559cm" fo:min-width="1.09cm" fo:padding-top="0cm" fo:padding-bottom="0cm" fo:padding-left="0cm" fo:padding-right="0cm" loext:decorative="false"/>
      <style:paragraph-properties style:writing-mode="lr-tb"/>
    </style:style>
    <style:style style:name="gr19" style:family="graphic" style:parent-style-name="objectwithoutfill">
      <style:graphic-properties draw:fill="none" draw:textarea-vertical-align="middle" loext:decorative="false"/>
    </style:style>
    <style:style style:name="gr20" style:family="graphic" style:parent-style-name="standard">
      <style:graphic-properties draw:stroke="none" draw:fill="none" draw:fill-color="#ffffff" draw:textarea-horizontal-align="left" draw:auto-grow-height="false" draw:auto-grow-width="false" draw:fit-to-size="true" style:shrink-to-fit="false" fo:min-height="0.28cm" fo:min-width="0.552cm" fo:padding-top="0cm" fo:padding-bottom="0cm" fo:padding-left="0cm" fo:padding-right="0cm" loext:decorative="false"/>
      <style:paragraph-properties style:writing-mode="lr-tb"/>
    </style:style>
    <style:style style:name="gr21" style:family="graphic" style:parent-style-name="standard">
      <style:graphic-properties draw:stroke="none" draw:fill="none" draw:fill-color="#ffffff" draw:textarea-horizontal-align="left" draw:auto-grow-height="false" draw:auto-grow-width="false" draw:fit-to-size="true" style:shrink-to-fit="false" fo:min-height="0.559cm" fo:min-width="0.582cm" fo:padding-top="0cm" fo:padding-bottom="0cm" fo:padding-left="0cm" fo:padding-right="0cm" loext:decorative="false"/>
      <style:paragraph-properties style:writing-mode="lr-tb"/>
    </style:style>
    <style:style style:name="gr22" style:family="graphic" style:parent-style-name="standard">
      <style:graphic-properties draw:stroke="none" draw:fill="none" draw:fill-color="#ffffff" draw:textarea-horizontal-align="left" draw:auto-grow-height="false" draw:auto-grow-width="false" draw:fit-to-size="true" style:shrink-to-fit="false" fo:min-height="0.276cm" fo:min-width="0.607cm" fo:padding-top="0cm" fo:padding-bottom="0cm" fo:padding-left="0cm" fo:padding-right="0cm" loext:decorative="false"/>
      <style:paragraph-properties style:writing-mode="lr-tb"/>
    </style:style>
    <style:style style:name="gr23" style:family="graphic" style:parent-style-name="standard">
      <style:graphic-properties draw:fill-color="#808080" draw:opacity="100%" draw:textarea-vertical-align="middle" draw:shadow-opacity="100%" loext:decorative="false"/>
    </style:style>
    <style:style style:name="gr24" style:family="graphic" style:parent-style-name="standard">
      <style:graphic-properties draw:fill-color="#c0c0c0" draw:opacity="100%" draw:textarea-vertical-align="middle" draw:shadow-opacity="100%" loext:decorative="false"/>
    </style:style>
    <style:style style:name="gr25" style:family="graphic" style:parent-style-name="standard">
      <style:graphic-properties svg:stroke-width="0.01cm" svg:stroke-color="#000000" draw:marker-start-width="0.235cm" draw:marker-end-width="0.235cm" draw:fill-color="#ffff00" draw:textarea-vertical-align="middle" fo:padding-top="0.13cm" fo:padding-bottom="0.13cm" fo:padding-left="0.255cm" fo:padding-right="0.255cm" loext:decorative="false"/>
    </style:style>
    <style:style style:name="gr26" style:family="graphic" style:parent-style-name="standard">
      <style:graphic-properties draw:textarea-vertical-align="middle" loext:decorative="false"/>
    </style:style>
    <style:style style:name="gr27" style:family="graphic" style:parent-style-name="standard">
      <style:graphic-properties svg:stroke-width="0.02cm" svg:stroke-color="#000000" draw:marker-start-width="0.24cm" draw:marker-end-width="0.24cm" draw:fill="solid" draw:fill-color="#cccccc" draw:textarea-horizontal-align="justify" draw:textarea-vertical-align="middle" draw:auto-grow-height="false" fo:min-height="0cm" fo:min-width="0cm" fo:padding-top="0.135cm" fo:padding-bottom="0.135cm" fo:padding-left="0.26cm" fo:padding-right="0.26cm" loext:decorative="false"/>
    </style:style>
    <style:style style:name="gr28" style:family="graphic" style:parent-style-name="objectwithoutfill">
      <style:graphic-properties svg:stroke-width="0.01cm" draw:marker-start-width="0.22cm" draw:marker-end-width="0.22cm" draw:fill="none" draw:textarea-vertical-align="middle" fo:padding-top="0.13cm" fo:padding-bottom="0.13cm" fo:padding-left="0.255cm" fo:padding-right="0.255cm" loext:decorative="false"/>
    </style:style>
    <style:style style:name="gr29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draw:fit-to-size="true" style:shrink-to-fit="false" fo:min-height="0.39cm" fo:min-width="0.197cm" fo:padding-top="0cm" fo:padding-bottom="0cm" fo:padding-left="0cm" fo:padding-right="0cm" loext:decorative="false"/>
      <style:paragraph-properties style:writing-mode="lr-tb"/>
    </style:style>
    <style:style style:name="gr30" style:family="graphic" style:parent-style-name="objectwithoutfill">
      <style:graphic-properties svg:stroke-width="0.03cm" svg:stroke-color="#808080" draw:marker-start-width="0.35cm" draw:marker-end-width="0.35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31" style:family="graphic" style:parent-style-name="objectwithoutfill">
      <style:graphic-properties svg:stroke-width="0.03cm" svg:stroke-color="#0000ff" draw:marker-start-width="0.35cm" draw:marker-end-width="0.35cm" svg:stroke-linecap="square" draw:fill="none" draw:textarea-horizontal-align="center" draw:textarea-vertical-align="middle" fo:padding-top="0.14cm" fo:padding-bottom="0.14cm" fo:padding-left="0.265cm" fo:padding-right="0.265cm" loext:decorative="false"/>
    </style:style>
    <style:style style:name="gr32" style:family="graphic" style:parent-style-name="objectwithoutfill">
      <style:graphic-properties svg:stroke-width="0.03cm" svg:stroke-color="#944794" draw:marker-start-width="0.35cm" draw:marker-end-width="0.35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33" style:family="graphic" style:parent-style-name="objectwithoutfill">
      <style:graphic-properties svg:stroke-width="0.03cm" draw:marker-start-width="0.295cm" draw:marker-end-width="0.295cm" draw:fill="none" draw:textarea-vertical-align="middle" fo:padding-top="0.14cm" fo:padding-bottom="0.14cm" fo:padding-left="0.265cm" fo:padding-right="0.265cm" loext:decorative="false"/>
    </style:style>
    <style:style style:name="gr34" style:family="graphic" style:parent-style-name="standard">
      <style:graphic-properties svg:stroke-width="0.03cm" svg:stroke-color="#808080" draw:marker-start-width="0.295cm" draw:marker-end-width="0.295cm" draw:fill-color="#808080" draw:textarea-horizontal-align="justify" draw:textarea-vertical-align="middle" draw:auto-grow-height="false" fo:min-height="0cm" fo:min-width="0cm" fo:padding-top="0.14cm" fo:padding-bottom="0.14cm" fo:padding-left="0.265cm" fo:padding-right="0.265cm" loext:decorative="false"/>
    </style:style>
    <style:style style:name="gr35" style:family="graphic" style:parent-style-name="objectwithoutfill">
      <style:graphic-properties svg:stroke-width="0.03cm" svg:stroke-color="#808080" draw:marker-start-width="0.295cm" draw:marker-end-width="0.295cm" draw:fill="none" draw:textarea-vertical-align="middle" fo:padding-top="0.14cm" fo:padding-bottom="0.14cm" fo:padding-left="0.265cm" fo:padding-right="0.265cm" loext:decorative="false"/>
    </style:style>
    <style:style style:name="gr36" style:family="graphic" style:parent-style-name="objectwithoutfill">
      <style:graphic-properties svg:stroke-width="0.03cm" svg:stroke-color="#e6e64c" draw:marker-start-width="0.35cm" draw:marker-end-width="0.35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37" style:family="graphic" style:parent-style-name="standard">
      <style:graphic-properties svg:stroke-width="0.01cm" svg:stroke-color="#000000" draw:marker-start-width="0.235cm" draw:marker-end-width="0.235cm" draw:fill-color="#ffffff" draw:textarea-vertical-align="middle" fo:padding-top="0.13cm" fo:padding-bottom="0.13cm" fo:padding-left="0.255cm" fo:padding-right="0.255cm" loext:decorative="false"/>
    </style:style>
    <style:style style:name="gr38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draw:fit-to-size="true" style:shrink-to-fit="false" fo:min-height="0.27cm" fo:min-width="0.121cm" fo:padding-top="0.01cm" fo:padding-bottom="0.01cm" fo:padding-left="0.01cm" fo:padding-right="0.01cm" loext:decorative="false"/>
      <style:paragraph-properties style:writing-mode="lr-tb"/>
    </style:style>
    <style:style style:name="gr39" style:family="graphic" style:parent-style-name="standard">
      <style:graphic-properties draw:fill-color="#c0c0c0" draw:textarea-vertical-align="middle" loext:decorative="false"/>
    </style:style>
    <style:style style:name="gr40" style:family="graphic" style:parent-style-name="standard">
      <style:graphic-properties svg:stroke-color="#000000" draw:fill-color="#333333" draw:textarea-horizontal-align="center" draw:textarea-vertical-align="middle" loext:decorative="false"/>
    </style:style>
    <style:style style:name="gr41" style:family="graphic" style:parent-style-name="objectwithoutfill">
      <style:graphic-properties svg:stroke-width="0.03cm" svg:stroke-color="#ff6633" draw:marker-start-width="0.35cm" draw:marker-end-width="0.35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42" style:family="graphic" style:parent-style-name="objectwithoutfill">
      <style:graphic-properties svg:stroke-width="0.03cm" svg:stroke-color="#b3b300" draw:marker-start-width="0.35cm" draw:marker-end-width="0.35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43" style:family="graphic" style:parent-style-name="objectwithoutfill">
      <style:graphic-properties svg:stroke-width="0.03cm" svg:stroke-color="#33cc66" draw:marker-start-width="0.35cm" draw:marker-end-width="0.35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44" style:family="graphic" style:parent-style-name="objectwithoutfill">
      <style:graphic-properties svg:stroke-width="0.03cm" svg:stroke-color="#0000ff" draw:marker-start-width="0.35cm" draw:marker-end-width="0.35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45" style:family="graphic" style:parent-style-name="standard">
      <style:graphic-properties svg:stroke-width="0.03cm" svg:stroke-color="#944794" draw:marker-start-width="0.35cm" draw:marker-end-width="0.35cm" draw:textarea-horizontal-align="center" draw:textarea-vertical-align="middle" fo:padding-top="0.14cm" fo:padding-bottom="0.14cm" fo:padding-left="0.265cm" fo:padding-right="0.265cm" loext:decorative="false"/>
    </style:style>
    <style:style style:name="gr46" style:family="graphic" style:parent-style-name="objectwithoutfill">
      <style:graphic-properties svg:stroke-width="0.03cm" svg:stroke-color="#e6e6ff" draw:marker-start-width="0.35cm" draw:marker-end-width="0.35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47" style:family="graphic" style:parent-style-name="objectwithoutfill">
      <style:graphic-properties svg:stroke-width="0.03cm" svg:stroke-color="#ff0000" draw:marker-start-width="0.35cm" draw:marker-end-width="0.35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48" style:family="graphic" style:parent-style-name="standard">
      <style:graphic-properties draw:stroke="none" draw:fill="none" draw:fill-color="#ffffff" draw:textarea-horizontal-align="left" draw:auto-grow-height="false" draw:auto-grow-width="false" draw:fit-to-size="true" style:shrink-to-fit="false" fo:min-height="0.276cm" fo:min-width="0.264cm" fo:padding-top="0cm" fo:padding-bottom="0cm" fo:padding-left="0cm" fo:padding-right="0cm" loext:decorative="false"/>
      <style:paragraph-properties style:writing-mode="lr-tb"/>
    </style:style>
    <style:style style:name="gr49" style:family="graphic" style:parent-style-name="standard">
      <style:graphic-properties draw:stroke="none" draw:fill="none" draw:fill-color="#ffffff" draw:textarea-horizontal-align="left" draw:auto-grow-height="false" draw:auto-grow-width="false" draw:fit-to-size="true" style:shrink-to-fit="false" fo:min-height="0.276cm" fo:min-width="0.133cm" fo:padding-top="0cm" fo:padding-bottom="0cm" fo:padding-left="0cm" fo:padding-right="0cm" loext:decorative="false"/>
      <style:paragraph-properties style:writing-mode="lr-tb"/>
    </style:style>
    <style:style style:name="gr50" style:family="graphic" style:parent-style-name="standard">
      <style:graphic-properties draw:stroke="none" draw:fill="none" draw:fill-color="#ffffff" draw:textarea-horizontal-align="left" draw:auto-grow-height="false" draw:auto-grow-width="false" draw:fit-to-size="true" style:shrink-to-fit="false" fo:min-height="0.331cm" fo:min-width="0.772cm" fo:padding-top="0cm" fo:padding-bottom="0cm" fo:padding-left="0cm" fo:padding-right="0cm" loext:decorative="false"/>
      <style:paragraph-properties style:writing-mode="lr-tb"/>
    </style:style>
    <style:style style:name="gr51" style:family="graphic" style:parent-style-name="standard">
      <style:graphic-properties svg:stroke-color="#000000" draw:fill-color="#ffff00" draw:textarea-horizontal-align="center" draw:textarea-vertical-align="middle" loext:decorative="false"/>
    </style:style>
    <style:style style:name="gr52" style:family="graphic" style:parent-style-name="standard">
      <style:graphic-properties draw:stroke="none" draw:fill="none" draw:fill-color="#ffffff" draw:textarea-horizontal-align="left" draw:auto-grow-height="false" draw:auto-grow-width="false" draw:fit-to-size="true" style:shrink-to-fit="false" fo:min-height="0.279cm" fo:min-width="0.133cm" fo:padding-top="0cm" fo:padding-bottom="0cm" fo:padding-left="0cm" fo:padding-right="0cm" loext:decorative="false"/>
      <style:paragraph-properties style:writing-mode="lr-tb"/>
    </style:style>
    <style:style style:name="gr53" style:family="graphic" style:parent-style-name="standard">
      <style:graphic-properties draw:stroke="none" draw:fill="none" draw:fill-color="#ffffff" draw:textarea-horizontal-align="left" draw:auto-grow-height="false" draw:auto-grow-width="false" draw:fit-to-size="true" style:shrink-to-fit="false" fo:min-height="0.334cm" fo:min-width="1.691cm" fo:padding-top="0cm" fo:padding-bottom="0cm" fo:padding-left="0cm" fo:padding-right="0cm" loext:decorative="false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true" style:shrink-to-fit="false" fo:min-height="0.084cm" fo:min-width="0.095cm" fo:padding-top="0cm" fo:padding-bottom="0cm" fo:padding-left="0cm" fo:padding-right="0cm" loext:decorative="false"/>
      <style:paragraph-properties style:writing-mode="lr-tb"/>
    </style:style>
    <style:style style:name="gr55" style:family="graphic" style:parent-style-name="standard">
      <style:graphic-properties draw:stroke="none" draw:fill="none" draw:fill-color="#ffffff" draw:textarea-horizontal-align="left" draw:auto-grow-height="false" draw:auto-grow-width="false" draw:fit-to-size="true" style:shrink-to-fit="false" fo:min-height="0.276cm" fo:min-width="1.001cm" fo:padding-top="0cm" fo:padding-bottom="0cm" fo:padding-left="0cm" fo:padding-right="0cm" loext:decorative="false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true" style:shrink-to-fit="false" fo:min-height="0.251cm" fo:min-width="0.408cm" fo:padding-top="0.02cm" fo:padding-bottom="0.02cm" fo:padding-left="0.02cm" fo:padding-right="0.02cm" loext:decorative="false"/>
      <style:paragraph-properties style:writing-mode="lr-tb"/>
    </style:style>
    <style:style style:name="gr57" style:family="graphic" style:parent-style-name="standard">
      <style:graphic-properties svg:stroke-width="0.07cm" svg:stroke-color="#00ff00" draw:marker-start-width="0.46cm" draw:marker-end-width="0.46cm" draw:fill-color="#ffffff" draw:textarea-vertical-align="middle" fo:padding-top="0.16cm" fo:padding-bottom="0.16cm" fo:padding-left="0.285cm" fo:padding-right="0.285cm" loext:decorative="false"/>
    </style:style>
    <style:style style:name="gr58" style:family="graphic" style:parent-style-name="objectwithoutfill">
      <style:graphic-properties svg:stroke-width="0.05cm" svg:stroke-color="#000080" draw:marker-start-width="0.41cm" draw:marker-end-width="0.41cm" draw:fill="none" draw:textarea-horizontal-align="center" draw:textarea-vertical-align="middle" fo:padding-top="0.15cm" fo:padding-bottom="0.15cm" fo:padding-left="0.275cm" fo:padding-right="0.275cm" loext:decorative="false"/>
    </style:style>
    <style:style style:name="gr59" style:family="graphic" style:parent-style-name="objectwithoutfill">
      <style:graphic-properties svg:stroke-width="0.05cm" svg:stroke-color="#008000" draw:marker-start-width="0.41cm" draw:marker-end-width="0.41cm" draw:fill="none" draw:textarea-horizontal-align="center" draw:textarea-vertical-align="middle" fo:padding-top="0.15cm" fo:padding-bottom="0.15cm" fo:padding-left="0.275cm" fo:padding-right="0.275cm" loext:decorative="false"/>
    </style:style>
    <style:style style:name="gr60" style:family="graphic" style:parent-style-name="objectwithoutfill">
      <style:graphic-properties svg:stroke-width="0.05cm" svg:stroke-color="#808000" draw:marker-start-width="0.41cm" draw:marker-end-width="0.41cm" draw:fill="none" draw:textarea-horizontal-align="center" draw:textarea-vertical-align="middle" fo:padding-top="0.15cm" fo:padding-bottom="0.15cm" fo:padding-left="0.275cm" fo:padding-right="0.275cm" loext:decorative="false"/>
    </style:style>
    <style:style style:name="gr61" style:family="graphic" style:parent-style-name="objectwithoutfill">
      <style:graphic-properties svg:stroke-width="0.05cm" svg:stroke-color="#800000" draw:marker-start-width="0.41cm" draw:marker-end-width="0.41cm" draw:fill="none" draw:textarea-horizontal-align="center" draw:textarea-vertical-align="middle" fo:padding-top="0.15cm" fo:padding-bottom="0.15cm" fo:padding-left="0.275cm" fo:padding-right="0.275cm" loext:decorative="false"/>
    </style:style>
    <style:style style:name="gr62" style:family="graphic" style:parent-style-name="objectwithoutfill">
      <style:graphic-properties svg:stroke-width="0.05cm" svg:stroke-color="#ff6633" draw:marker-start-width="0.41cm" draw:marker-end-width="0.41cm" draw:fill="none" draw:textarea-horizontal-align="center" draw:textarea-vertical-align="middle" fo:padding-top="0.15cm" fo:padding-bottom="0.15cm" fo:padding-left="0.275cm" fo:padding-right="0.275cm" loext:decorative="false"/>
    </style:style>
    <style:style style:name="gr63" style:family="graphic" style:parent-style-name="objectwithoutfill">
      <style:graphic-properties svg:stroke-width="0.05cm" svg:stroke-color="#cccc00" draw:marker-start-width="0.41cm" draw:marker-end-width="0.41cm" draw:fill="none" draw:textarea-horizontal-align="center" draw:textarea-vertical-align="middle" fo:padding-top="0.15cm" fo:padding-bottom="0.15cm" fo:padding-left="0.275cm" fo:padding-right="0.275cm" loext:decorative="false"/>
    </style:style>
    <style:style style:name="gr64" style:family="graphic" style:parent-style-name="objectwithoutfill">
      <style:graphic-properties svg:stroke-width="0.02cm" svg:stroke-color="#800000" draw:marker-start-width="0.37cm" draw:marker-end-width="0.37cm" draw:fill="none" draw:textarea-horizontal-align="center" draw:textarea-vertical-align="middle" fo:padding-top="0.135cm" fo:padding-bottom="0.135cm" fo:padding-left="0.26cm" fo:padding-right="0.26cm" loext:decorative="false"/>
    </style:style>
    <style:style style:name="gr65" style:family="graphic" style:parent-style-name="objectwithoutfill">
      <style:graphic-properties svg:stroke-width="0.02cm" svg:stroke-color="#cccc00" draw:marker-start-width="0.37cm" draw:marker-end-width="0.37cm" draw:fill="none" draw:textarea-horizontal-align="center" draw:textarea-vertical-align="middle" fo:padding-top="0.135cm" fo:padding-bottom="0.135cm" fo:padding-left="0.26cm" fo:padding-right="0.26cm" loext:decorative="false"/>
    </style:style>
    <style:style style:name="gr66" style:family="graphic" style:parent-style-name="objectwithoutfill">
      <style:graphic-properties svg:stroke-width="0.02cm" svg:stroke-color="#000080" draw:marker-start-width="0.37cm" draw:marker-end-width="0.37cm" draw:fill="none" draw:textarea-horizontal-align="center" draw:textarea-vertical-align="middle" fo:padding-top="0.135cm" fo:padding-bottom="0.135cm" fo:padding-left="0.26cm" fo:padding-right="0.26cm" loext:decorative="false"/>
    </style:style>
    <style:style style:name="gr67" style:family="graphic" style:parent-style-name="standard">
      <style:graphic-properties draw:textarea-horizontal-align="justify" draw:textarea-vertical-align="middle" draw:auto-grow-height="false" fo:min-height="2.751cm" fo:min-width="1.1cm" loext:decorative="false"/>
    </style:style>
    <style:style style:name="gr68" style:family="graphic" style:parent-style-name="standard">
      <style:graphic-properties svg:stroke-width="0.01cm" svg:stroke-color="#000000" draw:marker-start-width="0.22cm" draw:marker-end-width="0.22cm" draw:fill-color="#ffffff" draw:opacity="0%" draw:textarea-horizontal-align="justify" draw:textarea-vertical-align="middle" draw:auto-grow-height="false" fo:min-height="0.34cm" fo:min-width="0.788cm" fo:padding-top="0.13cm" fo:padding-bottom="0.13cm" fo:padding-left="0.255cm" fo:padding-right="0.255cm" draw:shadow-opacity="0%" loext:decorative="false"/>
    </style:style>
    <style:style style:name="gr69" style:family="graphic" style:parent-style-name="standard">
      <style:graphic-properties svg:stroke-width="0.01cm" svg:stroke-color="#000000" draw:marker-start-width="0.22cm" draw:marker-end-width="0.22cm" draw:fill-color="#ffffff" draw:opacity="0%" draw:textarea-horizontal-align="justify" draw:textarea-vertical-align="middle" draw:auto-grow-height="false" fo:min-height="0.54cm" fo:min-width="0.788cm" fo:padding-top="0.13cm" fo:padding-bottom="0.13cm" fo:padding-left="0.255cm" fo:padding-right="0.255cm" draw:shadow-opacity="0%" loext:decorative="false"/>
    </style:style>
    <style:style style:name="gr70" style:family="graphic" style:parent-style-name="objectwithoutfill">
      <style:graphic-properties svg:stroke-width="0.1cm" svg:stroke-color="#808080" draw:marker-start-width="0.46cm" draw:marker-end-width="0.46cm" draw:stroke-linejoin="none" svg:stroke-linecap="square" draw:fill="none" draw:textarea-horizontal-align="center" draw:textarea-vertical-align="middle" fo:padding-top="0.175cm" fo:padding-bottom="0.175cm" fo:padding-left="0.3cm" fo:padding-right="0.3cm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hatch" draw:fill-color="#c0c0c0" draw:fill-hatch-name="Hatch15" draw:fill-hatch-solid="true"/>
      <style:paragraph-properties fo:text-align="center"/>
    </style:style>
    <style:style style:name="P5" style:family="paragraph">
      <loext:graphic-properties draw:fill-color="#808080"/>
      <style:paragraph-properties fo:text-align="center"/>
    </style:style>
    <style:style style:name="P6" style:family="paragraph">
      <loext:graphic-properties draw:fill="solid" draw:fill-color="#000000"/>
      <style:paragraph-properties fo:text-align="center"/>
    </style:style>
    <style:style style:name="P7" style:family="paragraph">
      <loext:graphic-properties draw:fill="hatch" draw:fill-color="#c0c0c0" draw:fill-hatch-name="Black_20_90_20_Degrees" draw:fill-hatch-solid="true"/>
      <style:paragraph-properties fo:text-align="center"/>
    </style:style>
    <style:style style:name="P8" style:family="paragraph">
      <loext:graphic-properties draw:fill="hatch" draw:fill-hatch-name="Black_20_90_20_Degrees"/>
      <style:paragraph-properties fo:text-align="center"/>
    </style:style>
    <style:style style:name="P9" style:family="paragraph">
      <loext:graphic-properties draw:fill="none" draw:fill-color="#ffffff"/>
      <style:text-properties fo:font-size="10pt" fo:font-weight="normal" style:font-size-asian="10pt" style:font-weight-asian="normal" style:font-size-complex="10pt" style:font-weight-complex="normal"/>
    </style:style>
    <style:style style:name="P10" style:family="paragraph">
      <loext:graphic-properties draw:fill-color="#ffffff"/>
      <style:paragraph-properties fo:text-align="center"/>
    </style:style>
    <style:style style:name="P11" style:family="paragraph">
      <loext:graphic-properties draw:fill-color="#ffffff" draw:opacity="0%"/>
      <style:paragraph-properties fo:text-align="center"/>
    </style:style>
    <style:style style:name="P12" style:family="paragraph">
      <loext:graphic-properties draw:fill="none" draw:fill-color="#ffffff"/>
      <style:text-properties style:use-window-font-color="true" loext:opacity="0%" style:text-outline="false" style:text-line-through-style="none" style:text-line-through-type="none" style:font-name="Arial1" fo:font-size="7pt" fo:letter-spacing="normal" fo:font-style="italic" fo:text-shadow="none" style:text-underline-style="none" fo:font-weight="bold" style:text-underline-mode="continuous" style:text-overline-mode="continuous" style:text-line-through-mode="continuous" style:font-name-asian="ARIAL" style:font-size-asian="7pt" style:font-name-complex="ARIAL" style:font-size-complex="7pt" style:text-scale="100%" style:text-overline-style="none" style:text-overline-color="font-color"/>
    </style:style>
    <style:style style:name="P13" style:family="paragraph">
      <loext:graphic-properties draw:fill="none" draw:fill-color="#ffffff"/>
      <style:text-properties style:use-window-font-color="true" loext:opacity="0%" style:text-outline="false" style:text-line-through-style="none" style:text-line-through-type="none" style:font-name="ARIAL" fo:font-size="7pt" fo:letter-spacing="normal" fo:font-style="normal" fo:text-shadow="none" style:text-underline-style="none" fo:font-weight="normal" style:text-underline-mode="continuous" style:text-overline-mode="continuous" style:text-line-through-mode="continuous" style:font-name-asian="ARIAL" style:font-size-asian="7pt" style:font-name-complex="ARIAL" style:font-size-complex="7pt" style:text-scale="100%" style:text-overline-style="none" style:text-overline-color="font-color"/>
    </style:style>
    <style:style style:name="P14" style:family="paragraph">
      <loext:graphic-properties draw:fill="none" draw:fill-color="#ffffff"/>
      <style:text-properties style:use-window-font-color="true" loext:opacity="0%" style:text-outline="false" style:text-line-through-style="none" style:text-line-through-type="none" style:font-name="ARIAL" fo:font-size="6.69999980926514pt" fo:letter-spacing="normal" fo:font-style="normal" fo:text-shadow="none" style:text-underline-style="none" fo:font-weight="normal" style:text-underline-mode="continuous" style:text-overline-mode="continuous" style:text-line-through-mode="continuous" style:font-name-asian="ARIAL" style:font-size-asian="6.69999980926514pt" style:font-name-complex="ARIAL" style:font-size-complex="6.69999980926514pt" style:text-scale="100%" style:text-overline-style="none" style:text-overline-color="font-color"/>
    </style:style>
    <style:style style:name="P15" style:family="paragraph">
      <loext:graphic-properties draw:fill-color="#808080" draw:opacity="100%"/>
      <style:paragraph-properties fo:text-align="center"/>
    </style:style>
    <style:style style:name="P16" style:family="paragraph">
      <loext:graphic-properties draw:fill-color="#c0c0c0" draw:opacity="100%"/>
      <style:paragraph-properties fo:text-align="center"/>
    </style:style>
    <style:style style:name="P17" style:family="paragraph">
      <loext:graphic-properties draw:fill-color="#ffff00"/>
      <style:paragraph-properties fo:text-align="center"/>
    </style:style>
    <style:style style:name="P18" style:family="paragraph">
      <loext:graphic-properties draw:fill="solid" draw:fill-color="#cccccc"/>
      <style:paragraph-properties fo:text-align="center"/>
    </style:style>
    <style:style style:name="P19" style:family="paragraph">
      <loext:graphic-properties draw:fill="none" draw:fill-color="#ffffff"/>
      <style:text-properties style:font-name="Gill Sans MT Condensed" fo:font-size="6pt" style:font-size-asian="6pt" style:font-size-complex="6pt"/>
    </style:style>
    <style:style style:name="P20" style:family="paragraph">
      <loext:graphic-properties draw:fill-color="#c0c0c0"/>
      <style:paragraph-properties fo:text-align="center"/>
    </style:style>
    <style:style style:name="P21" style:family="paragraph">
      <loext:graphic-properties draw:fill-color="#333333"/>
      <style:paragraph-properties fo:text-align="center"/>
      <style:text-properties fo:font-size="6pt"/>
    </style:style>
    <style:style style:name="P22" style:family="paragraph">
      <style:paragraph-properties fo:text-align="center"/>
      <style:text-properties fo:font-size="6pt"/>
    </style:style>
    <style:style style:name="P23" style:family="paragraph">
      <loext:graphic-properties draw:fill="none" draw:fill-color="#ffffff"/>
      <style:text-properties style:use-window-font-color="true" loext:opacity="0%" style:text-outline="false" style:text-line-through-style="none" style:text-line-through-type="none" style:font-name="ARIAL" fo:font-size="6pt" fo:letter-spacing="normal" fo:font-style="normal" fo:text-shadow="none" style:text-underline-style="none" fo:font-weight="normal" style:text-underline-mode="continuous" style:text-overline-mode="continuous" style:text-line-through-mode="continuous" style:font-name-asian="ARIAL" style:font-size-asian="6pt" style:font-name-complex="ARIAL" style:font-size-complex="6pt" style:text-scale="100%" style:text-overline-style="none" style:text-overline-color="font-color"/>
    </style:style>
    <style:style style:name="P24" style:family="paragraph">
      <loext:graphic-properties draw:fill="none" draw:fill-color="#ffffff"/>
      <style:text-properties style:use-window-font-color="true" loext:opacity="0%" style:text-outline="false" style:text-line-through-style="none" style:text-line-through-type="none" style:font-name="ARIAL" fo:font-size="8pt" fo:letter-spacing="normal" fo:font-style="normal" fo:text-shadow="none" style:text-underline-style="none" fo:font-weight="bold" style:text-underline-mode="continuous" style:text-overline-mode="continuous" style:text-line-through-mode="continuous" style:font-name-asian="ARIAL" style:font-size-asian="8pt" style:font-weight-asian="bold" style:font-name-complex="ARIAL" style:font-size-complex="8pt" style:font-weight-complex="bold" style:text-scale="100%" style:text-overline-style="none" style:text-overline-color="font-color"/>
    </style:style>
    <style:style style:name="P25" style:family="paragraph">
      <loext:graphic-properties draw:fill-color="#ffff00"/>
      <style:paragraph-properties fo:text-align="center"/>
      <style:text-properties fo:font-size="6pt"/>
    </style:style>
    <style:style style:name="P26" style:family="paragraph">
      <loext:graphic-properties draw:fill="none" draw:fill-color="#ffffff"/>
      <style:text-properties style:font-name="Arial1" fo:font-size="2pt" style:font-size-asian="2pt" style:font-size-complex="2pt"/>
    </style:style>
    <style:style style:name="P27" style:family="paragraph">
      <loext:graphic-properties draw:fill="none" draw:fill-color="#ffffff"/>
      <style:text-properties fo:color="#000000" loext:opacity="100%" fo:font-size="6pt" fo:font-style="italic" style:font-size-asian="10pt" style:font-style-asian="italic" style:font-size-complex="10pt" style:font-style-complex="italic"/>
    </style:style>
    <style:style style:name="P28" style:family="paragraph">
      <loext:graphic-properties draw:fill="none" draw:fill-color="#ffffff"/>
      <style:text-properties style:use-window-font-color="true" loext:opacity="0%" style:text-outline="false" style:text-line-through-style="none" style:text-line-through-type="none" style:font-name="ARIAL" fo:font-size="6.69999980926514pt" fo:letter-spacing="normal" fo:font-style="normal" fo:text-shadow="none" style:text-underline-style="none" fo:font-weight="bold" style:text-underline-mode="continuous" style:text-overline-mode="continuous" style:text-line-through-mode="continuous" style:font-name-asian="ARIAL" style:font-size-asian="6.69999980926514pt" style:font-name-complex="ARIAL" style:font-size-complex="6.69999980926514pt" style:text-scale="100%" style:text-overline-style="none" style:text-overline-color="font-color"/>
    </style:style>
    <style:style style:name="T1" style:family="text">
      <style:text-properties fo:font-size="10pt" fo:font-weight="normal" style:font-size-asian="10pt" style:font-weight-asian="normal" style:font-size-complex="10pt" style:font-weight-complex="normal"/>
    </style:style>
    <style:style style:name="T2" style:family="text">
      <style:text-properties style:use-window-font-color="true" loext:opacity="0%" style:text-outline="false" style:text-line-through-style="none" style:text-line-through-type="none" style:font-name="Arial1" fo:font-size="7pt" fo:letter-spacing="normal" fo:font-style="italic" fo:text-shadow="none" style:text-underline-style="none" fo:font-weight="bold" style:text-underline-mode="continuous" style:text-overline-mode="continuous" style:text-line-through-mode="continuous" style:font-name-asian="ARIAL" style:font-size-asian="7pt" style:font-name-complex="ARIAL" style:font-size-complex="7pt" style:text-scale="100%" style:text-overline-style="none" style:text-overline-color="font-color"/>
    </style:style>
    <style:style style:name="T3" style:family="text">
      <style:text-properties style:use-window-font-color="true" loext:opacity="0%" style:text-outline="false" style:text-line-through-style="none" style:text-line-through-type="none" style:font-name="ARIAL" fo:font-size="7pt" fo:letter-spacing="normal" fo:font-style="normal" fo:text-shadow="none" style:text-underline-style="none" fo:font-weight="normal" style:text-underline-mode="continuous" style:text-overline-mode="continuous" style:text-line-through-mode="continuous" style:font-name-asian="ARIAL" style:font-size-asian="7pt" style:font-name-complex="ARIAL" style:font-size-complex="7pt" style:text-scale="100%" style:text-overline-style="none" style:text-overline-color="font-color"/>
    </style:style>
    <style:style style:name="T4" style:family="text">
      <style:text-properties style:use-window-font-color="true" loext:opacity="0%" style:text-outline="false" style:text-line-through-style="none" style:text-line-through-type="none" style:font-name="ARIAL" fo:font-size="6.69999980926514pt" fo:letter-spacing="normal" fo:font-style="normal" fo:text-shadow="none" style:text-underline-style="none" fo:font-weight="normal" style:text-underline-mode="continuous" style:text-overline-mode="continuous" style:text-line-through-mode="continuous" style:font-name-asian="ARIAL" style:font-size-asian="6.69999980926514pt" style:font-name-complex="ARIAL" style:font-size-complex="6.69999980926514pt" style:text-scale="100%" style:text-overline-style="none" style:text-overline-color="font-color"/>
    </style:style>
    <style:style style:name="T5" style:family="text">
      <style:text-properties style:use-window-font-color="true" loext:opacity="0%" style:text-outline="false" style:text-line-through-style="none" style:text-line-through-type="none" style:font-name="ARIAL" fo:font-size="6.69999980926514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" style:font-size-asian="6.69999980926514pt" style:font-style-asian="normal" style:font-weight-asian="normal" style:font-name-complex="ARIAL" style:font-size-complex="6.69999980926514pt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fo:color="#000000" loext:opacity="100%" style:text-outline="false" style:text-line-through-style="none" style:text-line-through-type="none" style:font-name="Segoe UI" fo:font-size="6.69999980926514pt" fo:letter-spacing="norma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69999980926514pt" style:font-name-complex="Segoe UI" style:font-size-complex="6.69999980926514pt" style:text-scale="100%" style:text-overline-style="none" style:text-overline-color="font-color"/>
    </style:style>
    <style:style style:name="T7" style:family="text">
      <style:text-properties style:font-name="Gill Sans MT Condensed" fo:font-size="6pt" style:font-size-asian="6pt" style:font-size-complex="6pt"/>
    </style:style>
    <style:style style:name="T8" style:family="text">
      <style:text-properties style:use-window-font-color="true" loext:opacity="0%" style:text-outline="false" style:text-line-through-style="none" style:text-line-through-type="none" style:font-name="ARIAL" fo:font-size="8pt" fo:letter-spacing="normal" fo:font-style="normal" fo:text-shadow="none" style:text-underline-style="none" fo:font-weight="bold" style:text-underline-mode="continuous" style:text-overline-mode="continuous" style:text-line-through-mode="continuous" style:font-name-asian="ARIAL" style:font-size-asian="8pt" style:font-weight-asian="bold" style:font-name-complex="ARIAL" style:font-size-complex="8pt" style:font-weight-complex="bold" style:text-scale="100%" style:text-overline-style="none" style:text-overline-color="font-color"/>
    </style:style>
    <style:style style:name="T9" style:family="text">
      <style:text-properties style:font-name="Arial1" fo:font-size="2pt" style:font-size-asian="2pt" style:font-size-complex="2pt"/>
    </style:style>
    <style:style style:name="T10" style:family="text">
      <style:text-properties style:use-window-font-color="true" loext:opacity="0%" style:text-outline="false" style:text-line-through-style="none" style:text-line-through-type="none" style:font-name="ARIAL" fo:font-size="6pt" fo:letter-spacing="normal" fo:font-style="normal" fo:text-shadow="none" style:text-underline-style="none" fo:font-weight="normal" style:text-underline-mode="continuous" style:text-overline-mode="continuous" style:text-line-through-mode="continuous" style:font-name-asian="ARIAL" style:font-size-asian="6pt" style:font-name-complex="ARIAL" style:font-size-complex="6pt" style:text-scale="100%" style:text-overline-style="none" style:text-overline-color="font-color"/>
    </style:style>
    <style:style style:name="T11" style:family="text">
      <style:text-properties fo:color="#000000" loext:opacity="100%" fo:font-size="6pt" fo:font-style="italic" style:font-size-asian="10pt" style:font-style-asian="italic" style:font-size-complex="10pt" style:font-style-complex="italic"/>
    </style:style>
    <style:style style:name="T12" style:family="text">
      <style:text-properties style:use-window-font-color="true" loext:opacity="0%" style:text-outline="false" style:text-line-through-style="none" style:text-line-through-type="none" style:font-name="ARIAL" fo:font-size="6.69999980926514pt" fo:letter-spacing="normal" fo:font-style="normal" fo:text-shadow="none" style:text-underline-style="none" fo:font-weight="bold" style:text-underline-mode="continuous" style:text-overline-mode="continuous" style:text-line-through-mode="continuous" style:font-name-asian="ARIAL" style:font-size-asian="6.69999980926514pt" style:font-name-complex="ARIAL" style:font-size-complex="6.69999980926514pt" style:text-scale="100%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.599cm" svg:height="2.199cm" svg:x="6.901cm" svg:y="11.10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2cm" svg:height="1.7cm" svg:x="13.4cm" svg:y="6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4cm" svg:height="2.9cm" svg:x="10.3cm" svg:y="4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0.9cm" svg:x="14.2cm" svg:y="3.9cm">
          <text:p/>
          <draw:enhanced-geometry svg:viewBox="0 0 21600 21600" draw:type="rectangle" draw:enhanced-path="M 0 0 L 21600 0 21600 21600 0 21600 0 0 Z N"/>
        </draw:custom-shape>
        <draw:line draw:style-name="gr5" draw:text-style-name="P2" draw:layer="layout" svg:x1="14.9cm" svg:y1="3.2cm" svg:x2="14.9cm" svg:y2="3.3cm">
          <text:p/>
        </draw:line>
        <draw:line draw:style-name="gr5" draw:text-style-name="P2" draw:layer="layout" svg:x1="14.5cm" svg:y1="3.1cm" svg:x2="14.5cm" svg:y2="3.3cm">
          <text:p/>
        </draw:line>
        <draw:frame draw:style-name="gr6" draw:text-style-name="P3" draw:layer="layout" svg:width="8.7cm" svg:height="0.3cm" svg:x="2.1cm" svg:y="28.3cm">
          <draw:text-box>
            <text:p><text:file-name text:display="full">G:\github\RCC5V\examples\exampleTurnout2\odg\W2_block1.odg</text:file-name></text:p>
          </draw:text-box>
        </draw:frame>
        <draw:g draw:style-name="gr7">
          <draw:polygon draw:style-name="gr8" draw:text-style-name="P4" draw:layer="layout" svg:width="1.599cm" svg:height="0.799cm" svg:x="14.1cm" svg:y="2.2cm" svg:viewBox="0 0 1600 800" draw:points="1600,400 1500,0 0,400 0,800">
            <text:p/>
          </draw:polygon>
          <draw:polygon draw:style-name="gr9" draw:text-style-name="P5" draw:layer="layout" svg:width="1.349cm" svg:height="0.199cm" svg:x="14.2cm" svg:y="3cm" svg:viewBox="0 0 1350 200" draw:points="0,0 0,132 415,198 936,200 1350,101 1350,0">
            <text:p/>
          </draw:polygon>
          <draw:rect draw:style-name="gr10" draw:text-style-name="P6" draw:layer="layout" svg:width="0.302cm" svg:height="0.096cm" svg:x="15.019cm" svg:y="3.035cm">
            <text:p/>
          </draw:rect>
          <draw:g draw:style-name="gr11">
            <draw:polygon draw:style-name="gr12" draw:text-style-name="P7" draw:layer="layout" svg:width="1.999cm" svg:height="0.399cm" svg:x="13.7cm" svg:y="2.6cm" svg:viewBox="0 0 2000 400" draw:points="2000,400 2000,0 0,0 1,400">
              <text:p/>
            </draw:polygon>
            <draw:line draw:style-name="gr13" draw:text-style-name="P8" draw:layer="layout" svg:x1="15.7cm" svg:y1="2.9cm" svg:x2="13.7cm" svg:y2="2.9cm">
              <text:p/>
            </draw:line>
            <draw:line draw:style-name="gr13" draw:text-style-name="P8" draw:layer="layout" svg:x1="15.7cm" svg:y1="2.7cm" svg:x2="13.7cm" svg:y2="2.7cm">
              <text:p/>
            </draw:line>
          </draw:g>
          <draw:line draw:style-name="gr13" draw:text-style-name="P8" draw:layer="layout" svg:x1="15.626cm" svg:y1="2.304cm" svg:x2="14.2cm" svg:y2="2.7cm">
            <text:p/>
          </draw:line>
          <draw:line draw:style-name="gr13" draw:text-style-name="P8" draw:layer="layout" svg:x1="15.675cm" svg:y1="2.498cm" svg:x2="14.2cm" svg:y2="2.9cm">
            <text:p/>
          </draw:line>
        </draw:g>
        <draw:frame draw:style-name="gr14" draw:text-style-name="P9" draw:layer="layout" svg:width="0.8cm" svg:height="0.34cm" svg:x="13.7cm" svg:y="2.179cm">
          <draw:text-box>
            <text:p><text:span text:style-name="T1">Turnout</text:span></text:p>
          </draw:text-box>
        </draw:frame>
        <draw:circle draw:style-name="gr15" draw:text-style-name="P10" draw:layer="layout" svg:width="0.1cm" svg:height="0.1cm" svg:x="14.65cm" svg:y="3.3cm">
          <text:p/>
        </draw:circle>
        <draw:circle draw:style-name="gr15" draw:text-style-name="P10" draw:layer="layout" svg:width="0.1cm" svg:height="0.1cm" svg:x="14.85cm" svg:y="3.3cm">
          <text:p/>
        </draw:circle>
        <draw:circle draw:style-name="gr15" draw:text-style-name="P10" draw:layer="layout" svg:width="0.1cm" svg:height="0.1cm" svg:x="14.45cm" svg:y="3.3cm">
          <text:p/>
        </draw:circle>
        <draw:line draw:style-name="gr16" draw:text-style-name="P2" draw:layer="layout" svg:x1="14.7cm" svg:y1="3.2cm" svg:x2="14.7cm" svg:y2="3.3cm">
          <text:p/>
        </draw:line>
        <draw:custom-shape draw:style-name="gr17" draw:text-style-name="P11" draw:layer="layout" svg:width="1.298cm" svg:height="0.6cm" svg:x="4.801cm" svg:y="4.1cm">
          <text:p/>
          <draw:enhanced-geometry svg:viewBox="0 0 21600 21600" draw:type="rectangle" draw:enhanced-path="M 0 0 L 21600 0 21600 21600 0 21600 0 0 Z N"/>
        </draw:custom-shape>
        <draw:frame draw:style-name="gr18" draw:text-style-name="P12" draw:layer="layout" svg:width="0.7cm" svg:height="0.489cm" svg:x="5.1cm" svg:y="4.2cm">
          <draw:text-box>
            <text:p><text:span text:style-name="T2">Trafo</text:span></text:p>
          </draw:text-box>
        </draw:frame>
        <draw:line draw:style-name="gr19" draw:text-style-name="P2" draw:layer="layout" svg:x1="6.099cm" svg:y1="4.7cm" svg:x2="4.799cm" svg:y2="5.3cm">
          <text:p/>
        </draw:line>
        <draw:frame draw:style-name="gr20" draw:text-style-name="P13" draw:layer="layout" svg:width="0.552cm" svg:height="0.28cm" svg:x="4.949cm" svg:y="4.768cm">
          <draw:text-box>
            <text:p><text:span text:style-name="T3">230~</text:span></text:p>
          </draw:text-box>
        </draw:frame>
        <draw:frame draw:style-name="gr21" draw:text-style-name="P13" draw:layer="layout" svg:width="0.5cm" svg:height="0.5cm" svg:x="5.599cm" svg:y="4.95cm">
          <draw:text-box>
            <text:p><text:span text:style-name="T3">18V~</text:span></text:p>
            <text:p><text:span text:style-name="T3">2,9A</text:span></text:p>
          </draw:text-box>
        </draw:frame>
        <draw:custom-shape draw:style-name="gr17" draw:text-style-name="P11" draw:layer="layout" svg:width="1.298cm" svg:height="0.8cm" svg:x="4.801cm" svg:y="4.7cm">
          <text:p/>
          <draw:enhanced-geometry svg:viewBox="0 0 21600 21600" draw:type="rectangle" draw:enhanced-path="M 0 0 L 21600 0 21600 21600 0 21600 0 0 Z N"/>
        </draw:custom-shape>
        <draw:frame draw:style-name="gr22" draw:text-style-name="P14" draw:layer="layout" svg:width="0.4cm" svg:height="0.25cm" svg:x="6.299cm" svg:y="5.05cm">
          <draw:text-box>
            <text:p><text:span text:style-name="T4">blue</text:span></text:p>
          </draw:text-box>
        </draw:frame>
        <draw:frame draw:style-name="gr22" draw:text-style-name="P14" draw:layer="layout" svg:width="1.401cm" svg:height="0.25cm" svg:x="6.299cm" svg:y="4.75cm">
          <draw:text-box>
            <text:p><text:span text:style-name="T5">yellow </text:span><text:span text:style-name="T6">→</text:span><text:span text:style-name="T4"> violet</text:span></text:p>
          </draw:text-box>
        </draw:frame>
        <draw:g draw:style-name="gr11">
          <draw:rect draw:style-name="gr23" draw:text-style-name="P15" draw:layer="layout" svg:width="0.502cm" svg:height="0.7cm" draw:transform="rotate (1.5707963267949) translate (14.35cm 4.75cm)">
            <text:p/>
          </draw:rect>
          <draw:rect draw:style-name="gr24" draw:text-style-name="P16" draw:layer="layout" svg:width="0.4cm" svg:height="0.6cm" draw:transform="rotate (1.5707963267949) translate (14.4cm 4.702cm)">
            <text:p/>
          </draw:rect>
          <draw:circle draw:style-name="gr25" draw:text-style-name="P17" draw:layer="layout" svg:width="0.1cm" svg:height="0.1cm" draw:transform="rotate (1.5707963267949) translate (14.45cm 4.652cm)">
            <text:p/>
          </draw:circle>
          <draw:circle draw:style-name="gr25" draw:text-style-name="P17" draw:layer="layout" svg:width="0.1cm" svg:height="0.1cm" draw:transform="rotate (1.5707963267949) translate (14.45cm 4.452cm)">
            <text:p/>
          </draw:circle>
          <draw:circle draw:style-name="gr25" draw:text-style-name="P17" draw:layer="layout" svg:width="0.1cm" svg:height="0.1cm" draw:transform="rotate (1.5707963267949) translate (14.65cm 4.652cm)">
            <text:p/>
          </draw:circle>
          <draw:circle draw:style-name="gr25" draw:text-style-name="P17" draw:layer="layout" svg:width="0.1cm" svg:height="0.1cm" draw:transform="rotate (1.5707963267949) translate (14.65cm 4.452cm)">
            <text:p/>
          </draw:circle>
          <draw:circle draw:style-name="gr25" draw:text-style-name="P17" draw:layer="layout" svg:width="0.1cm" svg:height="0.1cm" draw:transform="rotate (1.5707963267949) translate (14.85cm 4.652cm)">
            <text:p/>
          </draw:circle>
          <draw:circle draw:style-name="gr25" draw:text-style-name="P17" draw:layer="layout" svg:width="0.1cm" svg:height="0.1cm" draw:transform="rotate (1.5707963267949) translate (14.85cm 4.452cm)">
            <text:p/>
          </draw:circle>
          <draw:rect draw:style-name="gr26" draw:text-style-name="P1" draw:layer="layout" svg:width="0.05cm" svg:height="0.2cm" draw:transform="rotate (1.5707963267949) translate (14.6cm 4.3cm)">
            <text:p/>
          </draw:rect>
        </draw:g>
        <draw:g draw:style-name="gr7">
          <draw:g draw:style-name="gr7">
            <draw:custom-shape draw:style-name="gr27" draw:text-style-name="P18" draw:layer="layout" svg:width="0.14cm" svg:height="0.14cm" svg:x="14.43cm" svg:y="3.99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8" draw:text-style-name="P2" draw:layer="layout" svg:x1="14.554cm" svg:y1="4.027cm" svg:x2="14.433cm" svg:y2="4.094cm">
              <text:p/>
            </draw:line>
            <draw:line draw:style-name="gr28" draw:text-style-name="P2" draw:layer="layout" svg:x1="14.565cm" svg:y1="4.045cm" svg:x2="14.445cm" svg:y2="4.114cm">
              <text:p/>
            </draw:line>
          </draw:g>
          <draw:g draw:style-name="gr7">
            <draw:custom-shape draw:style-name="gr27" draw:text-style-name="P18" draw:layer="layout" svg:width="0.14cm" svg:height="0.14cm" svg:x="14.63cm" svg:y="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8" draw:text-style-name="P2" draw:layer="layout" svg:x1="14.754cm" svg:y1="4.028cm" svg:x2="14.633cm" svg:y2="4.095cm">
              <text:p/>
            </draw:line>
            <draw:line draw:style-name="gr28" draw:text-style-name="P2" draw:layer="layout" svg:x1="14.765cm" svg:y1="4.046cm" svg:x2="14.645cm" svg:y2="4.115cm">
              <text:p/>
            </draw:line>
          </draw:g>
          <draw:g draw:style-name="gr7">
            <draw:custom-shape draw:style-name="gr27" draw:text-style-name="P18" draw:layer="layout" svg:width="0.14cm" svg:height="0.14cm" svg:x="14.831cm" svg:y="4.0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8" draw:text-style-name="P2" draw:layer="layout" svg:x1="14.955cm" svg:y1="4.029cm" svg:x2="14.834cm" svg:y2="4.096cm">
              <text:p/>
            </draw:line>
            <draw:line draw:style-name="gr28" draw:text-style-name="P2" draw:layer="layout" svg:x1="14.966cm" svg:y1="4.047cm" svg:x2="14.846cm" svg:y2="4.116cm">
              <text:p/>
            </draw:line>
          </draw:g>
        </draw:g>
        <draw:line draw:style-name="gr5" draw:text-style-name="P2" draw:layer="layout" svg:x1="14.5cm" svg:y1="3.4cm" svg:x2="14.5cm" svg:y2="4cm">
          <text:p/>
        </draw:line>
        <draw:line draw:style-name="gr5" draw:text-style-name="P2" draw:layer="layout" svg:x1="14.9cm" svg:y1="3.4cm" svg:x2="14.9cm" svg:y2="4cm">
          <text:p/>
        </draw:line>
        <draw:line draw:style-name="gr16" draw:text-style-name="P2" draw:layer="layout" svg:x1="14.7cm" svg:y1="3.4cm" svg:x2="14.7cm" svg:y2="4cm">
          <text:p/>
        </draw:line>
        <draw:frame draw:style-name="gr29" draw:text-style-name="P9" draw:layer="layout" svg:width="0.14cm" svg:height="0.3cm" svg:x="14.2cm" svg:y="4.25cm">
          <draw:text-box>
            <text:p><text:span text:style-name="T1">5</text:span></text:p>
          </draw:text-box>
        </draw:frame>
        <draw:frame draw:style-name="gr29" draw:text-style-name="P9" draw:layer="layout" svg:width="0.14cm" svg:height="0.3cm" svg:x="15.06cm" svg:y="4.25cm">
          <draw:text-box>
            <text:p><text:span text:style-name="T1">1</text:span></text:p>
          </draw:text-box>
        </draw:frame>
        <draw:line draw:style-name="gr30" draw:text-style-name="P2" draw:layer="layout" svg:x1="14.9cm" svg:y1="4.15cm" svg:x2="14.9cm" svg:y2="4.35cm">
          <text:p/>
        </draw:line>
        <draw:line draw:style-name="gr30" draw:text-style-name="P2" draw:layer="layout" svg:x1="14.5cm" svg:y1="4.15cm" svg:x2="14.5cm" svg:y2="4.35cm">
          <text:p/>
        </draw:line>
        <draw:line draw:style-name="gr30" draw:text-style-name="P2" draw:layer="layout" svg:x1="14.7cm" svg:y1="4.15cm" svg:x2="14.7cm" svg:y2="4.35cm">
          <text:p/>
        </draw:line>
        <draw:line draw:style-name="gr31" draw:text-style-name="P2" draw:layer="layout" svg:x1="7cm" svg:y1="5.3cm" svg:x2="8.3cm" svg:y2="5.3cm">
          <text:p/>
        </draw:line>
        <draw:line draw:style-name="gr31" draw:text-style-name="P2" draw:layer="layout" svg:x1="6.1cm" svg:y1="5.3cm" svg:x2="7cm" svg:y2="5.3cm">
          <text:p/>
        </draw:line>
        <draw:polyline draw:style-name="gr32" draw:text-style-name="P2" draw:layer="layout" svg:width="1.303cm" svg:height="0.099cm" draw:transform="rotate (-0.0767944870877513) translate (7.00470864742138cm 4.93880566548638cm)" svg:viewBox="0 0 1304 100" draw:points="0,61 798,0 805,100 1304,61">
          <text:p/>
        </draw:polyline>
        <draw:polyline draw:style-name="gr33" draw:text-style-name="P2" draw:layer="layout" svg:width="0.898cm" svg:height="1.799cm" svg:x="4.399cm" svg:y="3.2cm" svg:viewBox="0 0 899 1800" draw:points="401,1800 2,1800 0,300 899,300 899,0 401,0">
          <text:p/>
        </draw:polyline>
        <draw:g draw:style-name="gr7">
          <draw:custom-shape draw:style-name="gr34" draw:text-style-name="P5" draw:layer="layout" svg:width="0.229cm" svg:height="0.2cm" svg:x="4.569cm" svg:y="3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4" draw:text-style-name="P5" draw:layer="layout" svg:width="0.115cm" svg:height="0.2cm" svg:x="4.569cm" svg:y="3.1cm">
            <text:p/>
            <draw:enhanced-geometry svg:viewBox="0 0 21600 21600" draw:type="rectangle" draw:enhanced-path="M 0 0 L 21600 0 21600 21600 0 21600 0 0 Z N"/>
          </draw:custom-shape>
          <draw:line draw:style-name="gr35" draw:text-style-name="P2" draw:layer="layout" svg:x1="4.57cm" svg:y1="3.15cm" svg:x2="4.399cm" svg:y2="3.15cm">
            <text:p/>
          </draw:line>
          <draw:line draw:style-name="gr35" draw:text-style-name="P2" draw:layer="layout" svg:x1="4.57cm" svg:y1="3.25cm" svg:x2="4.399cm" svg:y2="3.25cm">
            <text:p/>
          </draw:line>
        </draw:g>
        <draw:line draw:style-name="gr36" draw:text-style-name="P2" draw:layer="layout" svg:x1="6.1cm" svg:y1="5cm" svg:x2="7cm" svg:y2="5cm">
          <text:p/>
        </draw:line>
        <draw:rect draw:style-name="gr37" draw:text-style-name="P10" draw:layer="layout" svg:width="0.2cm" svg:height="0.196cm" svg:x="8.3cm" svg:y="4.406cm">
          <text:p/>
        </draw:rect>
        <draw:frame draw:style-name="gr38" draw:text-style-name="P19" draw:layer="layout" svg:width="0.2cm" svg:height="0.2cm" svg:x="8.3cm" svg:y="4.402cm">
          <draw:text-box>
            <text:p><text:span text:style-name="T7">NS</text:span></text:p>
          </draw:text-box>
        </draw:frame>
        <draw:rect draw:style-name="gr37" draw:text-style-name="P10" draw:layer="layout" svg:width="0.2cm" svg:height="0.196cm" svg:x="8.3cm" svg:y="4.606cm">
          <text:p/>
        </draw:rect>
        <draw:frame draw:style-name="gr38" draw:text-style-name="P19" draw:layer="layout" svg:width="0.2cm" svg:height="0.2cm" svg:x="8.3cm" svg:y="4.602cm">
          <draw:text-box>
            <text:p><text:span text:style-name="T7">WA</text:span></text:p>
          </draw:text-box>
        </draw:frame>
        <draw:rect draw:style-name="gr37" draw:text-style-name="P10" draw:layer="layout" svg:width="0.2cm" svg:height="0.196cm" svg:x="8.3cm" svg:y="4.808cm">
          <text:p/>
        </draw:rect>
        <draw:frame draw:style-name="gr38" draw:text-style-name="P19" draw:layer="layout" svg:width="0.2cm" svg:height="0.2cm" svg:x="8.3cm" svg:y="4.804cm">
          <draw:text-box>
            <text:p><text:span text:style-name="T7">WB</text:span></text:p>
          </draw:text-box>
        </draw:frame>
        <draw:rect draw:style-name="gr37" draw:text-style-name="P10" draw:layer="layout" svg:width="0.2cm" svg:height="0.196cm" svg:x="8.3cm" svg:y="5.006cm">
          <text:p/>
        </draw:rect>
        <draw:frame draw:style-name="gr38" draw:text-style-name="P19" draw:layer="layout" svg:width="0.2cm" svg:height="0.2cm" svg:x="8.3cm" svg:y="5.002cm">
          <draw:text-box>
            <text:p><text:span text:style-name="T7">V+</text:span></text:p>
          </draw:text-box>
        </draw:frame>
        <draw:rect draw:style-name="gr37" draw:text-style-name="P10" draw:layer="layout" svg:width="0.2cm" svg:height="0.196cm" svg:x="8.3cm" svg:y="5.208cm">
          <text:p/>
        </draw:rect>
        <draw:frame draw:style-name="gr38" draw:text-style-name="P19" draw:layer="layout" svg:width="0.2cm" svg:height="0.2cm" svg:x="8.3cm" svg:y="5.204cm">
          <draw:text-box>
            <text:p><text:span text:style-name="T7">V-</text:span></text:p>
          </draw:text-box>
        </draw:frame>
        <draw:rect draw:style-name="gr37" draw:text-style-name="P10" draw:layer="layout" svg:width="0.2cm" svg:height="0.196cm" svg:x="8.3cm" svg:y="5.408cm">
          <text:p/>
        </draw:rect>
        <draw:frame draw:style-name="gr38" draw:text-style-name="P19" draw:layer="layout" svg:width="0.2cm" svg:height="0.2cm" svg:x="8.3cm" svg:y="5.404cm">
          <draw:text-box>
            <text:p><text:span text:style-name="T7">OB</text:span></text:p>
          </draw:text-box>
        </draw:frame>
        <draw:rect draw:style-name="gr37" draw:text-style-name="P10" draw:layer="layout" svg:width="0.2cm" svg:height="0.196cm" svg:x="8.3cm" svg:y="5.61cm">
          <text:p/>
        </draw:rect>
        <draw:frame draw:style-name="gr38" draw:text-style-name="P19" draw:layer="layout" svg:width="0.2cm" svg:height="0.2cm" svg:x="8.3cm" svg:y="5.606cm">
          <draw:text-box>
            <text:p><text:span text:style-name="T7">OA</text:span></text:p>
          </draw:text-box>
        </draw:frame>
        <draw:rect draw:style-name="gr37" draw:text-style-name="P10" draw:layer="layout" svg:width="0.2cm" svg:height="0.196cm" svg:x="8.3cm" svg:y="5.806cm">
          <text:p/>
        </draw:rect>
        <draw:frame draw:style-name="gr38" draw:text-style-name="P19" draw:layer="layout" svg:width="0.2cm" svg:height="0.2cm" svg:x="8.3cm" svg:y="5.802cm">
          <draw:text-box>
            <text:p><text:span text:style-name="T7">SN</text:span></text:p>
          </draw:text-box>
        </draw:frame>
        <draw:rect draw:style-name="gr37" draw:text-style-name="P10" draw:layer="layout" svg:width="0.2cm" svg:height="0.196cm" svg:x="8.3cm" svg:y="6.01cm">
          <text:p/>
        </draw:rect>
        <draw:frame draw:style-name="gr38" draw:text-style-name="P19" draw:layer="layout" svg:width="0.2cm" svg:height="0.2cm" svg:x="8.3cm" svg:y="6.006cm">
          <draw:text-box>
            <text:p><text:span text:style-name="T7">SS</text:span></text:p>
          </draw:text-box>
        </draw:frame>
        <draw:rect draw:style-name="gr37" draw:text-style-name="P10" draw:layer="layout" svg:width="0.2cm" svg:height="0.196cm" svg:x="8.3cm" svg:y="4.206cm">
          <text:p/>
        </draw:rect>
        <draw:frame draw:style-name="gr38" draw:text-style-name="P19" draw:layer="layout" svg:width="0.2cm" svg:height="0.2cm" svg:x="8.3cm" svg:y="4.202cm">
          <draw:text-box>
            <text:p><text:span text:style-name="T7">NN</text:span></text:p>
          </draw:text-box>
        </draw:frame>
        <draw:g draw:style-name="gr11">
          <draw:polygon draw:style-name="gr39" draw:text-style-name="P20" draw:layer="layout" svg:width="0.299cm" svg:height="1.399cm" svg:x="9.693cm" svg:y="4.4cm" svg:viewBox="0 0 300 1400" draw:points="0,26 43,0 86,0 200,50 300,200 300,1200 200,1350 86,1400 43,1400 0,1374">
            <text:p/>
          </draw:polygon>
          <draw:circle draw:style-name="gr40" draw:text-style-name="P21" draw:layer="layout" svg:width="0.06cm" svg:height="0.06cm" svg:x="9.763cm" svg:y="4.47cm">
            <text:p/>
          </draw:circle>
          <draw:circle draw:style-name="gr40" draw:text-style-name="P21" draw:layer="layout" svg:width="0.06cm" svg:height="0.06cm" svg:x="9.763cm" svg:y="4.57cm">
            <text:p/>
          </draw:circle>
          <draw:circle draw:style-name="gr40" draw:text-style-name="P21" draw:layer="layout" svg:width="0.06cm" svg:height="0.06cm" svg:x="9.763cm" svg:y="4.67cm">
            <text:p/>
          </draw:circle>
          <draw:circle draw:style-name="gr40" draw:text-style-name="P21" draw:layer="layout" svg:width="0.06cm" svg:height="0.06cm" svg:x="9.763cm" svg:y="4.77cm">
            <text:p/>
          </draw:circle>
          <draw:circle draw:style-name="gr40" draw:text-style-name="P21" draw:layer="layout" svg:width="0.06cm" svg:height="0.06cm" svg:x="9.763cm" svg:y="4.87cm">
            <text:p/>
          </draw:circle>
          <draw:circle draw:style-name="gr40" draw:text-style-name="P21" draw:layer="layout" svg:width="0.06cm" svg:height="0.06cm" svg:x="9.763cm" svg:y="4.97cm">
            <text:p/>
          </draw:circle>
          <draw:circle draw:style-name="gr40" draw:text-style-name="P21" draw:layer="layout" svg:width="0.06cm" svg:height="0.06cm" svg:x="9.763cm" svg:y="5.07cm">
            <text:p/>
          </draw:circle>
          <draw:circle draw:style-name="gr40" draw:text-style-name="P21" draw:layer="layout" svg:width="0.06cm" svg:height="0.06cm" svg:x="9.763cm" svg:y="5.17cm">
            <text:p/>
          </draw:circle>
          <draw:circle draw:style-name="gr40" draw:text-style-name="P21" draw:layer="layout" svg:width="0.06cm" svg:height="0.06cm" svg:x="9.763cm" svg:y="5.27cm">
            <text:p/>
          </draw:circle>
          <draw:circle draw:style-name="gr40" draw:text-style-name="P21" draw:layer="layout" svg:width="0.06cm" svg:height="0.06cm" svg:x="9.763cm" svg:y="5.37cm">
            <text:p/>
          </draw:circle>
          <draw:circle draw:style-name="gr40" draw:text-style-name="P21" draw:layer="layout" svg:width="0.06cm" svg:height="0.06cm" svg:x="9.763cm" svg:y="5.47cm">
            <text:p/>
          </draw:circle>
          <draw:circle draw:style-name="gr40" draw:text-style-name="P21" draw:layer="layout" svg:width="0.06cm" svg:height="0.06cm" svg:x="9.763cm" svg:y="5.57cm">
            <text:p/>
          </draw:circle>
          <draw:circle draw:style-name="gr40" draw:text-style-name="P21" draw:layer="layout" svg:width="0.06cm" svg:height="0.06cm" svg:x="9.763cm" svg:y="5.67cm">
            <text:p/>
          </draw:circle>
          <draw:circle draw:style-name="gr40" draw:text-style-name="P21" draw:layer="layout" svg:width="0.05cm" svg:height="0.05cm" svg:x="9.868cm" svg:y="4.525cm">
            <text:p/>
          </draw:circle>
          <draw:circle draw:style-name="gr40" draw:text-style-name="P21" draw:layer="layout" svg:width="0.05cm" svg:height="0.05cm" svg:x="9.868cm" svg:y="4.625cm">
            <text:p/>
          </draw:circle>
          <draw:circle draw:style-name="gr40" draw:text-style-name="P21" draw:layer="layout" svg:width="0.05cm" svg:height="0.05cm" svg:x="9.868cm" svg:y="4.725cm">
            <text:p/>
          </draw:circle>
          <draw:circle draw:style-name="gr40" draw:text-style-name="P21" draw:layer="layout" svg:width="0.05cm" svg:height="0.05cm" svg:x="9.868cm" svg:y="4.825cm">
            <text:p/>
          </draw:circle>
          <draw:circle draw:style-name="gr40" draw:text-style-name="P21" draw:layer="layout" svg:width="0.05cm" svg:height="0.05cm" svg:x="9.868cm" svg:y="4.925cm">
            <text:p/>
          </draw:circle>
          <draw:circle draw:style-name="gr40" draw:text-style-name="P21" draw:layer="layout" svg:width="0.05cm" svg:height="0.05cm" svg:x="9.868cm" svg:y="5.025cm">
            <text:p/>
          </draw:circle>
          <draw:circle draw:style-name="gr40" draw:text-style-name="P21" draw:layer="layout" svg:width="0.05cm" svg:height="0.05cm" svg:x="9.868cm" svg:y="5.125cm">
            <text:p/>
          </draw:circle>
          <draw:circle draw:style-name="gr40" draw:text-style-name="P21" draw:layer="layout" svg:width="0.05cm" svg:height="0.05cm" svg:x="9.868cm" svg:y="5.225cm">
            <text:p/>
          </draw:circle>
          <draw:circle draw:style-name="gr40" draw:text-style-name="P21" draw:layer="layout" svg:width="0.05cm" svg:height="0.05cm" svg:x="9.868cm" svg:y="5.325cm">
            <text:p/>
          </draw:circle>
          <draw:circle draw:style-name="gr40" draw:text-style-name="P21" draw:layer="layout" svg:width="0.05cm" svg:height="0.05cm" svg:x="9.868cm" svg:y="5.425cm">
            <text:p/>
          </draw:circle>
          <draw:circle draw:style-name="gr40" draw:text-style-name="P21" draw:layer="layout" svg:width="0.05cm" svg:height="0.05cm" svg:x="9.868cm" svg:y="5.525cm">
            <text:p/>
          </draw:circle>
          <draw:circle draw:style-name="gr40" draw:text-style-name="P21" draw:layer="layout" svg:width="0.05cm" svg:height="0.05cm" svg:x="9.868cm" svg:y="5.625cm">
            <text:p/>
          </draw:circle>
        </draw:g>
        <draw:polyline draw:style-name="gr5" draw:text-style-name="P2" draw:layer="layout" svg:width="1.308cm" svg:height="0.197cm" draw:transform="rotate (-0.156556033903892) translate (8.51458612101977cm 4.20759373568064cm)" svg:viewBox="0 0 1309 198" draw:points="0,94 593,0 624,198 1309,93">
          <text:p/>
        </draw:polyline>
        <draw:polyline draw:style-name="gr41" draw:text-style-name="P2" draw:layer="layout" svg:width="1.304cm" svg:height="0.194cm" draw:transform="rotate (-0.23090706003885) translate (8.5261885879188cm 4.38860676940578cm)" svg:viewBox="0 0 1305 195" draw:points="0,114 487,0 533,195 1305,17">
          <text:p/>
        </draw:polyline>
        <draw:polyline draw:style-name="gr42" draw:text-style-name="P2" draw:layer="layout" svg:width="1.296cm" svg:height="0.099cm" draw:transform="rotate (-0.0802851455917397) translate (8.5025727469854cm 4.66802376246163cm)" svg:viewBox="0 0 1297 100" draw:points="0,32 399,0 407,100 1297,32">
          <text:p/>
        </draw:polyline>
        <draw:line draw:style-name="gr43" draw:text-style-name="P2" draw:layer="layout" svg:x1="8.5cm" svg:y1="4.9cm" svg:x2="9.793cm" svg:y2="4.904cm">
          <text:p/>
        </draw:line>
        <draw:polyline draw:style-name="gr44" draw:text-style-name="P2" draw:layer="layout" svg:width="1.322cm" svg:height="0.296cm" draw:transform="rotate (0.150447381521911) translate (8.46003659817674cm 5.03637673587658cm)" svg:viewBox="0 0 1323 297" draw:points="0,267 198,297 243,0 1323,168">
          <text:p/>
        </draw:polyline>
        <draw:line draw:style-name="gr45" draw:text-style-name="P22" draw:layer="layout" svg:x1="8.493cm" svg:y1="5.104cm" svg:x2="9.793cm" svg:y2="5.104cm">
          <text:p/>
        </draw:line>
        <draw:polyline draw:style-name="gr44" draw:text-style-name="P2" draw:layer="layout" svg:width="1.296cm" svg:height="0.099cm" draw:transform="rotate (0.074176493209759) translate (8.49370794310733cm 5.21533014794487cm)" svg:viewBox="0 0 1297 100" draw:points="0,85 199,100 207,0 1297,85">
          <text:p/>
        </draw:polyline>
        <draw:polyline draw:style-name="gr46" draw:text-style-name="P2" draw:layer="layout" svg:width="1.307cm" svg:height="0.197cm" draw:transform="rotate (0.150447381521911) translate (8.47710175826952cm 5.34894906458733cm)" svg:viewBox="0 0 1308 198" draw:points="0,153 297,198 327,0 1308,153">
          <text:p/>
        </draw:polyline>
        <draw:polyline draw:style-name="gr16" draw:text-style-name="P2" draw:layer="layout" svg:width="1.325cm" svg:height="0.291cm" draw:transform="rotate (0.224972940582069) translate (8.45466835147872cm 5.50191276433571cm)" svg:viewBox="0 0 1326 292" draw:points="0,203 390,292 457,0 1326,203">
          <text:p/>
        </draw:polyline>
        <draw:polyline draw:style-name="gr30" draw:text-style-name="P2" draw:layer="layout" svg:width="1.351cm" svg:height="0.381cm" draw:transform="rotate (0.297229571614634) translate (8.437274544638cm 5.67236467150373cm)" svg:viewBox="0 0 1352 382" draw:points="0,238 471,382 589,0 1352,238">
          <text:p/>
        </draw:polyline>
        <draw:polyline draw:style-name="gr47" draw:text-style-name="P2" draw:layer="layout" svg:width="1.348cm" svg:height="0.389cm" draw:transform="rotate (-2.91661971300772) translate (9.84462660391923cm 5.92959451488502cm)" svg:viewBox="0 0 1349 390" draw:points="0,231 675,390 764,0 1349,134">
          <text:p/>
        </draw:polyline>
        <draw:frame draw:style-name="gr48" draw:text-style-name="P23" draw:layer="layout" svg:width="0.264cm" svg:height="0.276cm" svg:x="9.363cm" svg:y="5.724cm">
          <draw:text-box>
            <text:p><text:span text:style-name="T4">13</text:span></text:p>
          </draw:text-box>
        </draw:frame>
        <draw:frame draw:style-name="gr49" draw:text-style-name="P23" draw:layer="layout" svg:width="0.133cm" svg:height="0.276cm" svg:x="9.469cm" svg:y="4.225cm">
          <draw:text-box>
            <text:p><text:span text:style-name="T4">1</text:span></text:p>
          </draw:text-box>
        </draw:frame>
        <draw:frame draw:style-name="gr50" draw:text-style-name="P24" draw:layer="layout" svg:width="0.8cm" svg:height="0.33cm" svg:x="8.701cm" svg:y="3.603cm">
          <draw:text-box>
            <text:p><text:span text:style-name="T8">Kabel</text:span></text:p>
          </draw:text-box>
        </draw:frame>
        <draw:g draw:style-name="gr11">
          <draw:polygon draw:style-name="gr39" draw:text-style-name="P20" draw:layer="layout" svg:width="0.299cm" svg:height="1.399cm" svg:x="10cm" svg:y="4.404cm" svg:viewBox="0 0 300 1400" draw:points="300,26 257,0 214,0 100,50 0,200 0,1200 100,1350 214,1400 257,1400 300,1374">
            <text:p/>
          </draw:polygon>
          <draw:ellipse draw:style-name="gr51" draw:text-style-name="P25" draw:layer="layout" svg:width="0.06cm" svg:height="0.061cm" svg:x="10.17cm" svg:y="4.473cm">
            <text:p/>
          </draw:ellipse>
          <draw:circle draw:style-name="gr51" draw:text-style-name="P25" draw:layer="layout" svg:width="0.06cm" svg:height="0.06cm" svg:x="10.17cm" svg:y="4.574cm">
            <text:p/>
          </draw:circle>
          <draw:circle draw:style-name="gr51" draw:text-style-name="P25" draw:layer="layout" svg:width="0.06cm" svg:height="0.059cm" svg:x="10.17cm" svg:y="4.674cm">
            <text:p/>
          </draw:circle>
          <draw:circle draw:style-name="gr51" draw:text-style-name="P25" draw:layer="layout" svg:width="0.06cm" svg:height="0.06cm" svg:x="10.17cm" svg:y="4.774cm">
            <text:p/>
          </draw:circle>
          <draw:ellipse draw:style-name="gr51" draw:text-style-name="P25" draw:layer="layout" svg:width="0.06cm" svg:height="0.061cm" svg:x="10.17cm" svg:y="4.873cm">
            <text:p/>
          </draw:ellipse>
          <draw:circle draw:style-name="gr51" draw:text-style-name="P25" draw:layer="layout" svg:width="0.06cm" svg:height="0.06cm" svg:x="10.17cm" svg:y="4.974cm">
            <text:p/>
          </draw:circle>
          <draw:circle draw:style-name="gr51" draw:text-style-name="P25" draw:layer="layout" svg:width="0.06cm" svg:height="0.06cm" svg:x="10.17cm" svg:y="5.074cm">
            <text:p/>
          </draw:circle>
          <draw:circle draw:style-name="gr51" draw:text-style-name="P25" draw:layer="layout" svg:width="0.06cm" svg:height="0.059cm" svg:x="10.17cm" svg:y="5.174cm">
            <text:p/>
          </draw:circle>
          <draw:circle draw:style-name="gr51" draw:text-style-name="P25" draw:layer="layout" svg:width="0.06cm" svg:height="0.06cm" svg:x="10.17cm" svg:y="5.274cm">
            <text:p/>
          </draw:circle>
          <draw:ellipse draw:style-name="gr51" draw:text-style-name="P25" draw:layer="layout" svg:width="0.06cm" svg:height="0.061cm" svg:x="10.17cm" svg:y="5.373cm">
            <text:p/>
          </draw:ellipse>
          <draw:circle draw:style-name="gr51" draw:text-style-name="P25" draw:layer="layout" svg:width="0.06cm" svg:height="0.06cm" svg:x="10.17cm" svg:y="5.474cm">
            <text:p/>
          </draw:circle>
          <draw:circle draw:style-name="gr51" draw:text-style-name="P25" draw:layer="layout" svg:width="0.06cm" svg:height="0.06cm" svg:x="10.17cm" svg:y="5.574cm">
            <text:p/>
          </draw:circle>
          <draw:circle draw:style-name="gr51" draw:text-style-name="P25" draw:layer="layout" svg:width="0.06cm" svg:height="0.06cm" svg:x="10.17cm" svg:y="5.674cm">
            <text:p/>
          </draw:circle>
          <draw:circle draw:style-name="gr51" draw:text-style-name="P25" draw:layer="layout" svg:width="0.05cm" svg:height="0.05cm" svg:x="10.075cm" svg:y="4.529cm">
            <text:p/>
          </draw:circle>
          <draw:ellipse draw:style-name="gr51" draw:text-style-name="P25" draw:layer="layout" svg:width="0.05cm" svg:height="0.051cm" svg:x="10.075cm" svg:y="4.628cm">
            <text:p/>
          </draw:ellipse>
          <draw:ellipse draw:style-name="gr51" draw:text-style-name="P25" draw:layer="layout" svg:width="0.05cm" svg:height="0.051cm" svg:x="10.075cm" svg:y="4.728cm">
            <text:p/>
          </draw:ellipse>
          <draw:circle draw:style-name="gr51" draw:text-style-name="P25" draw:layer="layout" svg:width="0.05cm" svg:height="0.049cm" svg:x="10.075cm" svg:y="4.829cm">
            <text:p/>
          </draw:circle>
          <draw:circle draw:style-name="gr51" draw:text-style-name="P25" draw:layer="layout" svg:width="0.05cm" svg:height="0.049cm" svg:x="10.075cm" svg:y="4.929cm">
            <text:p/>
          </draw:circle>
          <draw:circle draw:style-name="gr51" draw:text-style-name="P25" draw:layer="layout" svg:width="0.05cm" svg:height="0.05cm" svg:x="10.075cm" svg:y="5.029cm">
            <text:p/>
          </draw:circle>
          <draw:ellipse draw:style-name="gr51" draw:text-style-name="P25" draw:layer="layout" svg:width="0.05cm" svg:height="0.051cm" svg:x="10.075cm" svg:y="5.128cm">
            <text:p/>
          </draw:ellipse>
          <draw:circle draw:style-name="gr51" draw:text-style-name="P25" draw:layer="layout" svg:width="0.05cm" svg:height="0.05cm" svg:x="10.075cm" svg:y="5.229cm">
            <text:p/>
          </draw:circle>
          <draw:circle draw:style-name="gr51" draw:text-style-name="P25" draw:layer="layout" svg:width="0.05cm" svg:height="0.05cm" svg:x="10.075cm" svg:y="5.329cm">
            <text:p/>
          </draw:circle>
          <draw:circle draw:style-name="gr51" draw:text-style-name="P25" draw:layer="layout" svg:width="0.05cm" svg:height="0.05cm" svg:x="10.075cm" svg:y="5.429cm">
            <text:p/>
          </draw:circle>
          <draw:circle draw:style-name="gr51" draw:text-style-name="P25" draw:layer="layout" svg:width="0.05cm" svg:height="0.05cm" svg:x="10.075cm" svg:y="5.529cm">
            <text:p/>
          </draw:circle>
          <draw:circle draw:style-name="gr51" draw:text-style-name="P25" draw:layer="layout" svg:width="0.05cm" svg:height="0.05cm" svg:x="10.075cm" svg:y="5.629cm">
            <text:p/>
          </draw:circle>
        </draw:g>
        <draw:polyline draw:style-name="gr44" draw:text-style-name="P2" draw:layer="layout" svg:width="1.303cm" svg:height="0.099cm" draw:transform="rotate (-0.0813323431429363) translate (10.2067745698829cm 5.11088883885331cm)" svg:viewBox="0 0 1304 100" draw:points="0,83 1097,0 1105,100 1304,83">
          <text:p/>
        </draw:polyline>
        <draw:polyline draw:style-name="gr5" draw:text-style-name="P2" draw:layer="layout" svg:width="1.51cm" svg:height="0.197cm" draw:transform="rotate (0.143640597439133) translate (10.187709262591cm 4.40302339113956cm)" svg:viewBox="0 0 1511 198" draw:points="0,86 691,198 720,0 1511,115">
          <text:p/>
        </draw:polyline>
        <draw:polyline draw:style-name="gr47" draw:text-style-name="P2" draw:layer="layout" svg:width="1.499cm" svg:height="0.401cm" draw:transform="rotate (-3.14159265358979) translate (11.7cm 6.1cm)" svg:viewBox="0 0 1500 402" draw:points="0,0 800,0 800,400 1500,402">
          <text:p/>
        </draw:polyline>
        <draw:line draw:style-name="gr45" draw:text-style-name="P22" draw:layer="layout" svg:x1="10.2cm" svg:y1="5.093cm" svg:x2="11.7cm" svg:y2="5.1cm">
          <text:p/>
        </draw:line>
        <draw:polyline draw:style-name="gr42" draw:text-style-name="P2" draw:layer="layout" svg:width="1.502cm" svg:height="0.099cm" draw:transform="rotate (0.0698131700797732) translate (10.1980469929726cm 4.76307069830429cm)" svg:viewBox="0 0 1503 100" draw:points="0,28 897,100 904,0 1503,42">
          <text:p/>
        </draw:polyline>
        <draw:line draw:style-name="gr43" draw:text-style-name="P2" draw:layer="layout" svg:x1="10.2cm" svg:y1="4.892cm" svg:x2="11.7cm" svg:y2="4.9cm">
          <text:p/>
        </draw:line>
        <draw:polyline draw:style-name="gr44" draw:text-style-name="P2" draw:layer="layout" svg:width="1.53cm" svg:height="0.291cm" draw:transform="rotate (-0.232652389290844) translate (10.2566785492704cm 4.75279238036181cm)" svg:viewBox="0 0 1531 292" draw:points="0,246 1072,0 1141,292 1531,200">
          <text:p/>
        </draw:polyline>
        <draw:polyline draw:style-name="gr46" draw:text-style-name="P2" draw:layer="layout" svg:width="1.513cm" svg:height="0.197cm" draw:transform="rotate (-0.156381500978692) translate (10.2234872489756cm 5.1460343335567cm)" svg:viewBox="0 0 1514 198" draw:points="0,151 989,0 1020,198 1514,120">
          <text:p/>
        </draw:polyline>
        <draw:polyline draw:style-name="gr16" draw:text-style-name="P2" draw:layer="layout" svg:width="1.529cm" svg:height="0.291cm" draw:transform="rotate (-0.229685329562454) translate (10.2457639601704cm 5.20026981994934cm)" svg:viewBox="0 0 1530 292" draw:points="0,201 877,0 946,292 1530,156">
          <text:p/>
        </draw:polyline>
        <draw:polyline draw:style-name="gr30" draw:text-style-name="P2" draw:layer="layout" svg:width="1.551cm" svg:height="0.381cm" draw:transform="rotate (-0.300545697193424) translate (10.2692641353005cm 5.27351991687818cm)" svg:viewBox="0 0 1552 382" draw:points="0,234 765,0 883,382 1552,175">
          <text:p/>
        </draw:polyline>
        <draw:polyline draw:style-name="gr41" draw:text-style-name="P2" draw:layer="layout" svg:width="1.511cm" svg:height="0.197cm" draw:transform="rotate (0.145211393765928) translate (10.1895468962204cm 4.61852125841995cm)" svg:viewBox="0 0 1512 198" draw:points="0,72 790,198 819,0 1512,101">
          <text:p/>
        </draw:polyline>
        <draw:frame draw:style-name="gr52" draw:text-style-name="P23" draw:layer="layout" svg:width="0.133cm" svg:height="0.279cm" svg:x="10.467cm" svg:y="4.209cm">
          <draw:text-box>
            <text:p><text:span text:style-name="T4">1</text:span></text:p>
          </draw:text-box>
        </draw:frame>
        <draw:frame draw:style-name="gr53" draw:text-style-name="P24" draw:layer="layout" svg:width="1.7cm" svg:height="0.33cm" svg:x="10.1cm" svg:y="3.604cm">
          <draw:text-box>
            <text:p><text:span text:style-name="T8">Einspeisung</text:span></text:p>
          </draw:text-box>
        </draw:frame>
        <draw:frame draw:style-name="gr54" draw:text-style-name="P26" draw:layer="layout" svg:width="0.095cm" svg:height="0.084cm" svg:x="10.34cm" svg:y="5.604cm">
          <draw:text-box>
            <text:p><text:span text:style-name="T9">SS</text:span></text:p>
          </draw:text-box>
        </draw:frame>
        <draw:frame draw:style-name="gr54" draw:text-style-name="P26" draw:layer="layout" svg:width="0.095cm" svg:height="0.084cm" svg:x="10.34cm" svg:y="4.404cm">
          <draw:text-box>
            <text:p><text:span text:style-name="T9">NN</text:span></text:p>
          </draw:text-box>
        </draw:frame>
        <draw:frame draw:style-name="gr48" draw:text-style-name="P23" draw:layer="layout" svg:width="0.264cm" svg:height="0.276cm" svg:x="10.368cm" svg:y="5.725cm">
          <draw:text-box>
            <text:p><text:span text:style-name="T4">13</text:span></text:p>
          </draw:text-box>
        </draw:frame>
        <draw:frame draw:style-name="gr55" draw:text-style-name="P23" draw:layer="layout" svg:width="0.8cm" svg:height="0.276cm" svg:x="10.3cm" svg:y="3.932cm">
          <draw:text-box>
            <text:p><text:span text:style-name="T10">Stecker</text:span></text:p>
          </draw:text-box>
        </draw:frame>
        <draw:rect draw:style-name="gr37" draw:text-style-name="P10" draw:layer="layout" svg:width="0.2cm" svg:height="0.196cm" svg:x="11.7cm" svg:y="4.408cm">
          <text:p/>
        </draw:rect>
        <draw:frame draw:style-name="gr38" draw:text-style-name="P19" draw:layer="layout" svg:width="0.2cm" svg:height="0.2cm" svg:x="11.7cm" svg:y="4.404cm">
          <draw:text-box>
            <text:p><text:span text:style-name="T7">NS</text:span></text:p>
          </draw:text-box>
        </draw:frame>
        <draw:rect draw:style-name="gr37" draw:text-style-name="P10" draw:layer="layout" svg:width="0.2cm" svg:height="0.196cm" svg:x="11.7cm" svg:y="4.608cm">
          <text:p/>
        </draw:rect>
        <draw:frame draw:style-name="gr38" draw:text-style-name="P19" draw:layer="layout" svg:width="0.2cm" svg:height="0.2cm" svg:x="11.7cm" svg:y="4.604cm">
          <draw:text-box>
            <text:p><text:span text:style-name="T7">WA</text:span></text:p>
          </draw:text-box>
        </draw:frame>
        <draw:rect draw:style-name="gr37" draw:text-style-name="P10" draw:layer="layout" svg:width="0.2cm" svg:height="0.196cm" svg:x="11.7cm" svg:y="4.81cm">
          <text:p/>
        </draw:rect>
        <draw:frame draw:style-name="gr38" draw:text-style-name="P19" draw:layer="layout" svg:width="0.2cm" svg:height="0.2cm" svg:x="11.7cm" svg:y="4.806cm">
          <draw:text-box>
            <text:p><text:span text:style-name="T7">WB</text:span></text:p>
          </draw:text-box>
        </draw:frame>
        <draw:rect draw:style-name="gr37" draw:text-style-name="P10" draw:layer="layout" svg:width="0.2cm" svg:height="0.196cm" svg:x="11.7cm" svg:y="5.008cm">
          <text:p/>
        </draw:rect>
        <draw:frame draw:style-name="gr38" draw:text-style-name="P19" draw:layer="layout" svg:width="0.2cm" svg:height="0.2cm" svg:x="11.7cm" svg:y="5.004cm">
          <draw:text-box>
            <text:p><text:span text:style-name="T7">V+</text:span></text:p>
          </draw:text-box>
        </draw:frame>
        <draw:rect draw:style-name="gr37" draw:text-style-name="P10" draw:layer="layout" svg:width="0.2cm" svg:height="0.196cm" svg:x="11.7cm" svg:y="5.21cm">
          <text:p/>
        </draw:rect>
        <draw:frame draw:style-name="gr38" draw:text-style-name="P19" draw:layer="layout" svg:width="0.2cm" svg:height="0.2cm" svg:x="11.7cm" svg:y="5.206cm">
          <draw:text-box>
            <text:p><text:span text:style-name="T7">V-</text:span></text:p>
          </draw:text-box>
        </draw:frame>
        <draw:rect draw:style-name="gr37" draw:text-style-name="P10" draw:layer="layout" svg:width="0.2cm" svg:height="0.196cm" svg:x="11.7cm" svg:y="5.41cm">
          <text:p/>
        </draw:rect>
        <draw:frame draw:style-name="gr38" draw:text-style-name="P19" draw:layer="layout" svg:width="0.2cm" svg:height="0.2cm" svg:x="11.7cm" svg:y="5.406cm">
          <draw:text-box>
            <text:p><text:span text:style-name="T7">OB</text:span></text:p>
          </draw:text-box>
        </draw:frame>
        <draw:rect draw:style-name="gr37" draw:text-style-name="P10" draw:layer="layout" svg:width="0.2cm" svg:height="0.196cm" svg:x="11.7cm" svg:y="5.612cm">
          <text:p/>
        </draw:rect>
        <draw:frame draw:style-name="gr38" draw:text-style-name="P19" draw:layer="layout" svg:width="0.2cm" svg:height="0.2cm" svg:x="11.7cm" svg:y="5.608cm">
          <draw:text-box>
            <text:p><text:span text:style-name="T7">OA</text:span></text:p>
          </draw:text-box>
        </draw:frame>
        <draw:rect draw:style-name="gr37" draw:text-style-name="P10" draw:layer="layout" svg:width="0.2cm" svg:height="0.196cm" svg:x="11.7cm" svg:y="5.808cm">
          <text:p/>
        </draw:rect>
        <draw:frame draw:style-name="gr38" draw:text-style-name="P19" draw:layer="layout" svg:width="0.2cm" svg:height="0.2cm" svg:x="11.7cm" svg:y="5.804cm">
          <draw:text-box>
            <text:p><text:span text:style-name="T7">SN</text:span></text:p>
          </draw:text-box>
        </draw:frame>
        <draw:rect draw:style-name="gr37" draw:text-style-name="P10" draw:layer="layout" svg:width="0.2cm" svg:height="0.196cm" svg:x="11.7cm" svg:y="6.012cm">
          <text:p/>
        </draw:rect>
        <draw:frame draw:style-name="gr38" draw:text-style-name="P19" draw:layer="layout" svg:width="0.2cm" svg:height="0.2cm" svg:x="11.7cm" svg:y="6.008cm">
          <draw:text-box>
            <text:p><text:span text:style-name="T7">SS</text:span></text:p>
          </draw:text-box>
        </draw:frame>
        <draw:rect draw:style-name="gr37" draw:text-style-name="P10" draw:layer="layout" svg:width="0.2cm" svg:height="0.196cm" svg:x="11.7cm" svg:y="4.208cm">
          <text:p/>
        </draw:rect>
        <draw:frame draw:style-name="gr38" draw:text-style-name="P19" draw:layer="layout" svg:width="0.2cm" svg:height="0.2cm" svg:x="11.7cm" svg:y="4.204cm">
          <draw:text-box>
            <text:p><text:span text:style-name="T7">NN</text:span></text:p>
          </draw:text-box>
        </draw:frame>
        <draw:frame draw:style-name="gr56" draw:text-style-name="P27" draw:layer="layout" svg:width="0.558cm" svg:height="0.28cm" svg:x="10.34cm" svg:y="6.1cm">
          <draw:text-box draw:corner-radius="0.058cm">
            <text:p><text:span text:style-name="T11">Power</text:span></text:p>
          </draw:text-box>
        </draw:frame>
        <draw:frame draw:style-name="gr56" draw:text-style-name="P27" draw:layer="layout" svg:width="0.402cm" svg:height="0.28cm" svg:x="11.098cm" svg:y="6.1cm">
          <draw:text-box>
            <text:p><text:span text:style-name="T11">DCC</text:span></text:p>
          </draw:text-box>
        </draw:frame>
        <draw:g draw:style-name="gr11">
          <draw:rect draw:style-name="gr23" draw:text-style-name="P15" draw:layer="layout" svg:width="0.502cm" svg:height="0.7cm" svg:x="10.351cm" svg:y="6.351cm">
            <text:p/>
          </draw:rect>
          <draw:rect draw:style-name="gr24" draw:text-style-name="P16" draw:layer="layout" svg:width="0.4cm" svg:height="0.6cm" svg:x="10.399cm" svg:y="6.401cm">
            <text:p/>
          </draw:rect>
          <draw:circle draw:style-name="gr25" draw:text-style-name="P17" draw:layer="layout" svg:width="0.1cm" svg:height="0.1cm" svg:x="10.449cm" svg:y="6.451cm">
            <text:p/>
          </draw:circle>
          <draw:circle draw:style-name="gr25" draw:text-style-name="P17" draw:layer="layout" svg:width="0.1cm" svg:height="0.1cm" svg:x="10.649cm" svg:y="6.451cm">
            <text:p/>
          </draw:circle>
          <draw:circle draw:style-name="gr25" draw:text-style-name="P17" draw:layer="layout" svg:width="0.1cm" svg:height="0.1cm" svg:x="10.449cm" svg:y="6.651cm">
            <text:p/>
          </draw:circle>
          <draw:circle draw:style-name="gr25" draw:text-style-name="P17" draw:layer="layout" svg:width="0.1cm" svg:height="0.1cm" svg:x="10.649cm" svg:y="6.651cm">
            <text:p/>
          </draw:circle>
          <draw:circle draw:style-name="gr25" draw:text-style-name="P17" draw:layer="layout" svg:width="0.1cm" svg:height="0.1cm" svg:x="10.449cm" svg:y="6.851cm">
            <text:p/>
          </draw:circle>
          <draw:circle draw:style-name="gr25" draw:text-style-name="P17" draw:layer="layout" svg:width="0.1cm" svg:height="0.1cm" svg:x="10.649cm" svg:y="6.851cm">
            <text:p/>
          </draw:circle>
          <draw:rect draw:style-name="gr26" draw:text-style-name="P1" draw:layer="layout" svg:width="0.05cm" svg:height="0.2cm" svg:x="10.801cm" svg:y="6.601cm">
            <text:p/>
          </draw:rect>
        </draw:g>
        <draw:g draw:style-name="gr11">
          <draw:rect draw:style-name="gr23" draw:text-style-name="P15" draw:layer="layout" svg:width="0.502cm" svg:height="0.7cm" svg:x="11.051cm" svg:y="6.351cm">
            <text:p/>
          </draw:rect>
          <draw:rect draw:style-name="gr24" draw:text-style-name="P16" draw:layer="layout" svg:width="0.4cm" svg:height="0.6cm" svg:x="11.099cm" svg:y="6.401cm">
            <text:p/>
          </draw:rect>
          <draw:circle draw:style-name="gr25" draw:text-style-name="P17" draw:layer="layout" svg:width="0.1cm" svg:height="0.1cm" svg:x="11.149cm" svg:y="6.451cm">
            <text:p/>
          </draw:circle>
          <draw:circle draw:style-name="gr25" draw:text-style-name="P17" draw:layer="layout" svg:width="0.1cm" svg:height="0.1cm" svg:x="11.349cm" svg:y="6.451cm">
            <text:p/>
          </draw:circle>
          <draw:circle draw:style-name="gr25" draw:text-style-name="P17" draw:layer="layout" svg:width="0.1cm" svg:height="0.1cm" svg:x="11.149cm" svg:y="6.651cm">
            <text:p/>
          </draw:circle>
          <draw:circle draw:style-name="gr25" draw:text-style-name="P17" draw:layer="layout" svg:width="0.1cm" svg:height="0.1cm" svg:x="11.349cm" svg:y="6.651cm">
            <text:p/>
          </draw:circle>
          <draw:circle draw:style-name="gr25" draw:text-style-name="P17" draw:layer="layout" svg:width="0.1cm" svg:height="0.1cm" svg:x="11.149cm" svg:y="6.851cm">
            <text:p/>
          </draw:circle>
          <draw:circle draw:style-name="gr25" draw:text-style-name="P17" draw:layer="layout" svg:width="0.1cm" svg:height="0.1cm" svg:x="11.349cm" svg:y="6.851cm">
            <text:p/>
          </draw:circle>
          <draw:rect draw:style-name="gr26" draw:text-style-name="P1" draw:layer="layout" svg:width="0.05cm" svg:height="0.2cm" svg:x="11.501cm" svg:y="6.601cm">
            <text:p/>
          </draw:rect>
        </draw:g>
        <draw:frame draw:style-name="gr56" draw:text-style-name="P27" draw:layer="layout" svg:width="0.1cm" svg:height="0.2cm" svg:x="11.401cm" svg:y="6.901cm">
          <draw:text-box>
            <text:p><text:span text:style-name="T11">1</text:span></text:p>
          </draw:text-box>
        </draw:frame>
        <draw:g draw:style-name="gr11">
          <draw:rect draw:style-name="gr57" draw:text-style-name="P10" draw:layer="layout" svg:width="1.6cm" svg:height="0.4cm" draw:transform="rotate (1.5707963267949) translate (12cm 6.05cm)">
            <text:p/>
          </draw:rect>
          <draw:frame draw:style-name="gr22" draw:text-style-name="P28" draw:layer="layout" svg:width="1.39cm" svg:height="0.25cm" draw:transform="rotate (1.5707963267949) translate (12.07cm 5.94cm)">
            <draw:text-box>
              <text:p><text:span text:style-name="T12">RW_5V_SUB25_10</text:span></text:p>
            </draw:text-box>
          </draw:frame>
        </draw:g>
        <draw:frame draw:style-name="gr55" draw:text-style-name="P23" draw:layer="layout" svg:width="0.8cm" svg:height="0.276cm" svg:x="9.104cm" svg:y="3.932cm">
          <draw:text-box>
            <text:p><text:span text:style-name="T10">Buchse</text:span></text:p>
          </draw:text-box>
        </draw:frame>
        <draw:g draw:style-name="gr11">
          <draw:rect draw:style-name="gr23" draw:text-style-name="P15" draw:layer="layout" svg:width="0.502cm" svg:height="0.7cm" draw:transform="rotate (-1.5707963267949) translate (14.249cm 6.351cm)">
            <text:p/>
          </draw:rect>
          <draw:rect draw:style-name="gr24" draw:text-style-name="P16" draw:layer="layout" svg:width="0.4cm" svg:height="0.6cm" draw:transform="rotate (-1.5707963267949) translate (14.199cm 6.399cm)">
            <text:p/>
          </draw:rect>
          <draw:circle draw:style-name="gr25" draw:text-style-name="P17" draw:layer="layout" svg:width="0.1cm" svg:height="0.1cm" draw:transform="rotate (-1.5707963267949) translate (14.149cm 6.449cm)">
            <text:p/>
          </draw:circle>
          <draw:circle draw:style-name="gr25" draw:text-style-name="P17" draw:layer="layout" svg:width="0.1cm" svg:height="0.1cm" draw:transform="rotate (-1.5707963267949) translate (14.149cm 6.649cm)">
            <text:p/>
          </draw:circle>
          <draw:circle draw:style-name="gr25" draw:text-style-name="P17" draw:layer="layout" svg:width="0.1cm" svg:height="0.1cm" draw:transform="rotate (-1.5707963267949) translate (13.949cm 6.449cm)">
            <text:p/>
          </draw:circle>
          <draw:circle draw:style-name="gr25" draw:text-style-name="P17" draw:layer="layout" svg:width="0.1cm" svg:height="0.1cm" draw:transform="rotate (-1.5707963267949) translate (13.949cm 6.649cm)">
            <text:p/>
          </draw:circle>
          <draw:circle draw:style-name="gr25" draw:text-style-name="P17" draw:layer="layout" svg:width="0.1cm" svg:height="0.1cm" draw:transform="rotate (-1.5707963267949) translate (13.749cm 6.449cm)">
            <text:p/>
          </draw:circle>
          <draw:circle draw:style-name="gr25" draw:text-style-name="P17" draw:layer="layout" svg:width="0.1cm" svg:height="0.1cm" draw:transform="rotate (-1.5707963267949) translate (13.749cm 6.649cm)">
            <text:p/>
          </draw:circle>
          <draw:rect draw:style-name="gr26" draw:text-style-name="P1" draw:layer="layout" svg:width="0.05cm" svg:height="0.2cm" draw:transform="rotate (-1.5707963267949) translate (13.999cm 6.801cm)">
            <text:p/>
          </draw:rect>
        </draw:g>
        <draw:g draw:style-name="gr11">
          <draw:rect draw:style-name="gr23" draw:text-style-name="P15" draw:layer="layout" svg:width="0.502cm" svg:height="0.7cm" svg:x="14.151cm" svg:y="7.051cm">
            <text:p/>
          </draw:rect>
          <draw:rect draw:style-name="gr24" draw:text-style-name="P16" draw:layer="layout" svg:width="0.4cm" svg:height="0.6cm" svg:x="14.199cm" svg:y="7.101cm">
            <text:p/>
          </draw:rect>
          <draw:circle draw:style-name="gr25" draw:text-style-name="P17" draw:layer="layout" svg:width="0.1cm" svg:height="0.1cm" svg:x="14.249cm" svg:y="7.151cm">
            <text:p/>
          </draw:circle>
          <draw:circle draw:style-name="gr25" draw:text-style-name="P17" draw:layer="layout" svg:width="0.1cm" svg:height="0.1cm" svg:x="14.449cm" svg:y="7.151cm">
            <text:p/>
          </draw:circle>
          <draw:circle draw:style-name="gr25" draw:text-style-name="P17" draw:layer="layout" svg:width="0.1cm" svg:height="0.1cm" svg:x="14.249cm" svg:y="7.351cm">
            <text:p/>
          </draw:circle>
          <draw:circle draw:style-name="gr25" draw:text-style-name="P17" draw:layer="layout" svg:width="0.1cm" svg:height="0.1cm" svg:x="14.449cm" svg:y="7.351cm">
            <text:p/>
          </draw:circle>
          <draw:circle draw:style-name="gr25" draw:text-style-name="P17" draw:layer="layout" svg:width="0.1cm" svg:height="0.1cm" svg:x="14.249cm" svg:y="7.551cm">
            <text:p/>
          </draw:circle>
          <draw:circle draw:style-name="gr25" draw:text-style-name="P17" draw:layer="layout" svg:width="0.1cm" svg:height="0.1cm" svg:x="14.449cm" svg:y="7.551cm">
            <text:p/>
          </draw:circle>
          <draw:rect draw:style-name="gr26" draw:text-style-name="P1" draw:layer="layout" svg:width="0.05cm" svg:height="0.2cm" svg:x="14.601cm" svg:y="7.301cm">
            <text:p/>
          </draw:rect>
        </draw:g>
        <draw:rect draw:style-name="gr23" draw:text-style-name="P15" draw:layer="layout" svg:width="0.5cm" svg:height="1.1cm" draw:transform="rotate (-1.5707963267949) translate (15.449cm 6.351cm)">
          <text:p/>
        </draw:rect>
        <draw:rect draw:style-name="gr24" draw:text-style-name="P16" draw:layer="layout" svg:width="0.4cm" svg:height="1.001cm" draw:transform="rotate (-1.5707963267949) translate (15.4cm 6.399cm)">
          <text:p/>
        </draw:rect>
        <draw:circle draw:style-name="gr25" draw:text-style-name="P17" draw:layer="layout" svg:width="0.1cm" svg:height="0.1cm" draw:transform="rotate (-1.5707963267949) translate (14.949cm 6.449cm)">
          <text:p/>
        </draw:circle>
        <draw:circle draw:style-name="gr25" draw:text-style-name="P17" draw:layer="layout" svg:width="0.1cm" svg:height="0.1cm" draw:transform="rotate (-1.5707963267949) translate (14.949cm 6.649cm)">
          <text:p/>
        </draw:circle>
        <draw:circle draw:style-name="gr25" draw:text-style-name="P17" draw:layer="layout" svg:width="0.1cm" svg:height="0.1cm" draw:transform="rotate (-1.5707963267949) translate (14.749cm 6.449cm)">
          <text:p/>
        </draw:circle>
        <draw:circle draw:style-name="gr25" draw:text-style-name="P17" draw:layer="layout" svg:width="0.1cm" svg:height="0.1cm" draw:transform="rotate (-1.5707963267949) translate (14.749cm 6.649cm)">
          <text:p/>
        </draw:circle>
        <draw:circle draw:style-name="gr25" draw:text-style-name="P17" draw:layer="layout" svg:width="0.1cm" svg:height="0.1cm" draw:transform="rotate (-1.5707963267949) translate (14.549cm 6.449cm)">
          <text:p/>
        </draw:circle>
        <draw:circle draw:style-name="gr25" draw:text-style-name="P17" draw:layer="layout" svg:width="0.1cm" svg:height="0.1cm" draw:transform="rotate (-1.5707963267949) translate (14.549cm 6.649cm)">
          <text:p/>
        </draw:circle>
        <draw:rect draw:style-name="gr26" draw:text-style-name="P1" draw:layer="layout" svg:width="0.05cm" svg:height="0.2cm" draw:transform="rotate (-1.5707963267949) translate (14.999cm 6.801cm)">
          <text:p/>
        </draw:rect>
        <draw:frame draw:style-name="gr56" draw:text-style-name="P27" draw:layer="layout" svg:width="0.1cm" svg:height="0.2cm" svg:x="14.501cm" svg:y="7.701cm">
          <draw:text-box>
            <text:p><text:span text:style-name="T11">1</text:span></text:p>
          </draw:text-box>
        </draw:frame>
        <draw:frame draw:style-name="gr56" draw:text-style-name="P27" draw:layer="layout" svg:width="0.1cm" svg:height="0.2cm" svg:x="13.6cm" svg:y="6.8cm">
          <draw:text-box>
            <text:p><text:span text:style-name="T11">1</text:span></text:p>
          </draw:text-box>
        </draw:frame>
        <draw:frame draw:style-name="gr56" draw:text-style-name="P27" draw:layer="layout" svg:width="0.1cm" svg:height="0.2cm" svg:x="14.4cm" svg:y="6.8cm">
          <draw:text-box>
            <text:p><text:span text:style-name="T11">1</text:span></text:p>
          </draw:text-box>
        </draw:frame>
        <draw:circle draw:style-name="gr25" draw:text-style-name="P17" draw:layer="layout" svg:width="0.1cm" svg:height="0.1cm" draw:transform="rotate (-1.5707963267949) translate (15.351cm 6.447cm)">
          <text:p/>
        </draw:circle>
        <draw:circle draw:style-name="gr25" draw:text-style-name="P17" draw:layer="layout" svg:width="0.1cm" svg:height="0.1cm" draw:transform="rotate (-1.5707963267949) translate (15.351cm 6.647cm)">
          <text:p/>
        </draw:circle>
        <draw:circle draw:style-name="gr25" draw:text-style-name="P17" draw:layer="layout" svg:width="0.1cm" svg:height="0.1cm" draw:transform="rotate (-1.5707963267949) translate (15.151cm 6.447cm)">
          <text:p/>
        </draw:circle>
        <draw:circle draw:style-name="gr25" draw:text-style-name="P17" draw:layer="layout" svg:width="0.1cm" svg:height="0.1cm" draw:transform="rotate (-1.5707963267949) translate (15.151cm 6.647cm)">
          <text:p/>
        </draw:circle>
        <draw:polyline draw:style-name="gr58" draw:text-style-name="P2" draw:layer="layout" svg:width="4.099cm" svg:height="0.699cm" svg:x="10.2cm" svg:y="6.5cm" svg:viewBox="0 0 4100 700" draw:points="4100,700 0,700 1,0 301,0">
          <text:p/>
        </draw:polyline>
        <draw:polyline draw:style-name="gr59" draw:text-style-name="P2" draw:layer="layout" svg:width="4.399cm" svg:height="0.799cm" svg:x="10.1cm" svg:y="6.5cm" svg:viewBox="0 0 4400 800" draw:points="4400,700 4300,800 0,800 1,100 501,100 601,0">
          <text:p/>
        </draw:polyline>
        <draw:polyline draw:style-name="gr60" draw:text-style-name="P2" draw:layer="layout" svg:width="4.799cm" svg:height="0.799cm" svg:x="9.7cm" svg:y="6.9cm" svg:viewBox="0 0 4800 800" draw:points="4800,700 4700,800 0,800 1,100 901,100 1001,0">
          <text:p/>
        </draw:polyline>
        <draw:polyline draw:style-name="gr61" draw:text-style-name="P2" draw:layer="layout" svg:width="4.499cm" svg:height="0.699cm" svg:x="9.8cm" svg:y="6.9cm" svg:viewBox="0 0 4500 700" draw:points="4500,700 0,700 1,300 1,0 701,0">
          <text:p/>
        </draw:polyline>
        <draw:polyline draw:style-name="gr62" draw:text-style-name="P2" draw:layer="layout" svg:width="4.599cm" svg:height="0.799cm" svg:x="9.9cm" svg:y="6.7cm" svg:viewBox="0 0 4600 800" draw:points="4600,700 4500,800 0,800 1,100 701,100 801,0">
          <text:p/>
        </draw:polyline>
        <draw:polyline draw:style-name="gr63" draw:text-style-name="P2" draw:layer="layout" svg:width="4.299cm" svg:height="0.699cm" svg:x="10cm" svg:y="6.7cm" svg:viewBox="0 0 4300 700" draw:points="4300,700 0,700 1,0 501,0">
          <text:p/>
        </draw:polyline>
        <draw:polyline draw:style-name="gr60" draw:text-style-name="P2" draw:layer="layout" svg:width="1.399cm" svg:height="2.299cm" svg:x="13.6cm" svg:y="4.4cm" svg:viewBox="0 0 1400 2300" draw:points="1300,0 1400,100 1400,800 0,800 0,2200 100,2300">
          <text:p/>
        </draw:polyline>
        <draw:polyline draw:style-name="gr62" draw:text-style-name="P2" draw:layer="layout" svg:width="0.999cm" svg:height="2.299cm" svg:x="13.8cm" svg:y="4.4cm" svg:viewBox="0 0 1000 2300" draw:points="900,0 1000,100 1000,1000 0,1000 0,2200 100,2300">
          <text:p/>
        </draw:polyline>
        <draw:polyline draw:style-name="gr59" draw:text-style-name="P2" draw:layer="layout" svg:width="0.599cm" svg:height="2.299cm" svg:x="14cm" svg:y="4.4cm" svg:viewBox="0 0 600 2300" draw:points="500,0 600,100 600,1200 0,1200 0,2200 100,2300">
          <text:p/>
        </draw:polyline>
        <draw:frame draw:style-name="gr56" draw:text-style-name="P27" draw:layer="layout" svg:width="0.1cm" svg:height="0.2cm" svg:x="10.701cm" svg:y="6.901cm">
          <draw:text-box>
            <text:p><text:span text:style-name="T11">1</text:span></text:p>
          </draw:text-box>
        </draw:frame>
        <draw:polyline draw:style-name="gr64" draw:text-style-name="P2" draw:layer="layout" svg:width="1.199cm" svg:height="1.899cm" svg:x="13.7cm" svg:y="4.6cm" svg:viewBox="0 0 1200 1900" draw:points="1200,0 1200,700 0,700 0,1900">
          <text:p/>
        </draw:polyline>
        <draw:polyline draw:style-name="gr65" draw:text-style-name="P2" draw:layer="layout" svg:width="0.799cm" svg:height="1.899cm" svg:x="13.9cm" svg:y="4.6cm" svg:viewBox="0 0 800 1900" draw:points="0,1900 0,900 800,900 800,0">
          <text:p/>
        </draw:polyline>
        <draw:polyline draw:style-name="gr66" draw:text-style-name="P2" draw:layer="layout" svg:width="0.399cm" svg:height="1.899cm" svg:x="14.1cm" svg:y="4.6cm" svg:viewBox="0 0 400 1900" draw:points="0,1900 0,1100 400,1100 400,0">
          <text:p/>
        </draw:polyline>
        <draw:rect draw:style-name="gr57" draw:text-style-name="P10" draw:layer="layout" svg:width="1.1cm" svg:height="0.4cm" svg:x="14.8cm" svg:y="7.35cm">
          <text:p/>
        </draw:rect>
        <draw:frame draw:style-name="gr22" draw:text-style-name="P28" draw:layer="layout" svg:width="0.89cm" svg:height="0.25cm" svg:x="14.91cm" svg:y="7.42cm">
          <draw:text-box>
            <text:p><text:span text:style-name="T12">RW_5V_W2</text:span></text:p>
          </draw:text-box>
        </draw:frame>
        <draw:rect draw:style-name="gr57" draw:text-style-name="P10" draw:layer="layout" svg:width="0.4cm" svg:height="1.1cm" svg:x="15.25cm" svg:y="3.8cm">
          <text:p/>
        </draw:rect>
        <draw:frame draw:style-name="gr22" draw:text-style-name="P28" draw:layer="layout" svg:width="0.93cm" svg:height="0.25cm" draw:transform="rotate (1.5707963267949) translate (15.32cm 4.83cm)">
          <draw:text-box>
            <text:p><text:span text:style-name="T12">CON_6pol_3</text:span></text:p>
          </draw:text-box>
        </draw:frame>
        <draw:custom-shape draw:style-name="gr2" draw:text-style-name="P1" draw:layer="layout" svg:width="2.2cm" svg:height="1.7cm" svg:x="13.401cm" svg:y="13.201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1" draw:layer="layout" svg:width="1.6cm" svg:height="3.001cm" svg:x="10.2cm" svg:y="11.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0.9cm" svg:x="14.201cm" svg:y="10.901cm">
          <text:p/>
          <draw:enhanced-geometry svg:viewBox="0 0 21600 21600" draw:type="rectangle" draw:enhanced-path="M 0 0 L 21600 0 21600 21600 0 21600 0 0 Z N"/>
        </draw:custom-shape>
        <draw:line draw:style-name="gr5" draw:text-style-name="P2" draw:layer="layout" svg:x1="14.901cm" svg:y1="10.201cm" svg:x2="14.901cm" svg:y2="10.301cm">
          <text:p/>
        </draw:line>
        <draw:line draw:style-name="gr5" draw:text-style-name="P2" draw:layer="layout" svg:x1="14.501cm" svg:y1="10.101cm" svg:x2="14.501cm" svg:y2="10.301cm">
          <text:p/>
        </draw:line>
        <draw:g draw:style-name="gr7">
          <draw:polygon draw:style-name="gr8" draw:text-style-name="P4" draw:layer="layout" svg:width="1.599cm" svg:height="0.799cm" svg:x="14.101cm" svg:y="9.201cm" svg:viewBox="0 0 1600 800" draw:points="1600,400 1500,0 0,400 0,800">
            <text:p/>
          </draw:polygon>
          <draw:polygon draw:style-name="gr9" draw:text-style-name="P5" draw:layer="layout" svg:width="1.349cm" svg:height="0.199cm" svg:x="14.201cm" svg:y="10.001cm" svg:viewBox="0 0 1350 200" draw:points="0,0 0,132 415,198 936,200 1350,101 1350,0">
            <text:p/>
          </draw:polygon>
          <draw:rect draw:style-name="gr10" draw:text-style-name="P6" draw:layer="layout" svg:width="0.302cm" svg:height="0.096cm" svg:x="15.02cm" svg:y="10.036cm">
            <text:p/>
          </draw:rect>
          <draw:g draw:style-name="gr11">
            <draw:polygon draw:style-name="gr12" draw:text-style-name="P7" draw:layer="layout" svg:width="1.999cm" svg:height="0.399cm" svg:x="13.701cm" svg:y="9.601cm" svg:viewBox="0 0 2000 400" draw:points="2000,400 2000,0 0,0 1,400">
              <text:p/>
            </draw:polygon>
            <draw:line draw:style-name="gr13" draw:text-style-name="P8" draw:layer="layout" svg:x1="15.701cm" svg:y1="9.901cm" svg:x2="13.701cm" svg:y2="9.901cm">
              <text:p/>
            </draw:line>
            <draw:line draw:style-name="gr13" draw:text-style-name="P8" draw:layer="layout" svg:x1="15.701cm" svg:y1="9.701cm" svg:x2="13.701cm" svg:y2="9.701cm">
              <text:p/>
            </draw:line>
          </draw:g>
          <draw:line draw:style-name="gr13" draw:text-style-name="P8" draw:layer="layout" svg:x1="15.627cm" svg:y1="9.305cm" svg:x2="14.201cm" svg:y2="9.701cm">
            <text:p/>
          </draw:line>
          <draw:line draw:style-name="gr13" draw:text-style-name="P8" draw:layer="layout" svg:x1="15.676cm" svg:y1="9.499cm" svg:x2="14.201cm" svg:y2="9.901cm">
            <text:p/>
          </draw:line>
        </draw:g>
        <draw:frame draw:style-name="gr14" draw:text-style-name="P9" draw:layer="layout" svg:width="0.8cm" svg:height="0.34cm" svg:x="13.701cm" svg:y="9.18cm">
          <draw:text-box>
            <text:p><text:span text:style-name="T1">Turnout</text:span></text:p>
          </draw:text-box>
        </draw:frame>
        <draw:circle draw:style-name="gr15" draw:text-style-name="P10" draw:layer="layout" svg:width="0.1cm" svg:height="0.1cm" svg:x="14.651cm" svg:y="10.301cm">
          <text:p/>
        </draw:circle>
        <draw:circle draw:style-name="gr15" draw:text-style-name="P10" draw:layer="layout" svg:width="0.1cm" svg:height="0.1cm" svg:x="14.851cm" svg:y="10.301cm">
          <text:p/>
        </draw:circle>
        <draw:circle draw:style-name="gr15" draw:text-style-name="P10" draw:layer="layout" svg:width="0.1cm" svg:height="0.1cm" svg:x="14.451cm" svg:y="10.301cm">
          <text:p/>
        </draw:circle>
        <draw:line draw:style-name="gr16" draw:text-style-name="P2" draw:layer="layout" svg:x1="14.701cm" svg:y1="10.201cm" svg:x2="14.701cm" svg:y2="10.301cm">
          <text:p/>
        </draw:line>
        <draw:custom-shape draw:style-name="gr68" draw:text-style-name="P11" draw:layer="layout" svg:width="1.298cm" svg:height="0.6cm" svg:x="3.802cm" svg:y="11.201cm">
          <text:p/>
          <draw:enhanced-geometry svg:viewBox="0 0 21600 21600" draw:type="rectangle" draw:enhanced-path="M 0 0 L 21600 0 21600 21600 0 21600 0 0 Z N"/>
        </draw:custom-shape>
        <draw:frame draw:style-name="gr18" draw:text-style-name="P12" draw:layer="layout" svg:width="0.7cm" svg:height="0.489cm" svg:x="4.101cm" svg:y="11.301cm">
          <draw:text-box>
            <text:p><text:span text:style-name="T2">Trafo</text:span></text:p>
          </draw:text-box>
        </draw:frame>
        <draw:line draw:style-name="gr19" draw:text-style-name="P2" draw:layer="layout" svg:x1="5.1cm" svg:y1="11.801cm" svg:x2="3.8cm" svg:y2="12.401cm">
          <text:p/>
        </draw:line>
        <draw:frame draw:style-name="gr20" draw:text-style-name="P13" draw:layer="layout" svg:width="0.552cm" svg:height="0.28cm" svg:x="3.95cm" svg:y="11.869cm">
          <draw:text-box>
            <text:p><text:span text:style-name="T3">230~</text:span></text:p>
          </draw:text-box>
        </draw:frame>
        <draw:frame draw:style-name="gr21" draw:text-style-name="P13" draw:layer="layout" svg:width="0.5cm" svg:height="0.5cm" svg:x="4.6cm" svg:y="12.051cm">
          <draw:text-box>
            <text:p><text:span text:style-name="T3">18V~</text:span></text:p>
            <text:p><text:span text:style-name="T3">2,9A</text:span></text:p>
          </draw:text-box>
        </draw:frame>
        <draw:custom-shape draw:style-name="gr69" draw:text-style-name="P11" draw:layer="layout" svg:width="1.298cm" svg:height="0.8cm" svg:x="3.802cm" svg:y="11.801cm">
          <text:p/>
          <draw:enhanced-geometry svg:viewBox="0 0 21600 21600" draw:type="rectangle" draw:enhanced-path="M 0 0 L 21600 0 21600 21600 0 21600 0 0 Z N"/>
        </draw:custom-shape>
        <draw:frame draw:style-name="gr22" draw:text-style-name="P14" draw:layer="layout" svg:width="0.4cm" svg:height="0.25cm" svg:x="5.3cm" svg:y="12.051cm">
          <draw:text-box>
            <text:p><text:span text:style-name="T4">blue</text:span></text:p>
          </draw:text-box>
        </draw:frame>
        <draw:frame draw:style-name="gr22" draw:text-style-name="P14" draw:layer="layout" svg:width="1.401cm" svg:height="0.25cm" svg:x="5.2cm" svg:y="11.751cm">
          <draw:text-box>
            <text:p><text:span text:style-name="T5">yellow </text:span><text:span text:style-name="T6">→</text:span><text:span text:style-name="T4"> violet</text:span></text:p>
          </draw:text-box>
        </draw:frame>
        <draw:g draw:style-name="gr11">
          <draw:rect draw:style-name="gr23" draw:text-style-name="P15" draw:layer="layout" svg:width="0.502cm" svg:height="0.7cm" draw:transform="rotate (1.5707963267949) translate (14.351cm 11.751cm)">
            <text:p/>
          </draw:rect>
          <draw:rect draw:style-name="gr24" draw:text-style-name="P16" draw:layer="layout" svg:width="0.4cm" svg:height="0.6cm" draw:transform="rotate (1.5707963267949) translate (14.401cm 11.703cm)">
            <text:p/>
          </draw:rect>
          <draw:circle draw:style-name="gr25" draw:text-style-name="P17" draw:layer="layout" svg:width="0.1cm" svg:height="0.1cm" draw:transform="rotate (1.5707963267949) translate (14.451cm 11.653cm)">
            <text:p/>
          </draw:circle>
          <draw:circle draw:style-name="gr25" draw:text-style-name="P17" draw:layer="layout" svg:width="0.1cm" svg:height="0.1cm" draw:transform="rotate (1.5707963267949) translate (14.451cm 11.453cm)">
            <text:p/>
          </draw:circle>
          <draw:circle draw:style-name="gr25" draw:text-style-name="P17" draw:layer="layout" svg:width="0.1cm" svg:height="0.1cm" draw:transform="rotate (1.5707963267949) translate (14.651cm 11.653cm)">
            <text:p/>
          </draw:circle>
          <draw:circle draw:style-name="gr25" draw:text-style-name="P17" draw:layer="layout" svg:width="0.1cm" svg:height="0.1cm" draw:transform="rotate (1.5707963267949) translate (14.651cm 11.453cm)">
            <text:p/>
          </draw:circle>
          <draw:circle draw:style-name="gr25" draw:text-style-name="P17" draw:layer="layout" svg:width="0.1cm" svg:height="0.1cm" draw:transform="rotate (1.5707963267949) translate (14.851cm 11.653cm)">
            <text:p/>
          </draw:circle>
          <draw:circle draw:style-name="gr25" draw:text-style-name="P17" draw:layer="layout" svg:width="0.1cm" svg:height="0.1cm" draw:transform="rotate (1.5707963267949) translate (14.851cm 11.453cm)">
            <text:p/>
          </draw:circle>
          <draw:rect draw:style-name="gr26" draw:text-style-name="P1" draw:layer="layout" svg:width="0.05cm" svg:height="0.2cm" draw:transform="rotate (1.5707963267949) translate (14.601cm 11.301cm)">
            <text:p/>
          </draw:rect>
        </draw:g>
        <draw:g draw:style-name="gr7">
          <draw:g draw:style-name="gr7">
            <draw:custom-shape draw:style-name="gr27" draw:text-style-name="P18" draw:layer="layout" svg:width="0.14cm" svg:height="0.14cm" svg:x="14.431cm" svg:y="1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8" draw:text-style-name="P2" draw:layer="layout" svg:x1="14.555cm" svg:y1="11.028cm" svg:x2="14.434cm" svg:y2="11.095cm">
              <text:p/>
            </draw:line>
            <draw:line draw:style-name="gr28" draw:text-style-name="P2" draw:layer="layout" svg:x1="14.566cm" svg:y1="11.046cm" svg:x2="14.446cm" svg:y2="11.115cm">
              <text:p/>
            </draw:line>
          </draw:g>
          <draw:g draw:style-name="gr7">
            <draw:custom-shape draw:style-name="gr27" draw:text-style-name="P18" draw:layer="layout" svg:width="0.14cm" svg:height="0.14cm" svg:x="14.631cm" svg:y="11.0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8" draw:text-style-name="P2" draw:layer="layout" svg:x1="14.755cm" svg:y1="11.029cm" svg:x2="14.634cm" svg:y2="11.096cm">
              <text:p/>
            </draw:line>
            <draw:line draw:style-name="gr28" draw:text-style-name="P2" draw:layer="layout" svg:x1="14.766cm" svg:y1="11.047cm" svg:x2="14.646cm" svg:y2="11.116cm">
              <text:p/>
            </draw:line>
          </draw:g>
          <draw:g draw:style-name="gr7">
            <draw:custom-shape draw:style-name="gr27" draw:text-style-name="P18" draw:layer="layout" svg:width="0.14cm" svg:height="0.14cm" svg:x="14.832cm" svg:y="11.0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8" draw:text-style-name="P2" draw:layer="layout" svg:x1="14.956cm" svg:y1="11.03cm" svg:x2="14.835cm" svg:y2="11.097cm">
              <text:p/>
            </draw:line>
            <draw:line draw:style-name="gr28" draw:text-style-name="P2" draw:layer="layout" svg:x1="14.967cm" svg:y1="11.048cm" svg:x2="14.847cm" svg:y2="11.117cm">
              <text:p/>
            </draw:line>
          </draw:g>
        </draw:g>
        <draw:line draw:style-name="gr5" draw:text-style-name="P2" draw:layer="layout" svg:x1="14.501cm" svg:y1="10.401cm" svg:x2="14.501cm" svg:y2="11.001cm">
          <text:p/>
        </draw:line>
        <draw:line draw:style-name="gr5" draw:text-style-name="P2" draw:layer="layout" svg:x1="14.901cm" svg:y1="10.401cm" svg:x2="14.901cm" svg:y2="11.001cm">
          <text:p/>
        </draw:line>
        <draw:line draw:style-name="gr16" draw:text-style-name="P2" draw:layer="layout" svg:x1="14.701cm" svg:y1="10.401cm" svg:x2="14.701cm" svg:y2="11.001cm">
          <text:p/>
        </draw:line>
        <draw:frame draw:style-name="gr29" draw:text-style-name="P9" draw:layer="layout" svg:width="0.14cm" svg:height="0.3cm" svg:x="14.201cm" svg:y="11.251cm">
          <draw:text-box>
            <text:p><text:span text:style-name="T1">5</text:span></text:p>
          </draw:text-box>
        </draw:frame>
        <draw:frame draw:style-name="gr29" draw:text-style-name="P9" draw:layer="layout" svg:width="0.14cm" svg:height="0.3cm" svg:x="15.061cm" svg:y="11.251cm">
          <draw:text-box>
            <text:p><text:span text:style-name="T1">1</text:span></text:p>
          </draw:text-box>
        </draw:frame>
        <draw:line draw:style-name="gr30" draw:text-style-name="P2" draw:layer="layout" svg:x1="14.901cm" svg:y1="11.151cm" svg:x2="14.901cm" svg:y2="11.351cm">
          <text:p/>
        </draw:line>
        <draw:line draw:style-name="gr30" draw:text-style-name="P2" draw:layer="layout" svg:x1="14.501cm" svg:y1="11.151cm" svg:x2="14.501cm" svg:y2="11.351cm">
          <text:p/>
        </draw:line>
        <draw:line draw:style-name="gr30" draw:text-style-name="P2" draw:layer="layout" svg:x1="14.701cm" svg:y1="11.151cm" svg:x2="14.701cm" svg:y2="11.351cm">
          <text:p/>
        </draw:line>
        <draw:line draw:style-name="gr31" draw:text-style-name="P2" draw:layer="layout" svg:x1="6cm" svg:y1="12.3cm" svg:x2="6.8cm" svg:y2="12.3cm">
          <text:p/>
        </draw:line>
        <draw:line draw:style-name="gr31" draw:text-style-name="P2" draw:layer="layout" svg:x1="5.101cm" svg:y1="12.301cm" svg:x2="6.001cm" svg:y2="12.301cm">
          <text:p/>
        </draw:line>
        <draw:polyline draw:style-name="gr32" draw:text-style-name="P2" draw:layer="layout" svg:width="0.804cm" svg:height="0.099cm" draw:transform="rotate (-0.0767944870877513) translate (6.00353148556603cm 11.9541042491148cm)" svg:viewBox="0 0 805 100" draw:points="0,46 598,0 606,100 805,84">
          <text:p/>
        </draw:polyline>
        <draw:polyline draw:style-name="gr33" draw:text-style-name="P2" draw:layer="layout" svg:width="0.898cm" svg:height="1.799cm" svg:x="3.4cm" svg:y="10.301cm" svg:viewBox="0 0 899 1800" draw:points="401,1800 2,1800 0,300 899,300 899,0 401,0">
          <text:p/>
        </draw:polyline>
        <draw:g draw:style-name="gr7">
          <draw:custom-shape draw:style-name="gr34" draw:text-style-name="P5" draw:layer="layout" svg:width="0.229cm" svg:height="0.2cm" svg:x="3.57cm" svg:y="10.2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4" draw:text-style-name="P5" draw:layer="layout" svg:width="0.115cm" svg:height="0.2cm" svg:x="3.57cm" svg:y="10.201cm">
            <text:p/>
            <draw:enhanced-geometry svg:viewBox="0 0 21600 21600" draw:type="rectangle" draw:enhanced-path="M 0 0 L 21600 0 21600 21600 0 21600 0 0 Z N"/>
          </draw:custom-shape>
          <draw:line draw:style-name="gr35" draw:text-style-name="P2" draw:layer="layout" svg:x1="3.571cm" svg:y1="10.251cm" svg:x2="3.4cm" svg:y2="10.251cm">
            <text:p/>
          </draw:line>
          <draw:line draw:style-name="gr35" draw:text-style-name="P2" draw:layer="layout" svg:x1="3.571cm" svg:y1="10.351cm" svg:x2="3.4cm" svg:y2="10.351cm">
            <text:p/>
          </draw:line>
        </draw:g>
        <draw:line draw:style-name="gr36" draw:text-style-name="P2" draw:layer="layout" svg:x1="5.101cm" svg:y1="12.001cm" svg:x2="6.001cm" svg:y2="12.001cm">
          <text:p/>
        </draw:line>
        <draw:rect draw:style-name="gr37" draw:text-style-name="P10" draw:layer="layout" svg:width="0.2cm" svg:height="0.196cm" svg:x="6.801cm" svg:y="11.407cm">
          <text:p/>
        </draw:rect>
        <draw:frame draw:style-name="gr38" draw:text-style-name="P19" draw:layer="layout" svg:width="0.2cm" svg:height="0.2cm" svg:x="6.801cm" svg:y="11.403cm">
          <draw:text-box>
            <text:p><text:span text:style-name="T7">NS</text:span></text:p>
          </draw:text-box>
        </draw:frame>
        <draw:rect draw:style-name="gr37" draw:text-style-name="P10" draw:layer="layout" svg:width="0.2cm" svg:height="0.196cm" svg:x="6.801cm" svg:y="11.607cm">
          <text:p/>
        </draw:rect>
        <draw:frame draw:style-name="gr38" draw:text-style-name="P19" draw:layer="layout" svg:width="0.2cm" svg:height="0.2cm" svg:x="6.801cm" svg:y="11.603cm">
          <draw:text-box>
            <text:p><text:span text:style-name="T7">WA</text:span></text:p>
          </draw:text-box>
        </draw:frame>
        <draw:rect draw:style-name="gr37" draw:text-style-name="P10" draw:layer="layout" svg:width="0.2cm" svg:height="0.196cm" svg:x="6.801cm" svg:y="11.809cm">
          <text:p/>
        </draw:rect>
        <draw:frame draw:style-name="gr38" draw:text-style-name="P19" draw:layer="layout" svg:width="0.2cm" svg:height="0.2cm" svg:x="6.801cm" svg:y="11.805cm">
          <draw:text-box>
            <text:p><text:span text:style-name="T7">WB</text:span></text:p>
          </draw:text-box>
        </draw:frame>
        <draw:rect draw:style-name="gr37" draw:text-style-name="P10" draw:layer="layout" svg:width="0.2cm" svg:height="0.196cm" svg:x="6.801cm" svg:y="12.007cm">
          <text:p/>
        </draw:rect>
        <draw:frame draw:style-name="gr38" draw:text-style-name="P19" draw:layer="layout" svg:width="0.2cm" svg:height="0.2cm" svg:x="6.801cm" svg:y="12.003cm">
          <draw:text-box>
            <text:p><text:span text:style-name="T7">V+</text:span></text:p>
          </draw:text-box>
        </draw:frame>
        <draw:rect draw:style-name="gr37" draw:text-style-name="P10" draw:layer="layout" svg:width="0.2cm" svg:height="0.196cm" svg:x="6.801cm" svg:y="12.209cm">
          <text:p/>
        </draw:rect>
        <draw:frame draw:style-name="gr38" draw:text-style-name="P19" draw:layer="layout" svg:width="0.2cm" svg:height="0.2cm" svg:x="6.801cm" svg:y="12.205cm">
          <draw:text-box>
            <text:p><text:span text:style-name="T7">V-</text:span></text:p>
          </draw:text-box>
        </draw:frame>
        <draw:rect draw:style-name="gr37" draw:text-style-name="P10" draw:layer="layout" svg:width="0.2cm" svg:height="0.196cm" svg:x="6.801cm" svg:y="12.409cm">
          <text:p/>
        </draw:rect>
        <draw:frame draw:style-name="gr38" draw:text-style-name="P19" draw:layer="layout" svg:width="0.2cm" svg:height="0.2cm" svg:x="6.801cm" svg:y="12.405cm">
          <draw:text-box>
            <text:p><text:span text:style-name="T7">OB</text:span></text:p>
          </draw:text-box>
        </draw:frame>
        <draw:rect draw:style-name="gr37" draw:text-style-name="P10" draw:layer="layout" svg:width="0.2cm" svg:height="0.196cm" svg:x="6.801cm" svg:y="12.611cm">
          <text:p/>
        </draw:rect>
        <draw:frame draw:style-name="gr38" draw:text-style-name="P19" draw:layer="layout" svg:width="0.2cm" svg:height="0.2cm" svg:x="6.801cm" svg:y="12.607cm">
          <draw:text-box>
            <text:p><text:span text:style-name="T7">OA</text:span></text:p>
          </draw:text-box>
        </draw:frame>
        <draw:rect draw:style-name="gr37" draw:text-style-name="P10" draw:layer="layout" svg:width="0.2cm" svg:height="0.196cm" svg:x="6.801cm" svg:y="12.807cm">
          <text:p/>
        </draw:rect>
        <draw:frame draw:style-name="gr38" draw:text-style-name="P19" draw:layer="layout" svg:width="0.2cm" svg:height="0.2cm" svg:x="6.801cm" svg:y="12.803cm">
          <draw:text-box>
            <text:p><text:span text:style-name="T7">SN</text:span></text:p>
          </draw:text-box>
        </draw:frame>
        <draw:rect draw:style-name="gr37" draw:text-style-name="P10" draw:layer="layout" svg:width="0.2cm" svg:height="0.196cm" svg:x="6.801cm" svg:y="13.011cm">
          <text:p/>
        </draw:rect>
        <draw:frame draw:style-name="gr38" draw:text-style-name="P19" draw:layer="layout" svg:width="0.2cm" svg:height="0.2cm" svg:x="6.801cm" svg:y="13.007cm">
          <draw:text-box>
            <text:p><text:span text:style-name="T7">SS</text:span></text:p>
          </draw:text-box>
        </draw:frame>
        <draw:rect draw:style-name="gr37" draw:text-style-name="P10" draw:layer="layout" svg:width="0.2cm" svg:height="0.196cm" svg:x="6.801cm" svg:y="11.207cm">
          <text:p/>
        </draw:rect>
        <draw:frame draw:style-name="gr38" draw:text-style-name="P19" draw:layer="layout" svg:width="0.2cm" svg:height="0.2cm" svg:x="6.801cm" svg:y="11.203cm">
          <draw:text-box>
            <text:p><text:span text:style-name="T7">NN</text:span></text:p>
          </draw:text-box>
        </draw:frame>
        <draw:polyline draw:style-name="gr5" draw:text-style-name="P2" draw:layer="layout" svg:width="1.408cm" svg:height="0.197cm" draw:transform="rotate (-0.156556033903892) translate (7.01688744095091cm 11.1930143709852cm)" svg:viewBox="0 0 1409 198" draw:points="0,108 693,0 724,198 1409,93">
          <text:p/>
        </draw:polyline>
        <draw:polyline draw:style-name="gr41" draw:text-style-name="P2" draw:layer="layout" svg:width="1.403cm" svg:height="0.194cm" draw:transform="rotate (-0.23090706003885) translate (7.03125589621721cm 11.3670529596499cm)" svg:viewBox="0 0 1404 195" draw:points="0,137 585,0 631,195 1404,17">
          <text:p/>
        </draw:polyline>
        <draw:polyline draw:style-name="gr42" draw:text-style-name="P2" draw:layer="layout" svg:width="1.397cm" svg:height="0.099cm" draw:transform="rotate (-0.0802851455917397) translate (7.00314242500537cm 11.6609433306157cm)" svg:viewBox="0 0 1398 100" draw:points="0,39 499,0 507,100 1398,32">
          <text:p/>
        </draw:polyline>
        <draw:line draw:style-name="gr43" draw:text-style-name="P2" draw:layer="layout" svg:x1="7cm" svg:y1="11.9cm" svg:x2="8.394cm" svg:y2="11.905cm">
          <text:p/>
        </draw:line>
        <draw:polyline draw:style-name="gr44" draw:text-style-name="P2" draw:layer="layout" svg:width="1.322cm" svg:height="0.296cm" draw:transform="rotate (0.150447381521911) translate (7.06103659817674cm 12.0373767358766cm)" svg:viewBox="0 0 1323 297" draw:points="0,267 198,297 243,0 1323,168">
          <text:p/>
        </draw:polyline>
        <draw:line draw:style-name="gr45" draw:text-style-name="P22" draw:layer="layout" svg:x1="7cm" svg:y1="12.1cm" svg:x2="8.394cm" svg:y2="12.105cm">
          <text:p/>
        </draw:line>
        <draw:polyline draw:style-name="gr44" draw:text-style-name="P2" draw:layer="layout" svg:width="1.396cm" svg:height="0.099cm" draw:transform="rotate (0.074176493209759) translate (6.99433654671312cm 12.2237890311386cm)" svg:viewBox="0 0 1397 100" draw:points="0,76 300,100 308,0 1397,85">
          <text:p/>
        </draw:polyline>
        <draw:polyline draw:style-name="gr46" draw:text-style-name="P2" draw:layer="layout" svg:width="1.307cm" svg:height="0.197cm" draw:transform="rotate (0.150447381521911) translate (7.07810175826952cm 12.3499490645873cm)" svg:viewBox="0 0 1308 198" draw:points="0,153 297,198 327,0 1308,153">
          <text:p/>
        </draw:polyline>
        <draw:polyline draw:style-name="gr16" draw:text-style-name="P2" draw:layer="layout" svg:width="1.424cm" svg:height="0.291cm" draw:transform="rotate (0.224972940582069) translate (6.95991204251634cm 12.5248262981736cm)" svg:viewBox="0 0 1425 292" draw:points="0,180 488,292 555,0 1425,203">
          <text:p/>
        </draw:polyline>
        <draw:polyline draw:style-name="gr30" draw:text-style-name="P2" draw:layer="layout" svg:width="1.454cm" svg:height="0.381cm" draw:transform="rotate (0.297229571614634) translate (6.93981819225619cm 12.7035221784621cm)" svg:viewBox="0 0 1455 382" draw:points="0,205 573,382 692,0 1455,238">
          <text:p/>
        </draw:polyline>
        <draw:polyline draw:style-name="gr47" draw:text-style-name="P2" draw:layer="layout" svg:width="1.446cm" svg:height="0.389cm" draw:transform="rotate (-2.91661971300772) translate (8.44562660391923cm 12.930594514885cm)" svg:viewBox="0 0 1447 390" draw:points="0,231 675,390 764,0 1447,157">
          <text:p/>
        </draw:polyline>
        <draw:frame draw:style-name="gr48" draw:text-style-name="P23" draw:layer="layout" svg:width="0.264cm" svg:height="0.276cm" svg:x="7.964cm" svg:y="12.725cm">
          <draw:text-box>
            <text:p><text:span text:style-name="T4">13</text:span></text:p>
          </draw:text-box>
        </draw:frame>
        <draw:frame draw:style-name="gr49" draw:text-style-name="P23" draw:layer="layout" svg:width="0.133cm" svg:height="0.276cm" svg:x="8.07cm" svg:y="11.226cm">
          <draw:text-box>
            <text:p><text:span text:style-name="T4">1</text:span></text:p>
          </draw:text-box>
        </draw:frame>
        <draw:frame draw:style-name="gr50" draw:text-style-name="P24" draw:layer="layout" svg:width="0.8cm" svg:height="0.33cm" svg:x="9.002cm" svg:y="10.704cm">
          <draw:text-box>
            <text:p><text:span text:style-name="T8">Kabel</text:span></text:p>
          </draw:text-box>
        </draw:frame>
        <draw:g draw:style-name="gr11">
          <draw:polygon draw:style-name="gr39" draw:text-style-name="P20" draw:layer="layout" svg:width="0.299cm" svg:height="1.399cm" svg:x="10.001cm" svg:y="11.405cm" svg:viewBox="0 0 300 1400" draw:points="300,26 257,0 214,0 100,50 0,200 0,1200 100,1350 214,1400 257,1400 300,1374">
            <text:p/>
          </draw:polygon>
          <draw:ellipse draw:style-name="gr51" draw:text-style-name="P25" draw:layer="layout" svg:width="0.06cm" svg:height="0.061cm" svg:x="10.171cm" svg:y="11.474cm">
            <text:p/>
          </draw:ellipse>
          <draw:circle draw:style-name="gr51" draw:text-style-name="P25" draw:layer="layout" svg:width="0.06cm" svg:height="0.06cm" svg:x="10.171cm" svg:y="11.575cm">
            <text:p/>
          </draw:circle>
          <draw:circle draw:style-name="gr51" draw:text-style-name="P25" draw:layer="layout" svg:width="0.06cm" svg:height="0.059cm" svg:x="10.171cm" svg:y="11.675cm">
            <text:p/>
          </draw:circle>
          <draw:circle draw:style-name="gr51" draw:text-style-name="P25" draw:layer="layout" svg:width="0.06cm" svg:height="0.06cm" svg:x="10.171cm" svg:y="11.775cm">
            <text:p/>
          </draw:circle>
          <draw:ellipse draw:style-name="gr51" draw:text-style-name="P25" draw:layer="layout" svg:width="0.06cm" svg:height="0.061cm" svg:x="10.171cm" svg:y="11.874cm">
            <text:p/>
          </draw:ellipse>
          <draw:circle draw:style-name="gr51" draw:text-style-name="P25" draw:layer="layout" svg:width="0.06cm" svg:height="0.06cm" svg:x="10.171cm" svg:y="11.975cm">
            <text:p/>
          </draw:circle>
          <draw:circle draw:style-name="gr51" draw:text-style-name="P25" draw:layer="layout" svg:width="0.06cm" svg:height="0.06cm" svg:x="10.171cm" svg:y="12.075cm">
            <text:p/>
          </draw:circle>
          <draw:circle draw:style-name="gr51" draw:text-style-name="P25" draw:layer="layout" svg:width="0.06cm" svg:height="0.059cm" svg:x="10.171cm" svg:y="12.175cm">
            <text:p/>
          </draw:circle>
          <draw:circle draw:style-name="gr51" draw:text-style-name="P25" draw:layer="layout" svg:width="0.06cm" svg:height="0.06cm" svg:x="10.171cm" svg:y="12.275cm">
            <text:p/>
          </draw:circle>
          <draw:ellipse draw:style-name="gr51" draw:text-style-name="P25" draw:layer="layout" svg:width="0.06cm" svg:height="0.061cm" svg:x="10.171cm" svg:y="12.374cm">
            <text:p/>
          </draw:ellipse>
          <draw:circle draw:style-name="gr51" draw:text-style-name="P25" draw:layer="layout" svg:width="0.06cm" svg:height="0.06cm" svg:x="10.171cm" svg:y="12.475cm">
            <text:p/>
          </draw:circle>
          <draw:circle draw:style-name="gr51" draw:text-style-name="P25" draw:layer="layout" svg:width="0.06cm" svg:height="0.06cm" svg:x="10.171cm" svg:y="12.575cm">
            <text:p/>
          </draw:circle>
          <draw:circle draw:style-name="gr51" draw:text-style-name="P25" draw:layer="layout" svg:width="0.06cm" svg:height="0.06cm" svg:x="10.171cm" svg:y="12.675cm">
            <text:p/>
          </draw:circle>
          <draw:circle draw:style-name="gr51" draw:text-style-name="P25" draw:layer="layout" svg:width="0.05cm" svg:height="0.05cm" svg:x="10.076cm" svg:y="11.53cm">
            <text:p/>
          </draw:circle>
          <draw:ellipse draw:style-name="gr51" draw:text-style-name="P25" draw:layer="layout" svg:width="0.05cm" svg:height="0.051cm" svg:x="10.076cm" svg:y="11.629cm">
            <text:p/>
          </draw:ellipse>
          <draw:ellipse draw:style-name="gr51" draw:text-style-name="P25" draw:layer="layout" svg:width="0.05cm" svg:height="0.051cm" svg:x="10.076cm" svg:y="11.729cm">
            <text:p/>
          </draw:ellipse>
          <draw:circle draw:style-name="gr51" draw:text-style-name="P25" draw:layer="layout" svg:width="0.05cm" svg:height="0.049cm" svg:x="10.076cm" svg:y="11.83cm">
            <text:p/>
          </draw:circle>
          <draw:circle draw:style-name="gr51" draw:text-style-name="P25" draw:layer="layout" svg:width="0.05cm" svg:height="0.049cm" svg:x="10.076cm" svg:y="11.93cm">
            <text:p/>
          </draw:circle>
          <draw:circle draw:style-name="gr51" draw:text-style-name="P25" draw:layer="layout" svg:width="0.05cm" svg:height="0.05cm" svg:x="10.076cm" svg:y="12.03cm">
            <text:p/>
          </draw:circle>
          <draw:ellipse draw:style-name="gr51" draw:text-style-name="P25" draw:layer="layout" svg:width="0.05cm" svg:height="0.051cm" svg:x="10.076cm" svg:y="12.129cm">
            <text:p/>
          </draw:ellipse>
          <draw:circle draw:style-name="gr51" draw:text-style-name="P25" draw:layer="layout" svg:width="0.05cm" svg:height="0.05cm" svg:x="10.076cm" svg:y="12.23cm">
            <text:p/>
          </draw:circle>
          <draw:circle draw:style-name="gr51" draw:text-style-name="P25" draw:layer="layout" svg:width="0.05cm" svg:height="0.05cm" svg:x="10.076cm" svg:y="12.33cm">
            <text:p/>
          </draw:circle>
          <draw:circle draw:style-name="gr51" draw:text-style-name="P25" draw:layer="layout" svg:width="0.05cm" svg:height="0.05cm" svg:x="10.076cm" svg:y="12.43cm">
            <text:p/>
          </draw:circle>
          <draw:circle draw:style-name="gr51" draw:text-style-name="P25" draw:layer="layout" svg:width="0.05cm" svg:height="0.05cm" svg:x="10.076cm" svg:y="12.53cm">
            <text:p/>
          </draw:circle>
          <draw:circle draw:style-name="gr51" draw:text-style-name="P25" draw:layer="layout" svg:width="0.05cm" svg:height="0.05cm" svg:x="10.076cm" svg:y="12.63cm">
            <text:p/>
          </draw:circle>
        </draw:g>
        <draw:polyline draw:style-name="gr44" draw:text-style-name="P2" draw:layer="layout" svg:width="1.303cm" svg:height="0.099cm" draw:transform="rotate (-0.0813323431429363) translate (10.2077745698828cm 12.1118888388533cm)" svg:viewBox="0 0 1304 100" draw:points="0,83 1097,0 1105,100 1304,83">
          <text:p/>
        </draw:polyline>
        <draw:polyline draw:style-name="gr5" draw:text-style-name="P2" draw:layer="layout" svg:width="1.51cm" svg:height="0.197cm" draw:transform="rotate (0.143640597439133) translate (10.188709262591cm 11.4040233911396cm)" svg:viewBox="0 0 1511 198" draw:points="0,86 691,198 720,0 1511,115">
          <text:p/>
        </draw:polyline>
        <draw:polyline draw:style-name="gr47" draw:text-style-name="P2" draw:layer="layout" svg:width="1.499cm" svg:height="0.401cm" draw:transform="rotate (-3.14159265358979) translate (11.701cm 13.101cm)" svg:viewBox="0 0 1500 402" draw:points="0,0 800,0 800,400 1500,402">
          <text:p/>
        </draw:polyline>
        <draw:line draw:style-name="gr45" draw:text-style-name="P22" draw:layer="layout" svg:x1="10.201cm" svg:y1="12.094cm" svg:x2="11.701cm" svg:y2="12.101cm">
          <text:p/>
        </draw:line>
        <draw:polyline draw:style-name="gr42" draw:text-style-name="P2" draw:layer="layout" svg:width="1.502cm" svg:height="0.099cm" draw:transform="rotate (0.0698131700797732) translate (10.1990469929726cm 11.7640706983043cm)" svg:viewBox="0 0 1503 100" draw:points="0,28 897,100 904,0 1503,42">
          <text:p/>
        </draw:polyline>
        <draw:line draw:style-name="gr43" draw:text-style-name="P2" draw:layer="layout" svg:x1="10.201cm" svg:y1="11.893cm" svg:x2="11.701cm" svg:y2="11.901cm">
          <text:p/>
        </draw:line>
        <draw:polyline draw:style-name="gr44" draw:text-style-name="P2" draw:layer="layout" svg:width="1.53cm" svg:height="0.291cm" draw:transform="rotate (-0.232652389290844) translate (10.2576785492704cm 11.7537923803618cm)" svg:viewBox="0 0 1531 292" draw:points="0,246 1072,0 1141,292 1531,200">
          <text:p/>
        </draw:polyline>
        <draw:polyline draw:style-name="gr46" draw:text-style-name="P2" draw:layer="layout" svg:width="1.513cm" svg:height="0.197cm" draw:transform="rotate (-0.156381500978692) translate (10.2244872489756cm 12.1470343335567cm)" svg:viewBox="0 0 1514 198" draw:points="0,151 989,0 1020,198 1514,120">
          <text:p/>
        </draw:polyline>
        <draw:polyline draw:style-name="gr16" draw:text-style-name="P2" draw:layer="layout" svg:width="1.529cm" svg:height="0.291cm" draw:transform="rotate (-0.229685329562454) translate (10.2467639601704cm 12.2012698199493cm)" svg:viewBox="0 0 1530 292" draw:points="0,201 877,0 946,292 1530,156">
          <text:p/>
        </draw:polyline>
        <draw:polyline draw:style-name="gr30" draw:text-style-name="P2" draw:layer="layout" svg:width="1.551cm" svg:height="0.381cm" draw:transform="rotate (-0.300545697193424) translate (10.2702641353005cm 12.2745199168782cm)" svg:viewBox="0 0 1552 382" draw:points="0,234 765,0 883,382 1552,175">
          <text:p/>
        </draw:polyline>
        <draw:polyline draw:style-name="gr41" draw:text-style-name="P2" draw:layer="layout" svg:width="1.511cm" svg:height="0.197cm" draw:transform="rotate (0.145211393765928) translate (10.1905468962204cm 11.61952125842cm)" svg:viewBox="0 0 1512 198" draw:points="0,72 790,198 819,0 1512,101">
          <text:p/>
        </draw:polyline>
        <draw:frame draw:style-name="gr52" draw:text-style-name="P23" draw:layer="layout" svg:width="0.133cm" svg:height="0.279cm" svg:x="10.468cm" svg:y="11.21cm">
          <draw:text-box>
            <text:p><text:span text:style-name="T4">1</text:span></text:p>
          </draw:text-box>
        </draw:frame>
        <draw:frame draw:style-name="gr53" draw:text-style-name="P24" draw:layer="layout" svg:width="1.7cm" svg:height="0.33cm" svg:x="10.101cm" svg:y="10.705cm">
          <draw:text-box>
            <text:p><text:span text:style-name="T8">Einspeisung</text:span></text:p>
          </draw:text-box>
        </draw:frame>
        <draw:frame draw:style-name="gr54" draw:text-style-name="P26" draw:layer="layout" svg:width="0.095cm" svg:height="0.084cm" svg:x="10.341cm" svg:y="12.605cm">
          <draw:text-box>
            <text:p><text:span text:style-name="T9">SS</text:span></text:p>
          </draw:text-box>
        </draw:frame>
        <draw:frame draw:style-name="gr54" draw:text-style-name="P26" draw:layer="layout" svg:width="0.095cm" svg:height="0.084cm" svg:x="10.341cm" svg:y="11.405cm">
          <draw:text-box>
            <text:p><text:span text:style-name="T9">NN</text:span></text:p>
          </draw:text-box>
        </draw:frame>
        <draw:frame draw:style-name="gr48" draw:text-style-name="P23" draw:layer="layout" svg:width="0.264cm" svg:height="0.276cm" svg:x="10.369cm" svg:y="12.726cm">
          <draw:text-box>
            <text:p><text:span text:style-name="T4">13</text:span></text:p>
          </draw:text-box>
        </draw:frame>
        <draw:frame draw:style-name="gr55" draw:text-style-name="P23" draw:layer="layout" svg:width="0.8cm" svg:height="0.276cm" svg:x="9.201cm" svg:y="13.033cm">
          <draw:text-box>
            <text:p><text:span text:style-name="T10">Stecker</text:span></text:p>
          </draw:text-box>
        </draw:frame>
        <draw:rect draw:style-name="gr37" draw:text-style-name="P10" draw:layer="layout" svg:width="0.2cm" svg:height="0.196cm" svg:x="11.701cm" svg:y="11.409cm">
          <text:p/>
        </draw:rect>
        <draw:frame draw:style-name="gr38" draw:text-style-name="P19" draw:layer="layout" svg:width="0.2cm" svg:height="0.2cm" svg:x="11.701cm" svg:y="11.405cm">
          <draw:text-box>
            <text:p><text:span text:style-name="T7">NS</text:span></text:p>
          </draw:text-box>
        </draw:frame>
        <draw:rect draw:style-name="gr37" draw:text-style-name="P10" draw:layer="layout" svg:width="0.2cm" svg:height="0.196cm" svg:x="11.701cm" svg:y="11.609cm">
          <text:p/>
        </draw:rect>
        <draw:frame draw:style-name="gr38" draw:text-style-name="P19" draw:layer="layout" svg:width="0.2cm" svg:height="0.2cm" svg:x="11.701cm" svg:y="11.605cm">
          <draw:text-box>
            <text:p><text:span text:style-name="T7">WA</text:span></text:p>
          </draw:text-box>
        </draw:frame>
        <draw:rect draw:style-name="gr37" draw:text-style-name="P10" draw:layer="layout" svg:width="0.2cm" svg:height="0.196cm" svg:x="11.701cm" svg:y="11.811cm">
          <text:p/>
        </draw:rect>
        <draw:frame draw:style-name="gr38" draw:text-style-name="P19" draw:layer="layout" svg:width="0.2cm" svg:height="0.2cm" svg:x="11.701cm" svg:y="11.807cm">
          <draw:text-box>
            <text:p><text:span text:style-name="T7">WB</text:span></text:p>
          </draw:text-box>
        </draw:frame>
        <draw:rect draw:style-name="gr37" draw:text-style-name="P10" draw:layer="layout" svg:width="0.2cm" svg:height="0.196cm" svg:x="11.701cm" svg:y="12.009cm">
          <text:p/>
        </draw:rect>
        <draw:frame draw:style-name="gr38" draw:text-style-name="P19" draw:layer="layout" svg:width="0.2cm" svg:height="0.2cm" svg:x="11.701cm" svg:y="12.005cm">
          <draw:text-box>
            <text:p><text:span text:style-name="T7">V+</text:span></text:p>
          </draw:text-box>
        </draw:frame>
        <draw:rect draw:style-name="gr37" draw:text-style-name="P10" draw:layer="layout" svg:width="0.2cm" svg:height="0.196cm" svg:x="11.701cm" svg:y="12.211cm">
          <text:p/>
        </draw:rect>
        <draw:frame draw:style-name="gr38" draw:text-style-name="P19" draw:layer="layout" svg:width="0.2cm" svg:height="0.2cm" svg:x="11.701cm" svg:y="12.207cm">
          <draw:text-box>
            <text:p><text:span text:style-name="T7">V-</text:span></text:p>
          </draw:text-box>
        </draw:frame>
        <draw:rect draw:style-name="gr37" draw:text-style-name="P10" draw:layer="layout" svg:width="0.2cm" svg:height="0.196cm" svg:x="11.701cm" svg:y="12.411cm">
          <text:p/>
        </draw:rect>
        <draw:frame draw:style-name="gr38" draw:text-style-name="P19" draw:layer="layout" svg:width="0.2cm" svg:height="0.2cm" svg:x="11.701cm" svg:y="12.407cm">
          <draw:text-box>
            <text:p><text:span text:style-name="T7">OB</text:span></text:p>
          </draw:text-box>
        </draw:frame>
        <draw:rect draw:style-name="gr37" draw:text-style-name="P10" draw:layer="layout" svg:width="0.2cm" svg:height="0.196cm" svg:x="11.701cm" svg:y="12.613cm">
          <text:p/>
        </draw:rect>
        <draw:frame draw:style-name="gr38" draw:text-style-name="P19" draw:layer="layout" svg:width="0.2cm" svg:height="0.2cm" svg:x="11.701cm" svg:y="12.609cm">
          <draw:text-box>
            <text:p><text:span text:style-name="T7">OA</text:span></text:p>
          </draw:text-box>
        </draw:frame>
        <draw:rect draw:style-name="gr37" draw:text-style-name="P10" draw:layer="layout" svg:width="0.2cm" svg:height="0.196cm" svg:x="11.701cm" svg:y="12.809cm">
          <text:p/>
        </draw:rect>
        <draw:frame draw:style-name="gr38" draw:text-style-name="P19" draw:layer="layout" svg:width="0.2cm" svg:height="0.2cm" svg:x="11.701cm" svg:y="12.805cm">
          <draw:text-box>
            <text:p><text:span text:style-name="T7">SN</text:span></text:p>
          </draw:text-box>
        </draw:frame>
        <draw:rect draw:style-name="gr37" draw:text-style-name="P10" draw:layer="layout" svg:width="0.2cm" svg:height="0.196cm" svg:x="11.701cm" svg:y="13.013cm">
          <text:p/>
        </draw:rect>
        <draw:frame draw:style-name="gr38" draw:text-style-name="P19" draw:layer="layout" svg:width="0.2cm" svg:height="0.2cm" svg:x="11.701cm" svg:y="13.009cm">
          <draw:text-box>
            <text:p><text:span text:style-name="T7">SS</text:span></text:p>
          </draw:text-box>
        </draw:frame>
        <draw:rect draw:style-name="gr37" draw:text-style-name="P10" draw:layer="layout" svg:width="0.2cm" svg:height="0.196cm" svg:x="11.701cm" svg:y="11.209cm">
          <text:p/>
        </draw:rect>
        <draw:frame draw:style-name="gr38" draw:text-style-name="P19" draw:layer="layout" svg:width="0.2cm" svg:height="0.2cm" svg:x="11.701cm" svg:y="11.205cm">
          <draw:text-box>
            <text:p><text:span text:style-name="T7">NN</text:span></text:p>
          </draw:text-box>
        </draw:frame>
        <draw:frame draw:style-name="gr56" draw:text-style-name="P27" draw:layer="layout" svg:width="0.558cm" svg:height="0.28cm" svg:x="10.341cm" svg:y="13.101cm">
          <draw:text-box draw:corner-radius="0.058cm">
            <text:p><text:span text:style-name="T11">Power</text:span></text:p>
          </draw:text-box>
        </draw:frame>
        <draw:frame draw:style-name="gr56" draw:text-style-name="P27" draw:layer="layout" svg:width="0.402cm" svg:height="0.28cm" svg:x="11.099cm" svg:y="13.101cm">
          <draw:text-box>
            <text:p><text:span text:style-name="T11">DCC</text:span></text:p>
          </draw:text-box>
        </draw:frame>
        <draw:g draw:style-name="gr11">
          <draw:rect draw:style-name="gr23" draw:text-style-name="P15" draw:layer="layout" svg:width="0.502cm" svg:height="0.7cm" svg:x="10.352cm" svg:y="13.352cm">
            <text:p/>
          </draw:rect>
          <draw:rect draw:style-name="gr24" draw:text-style-name="P16" draw:layer="layout" svg:width="0.4cm" svg:height="0.6cm" svg:x="10.4cm" svg:y="13.402cm">
            <text:p/>
          </draw:rect>
          <draw:circle draw:style-name="gr25" draw:text-style-name="P17" draw:layer="layout" svg:width="0.1cm" svg:height="0.1cm" svg:x="10.45cm" svg:y="13.452cm">
            <text:p/>
          </draw:circle>
          <draw:circle draw:style-name="gr25" draw:text-style-name="P17" draw:layer="layout" svg:width="0.1cm" svg:height="0.1cm" svg:x="10.65cm" svg:y="13.452cm">
            <text:p/>
          </draw:circle>
          <draw:circle draw:style-name="gr25" draw:text-style-name="P17" draw:layer="layout" svg:width="0.1cm" svg:height="0.1cm" svg:x="10.45cm" svg:y="13.652cm">
            <text:p/>
          </draw:circle>
          <draw:circle draw:style-name="gr25" draw:text-style-name="P17" draw:layer="layout" svg:width="0.1cm" svg:height="0.1cm" svg:x="10.65cm" svg:y="13.652cm">
            <text:p/>
          </draw:circle>
          <draw:circle draw:style-name="gr25" draw:text-style-name="P17" draw:layer="layout" svg:width="0.1cm" svg:height="0.1cm" svg:x="10.45cm" svg:y="13.852cm">
            <text:p/>
          </draw:circle>
          <draw:circle draw:style-name="gr25" draw:text-style-name="P17" draw:layer="layout" svg:width="0.1cm" svg:height="0.1cm" svg:x="10.65cm" svg:y="13.852cm">
            <text:p/>
          </draw:circle>
          <draw:rect draw:style-name="gr26" draw:text-style-name="P1" draw:layer="layout" svg:width="0.05cm" svg:height="0.2cm" svg:x="10.802cm" svg:y="13.602cm">
            <text:p/>
          </draw:rect>
        </draw:g>
        <draw:g draw:style-name="gr11">
          <draw:rect draw:style-name="gr23" draw:text-style-name="P15" draw:layer="layout" svg:width="0.502cm" svg:height="0.7cm" svg:x="11.052cm" svg:y="13.352cm">
            <text:p/>
          </draw:rect>
          <draw:rect draw:style-name="gr24" draw:text-style-name="P16" draw:layer="layout" svg:width="0.4cm" svg:height="0.6cm" svg:x="11.1cm" svg:y="13.402cm">
            <text:p/>
          </draw:rect>
          <draw:circle draw:style-name="gr25" draw:text-style-name="P17" draw:layer="layout" svg:width="0.1cm" svg:height="0.1cm" svg:x="11.15cm" svg:y="13.452cm">
            <text:p/>
          </draw:circle>
          <draw:circle draw:style-name="gr25" draw:text-style-name="P17" draw:layer="layout" svg:width="0.1cm" svg:height="0.1cm" svg:x="11.35cm" svg:y="13.452cm">
            <text:p/>
          </draw:circle>
          <draw:circle draw:style-name="gr25" draw:text-style-name="P17" draw:layer="layout" svg:width="0.1cm" svg:height="0.1cm" svg:x="11.15cm" svg:y="13.652cm">
            <text:p/>
          </draw:circle>
          <draw:circle draw:style-name="gr25" draw:text-style-name="P17" draw:layer="layout" svg:width="0.1cm" svg:height="0.1cm" svg:x="11.35cm" svg:y="13.652cm">
            <text:p/>
          </draw:circle>
          <draw:circle draw:style-name="gr25" draw:text-style-name="P17" draw:layer="layout" svg:width="0.1cm" svg:height="0.1cm" svg:x="11.15cm" svg:y="13.852cm">
            <text:p/>
          </draw:circle>
          <draw:circle draw:style-name="gr25" draw:text-style-name="P17" draw:layer="layout" svg:width="0.1cm" svg:height="0.1cm" svg:x="11.35cm" svg:y="13.852cm">
            <text:p/>
          </draw:circle>
          <draw:rect draw:style-name="gr26" draw:text-style-name="P1" draw:layer="layout" svg:width="0.05cm" svg:height="0.2cm" svg:x="11.502cm" svg:y="13.602cm">
            <text:p/>
          </draw:rect>
        </draw:g>
        <draw:frame draw:style-name="gr56" draw:text-style-name="P27" draw:layer="layout" svg:width="0.1cm" svg:height="0.2cm" svg:x="11.402cm" svg:y="13.902cm">
          <draw:text-box>
            <text:p><text:span text:style-name="T11">1</text:span></text:p>
          </draw:text-box>
        </draw:frame>
        <draw:g draw:style-name="gr11">
          <draw:rect draw:style-name="gr57" draw:text-style-name="P10" draw:layer="layout" svg:width="1.6cm" svg:height="0.4cm" draw:transform="rotate (1.5707963267949) translate (12.001cm 13.051cm)">
            <text:p/>
          </draw:rect>
          <draw:frame draw:style-name="gr22" draw:text-style-name="P28" draw:layer="layout" svg:width="1.39cm" svg:height="0.25cm" draw:transform="rotate (1.5707963267949) translate (12.071cm 12.941cm)">
            <draw:text-box>
              <text:p><text:span text:style-name="T12">RW_5V_SUB25_10</text:span></text:p>
            </draw:text-box>
          </draw:frame>
        </draw:g>
        <draw:frame draw:style-name="gr55" draw:text-style-name="P23" draw:layer="layout" svg:width="0.8cm" svg:height="0.276cm" svg:x="9.005cm" svg:y="11.133cm">
          <draw:text-box>
            <text:p><text:span text:style-name="T10">Buchsen</text:span></text:p>
          </draw:text-box>
        </draw:frame>
        <draw:g draw:style-name="gr11">
          <draw:rect draw:style-name="gr23" draw:text-style-name="P15" draw:layer="layout" svg:width="0.502cm" svg:height="0.7cm" draw:transform="rotate (-1.5707963267949) translate (14.25cm 13.352cm)">
            <text:p/>
          </draw:rect>
          <draw:rect draw:style-name="gr24" draw:text-style-name="P16" draw:layer="layout" svg:width="0.4cm" svg:height="0.6cm" draw:transform="rotate (-1.5707963267949) translate (14.2cm 13.4cm)">
            <text:p/>
          </draw:rect>
          <draw:circle draw:style-name="gr25" draw:text-style-name="P17" draw:layer="layout" svg:width="0.1cm" svg:height="0.1cm" draw:transform="rotate (-1.5707963267949) translate (14.15cm 13.45cm)">
            <text:p/>
          </draw:circle>
          <draw:circle draw:style-name="gr25" draw:text-style-name="P17" draw:layer="layout" svg:width="0.1cm" svg:height="0.1cm" draw:transform="rotate (-1.5707963267949) translate (14.15cm 13.65cm)">
            <text:p/>
          </draw:circle>
          <draw:circle draw:style-name="gr25" draw:text-style-name="P17" draw:layer="layout" svg:width="0.1cm" svg:height="0.1cm" draw:transform="rotate (-1.5707963267949) translate (13.95cm 13.45cm)">
            <text:p/>
          </draw:circle>
          <draw:circle draw:style-name="gr25" draw:text-style-name="P17" draw:layer="layout" svg:width="0.1cm" svg:height="0.1cm" draw:transform="rotate (-1.5707963267949) translate (13.95cm 13.65cm)">
            <text:p/>
          </draw:circle>
          <draw:circle draw:style-name="gr25" draw:text-style-name="P17" draw:layer="layout" svg:width="0.1cm" svg:height="0.1cm" draw:transform="rotate (-1.5707963267949) translate (13.75cm 13.45cm)">
            <text:p/>
          </draw:circle>
          <draw:circle draw:style-name="gr25" draw:text-style-name="P17" draw:layer="layout" svg:width="0.1cm" svg:height="0.1cm" draw:transform="rotate (-1.5707963267949) translate (13.75cm 13.65cm)">
            <text:p/>
          </draw:circle>
          <draw:rect draw:style-name="gr26" draw:text-style-name="P1" draw:layer="layout" svg:width="0.05cm" svg:height="0.2cm" draw:transform="rotate (-1.5707963267949) translate (14cm 13.802cm)">
            <text:p/>
          </draw:rect>
        </draw:g>
        <draw:g draw:style-name="gr11">
          <draw:rect draw:style-name="gr23" draw:text-style-name="P15" draw:layer="layout" svg:width="0.502cm" svg:height="0.7cm" svg:x="14.152cm" svg:y="14.052cm">
            <text:p/>
          </draw:rect>
          <draw:rect draw:style-name="gr24" draw:text-style-name="P16" draw:layer="layout" svg:width="0.4cm" svg:height="0.6cm" svg:x="14.2cm" svg:y="14.102cm">
            <text:p/>
          </draw:rect>
          <draw:circle draw:style-name="gr25" draw:text-style-name="P17" draw:layer="layout" svg:width="0.1cm" svg:height="0.1cm" svg:x="14.25cm" svg:y="14.152cm">
            <text:p/>
          </draw:circle>
          <draw:circle draw:style-name="gr25" draw:text-style-name="P17" draw:layer="layout" svg:width="0.1cm" svg:height="0.1cm" svg:x="14.45cm" svg:y="14.152cm">
            <text:p/>
          </draw:circle>
          <draw:circle draw:style-name="gr25" draw:text-style-name="P17" draw:layer="layout" svg:width="0.1cm" svg:height="0.1cm" svg:x="14.25cm" svg:y="14.352cm">
            <text:p/>
          </draw:circle>
          <draw:circle draw:style-name="gr25" draw:text-style-name="P17" draw:layer="layout" svg:width="0.1cm" svg:height="0.1cm" svg:x="14.45cm" svg:y="14.352cm">
            <text:p/>
          </draw:circle>
          <draw:circle draw:style-name="gr25" draw:text-style-name="P17" draw:layer="layout" svg:width="0.1cm" svg:height="0.1cm" svg:x="14.25cm" svg:y="14.552cm">
            <text:p/>
          </draw:circle>
          <draw:circle draw:style-name="gr25" draw:text-style-name="P17" draw:layer="layout" svg:width="0.1cm" svg:height="0.1cm" svg:x="14.45cm" svg:y="14.552cm">
            <text:p/>
          </draw:circle>
          <draw:rect draw:style-name="gr26" draw:text-style-name="P1" draw:layer="layout" svg:width="0.05cm" svg:height="0.2cm" svg:x="14.602cm" svg:y="14.302cm">
            <text:p/>
          </draw:rect>
        </draw:g>
        <draw:rect draw:style-name="gr23" draw:text-style-name="P15" draw:layer="layout" svg:width="0.5cm" svg:height="1.1cm" draw:transform="rotate (-1.5707963267949) translate (15.45cm 13.352cm)">
          <text:p/>
        </draw:rect>
        <draw:rect draw:style-name="gr24" draw:text-style-name="P16" draw:layer="layout" svg:width="0.4cm" svg:height="1.001cm" draw:transform="rotate (-1.5707963267949) translate (15.401cm 13.4cm)">
          <text:p/>
        </draw:rect>
        <draw:circle draw:style-name="gr25" draw:text-style-name="P17" draw:layer="layout" svg:width="0.1cm" svg:height="0.1cm" draw:transform="rotate (-1.5707963267949) translate (14.95cm 13.45cm)">
          <text:p/>
        </draw:circle>
        <draw:circle draw:style-name="gr25" draw:text-style-name="P17" draw:layer="layout" svg:width="0.1cm" svg:height="0.1cm" draw:transform="rotate (-1.5707963267949) translate (14.95cm 13.65cm)">
          <text:p/>
        </draw:circle>
        <draw:circle draw:style-name="gr25" draw:text-style-name="P17" draw:layer="layout" svg:width="0.1cm" svg:height="0.1cm" draw:transform="rotate (-1.5707963267949) translate (14.75cm 13.45cm)">
          <text:p/>
        </draw:circle>
        <draw:circle draw:style-name="gr25" draw:text-style-name="P17" draw:layer="layout" svg:width="0.1cm" svg:height="0.1cm" draw:transform="rotate (-1.5707963267949) translate (14.75cm 13.65cm)">
          <text:p/>
        </draw:circle>
        <draw:circle draw:style-name="gr25" draw:text-style-name="P17" draw:layer="layout" svg:width="0.1cm" svg:height="0.1cm" draw:transform="rotate (-1.5707963267949) translate (14.55cm 13.45cm)">
          <text:p/>
        </draw:circle>
        <draw:circle draw:style-name="gr25" draw:text-style-name="P17" draw:layer="layout" svg:width="0.1cm" svg:height="0.1cm" draw:transform="rotate (-1.5707963267949) translate (14.55cm 13.65cm)">
          <text:p/>
        </draw:circle>
        <draw:rect draw:style-name="gr26" draw:text-style-name="P1" draw:layer="layout" svg:width="0.05cm" svg:height="0.2cm" draw:transform="rotate (-1.5707963267949) translate (15cm 13.802cm)">
          <text:p/>
        </draw:rect>
        <draw:frame draw:style-name="gr56" draw:text-style-name="P27" draw:layer="layout" svg:width="0.1cm" svg:height="0.2cm" svg:x="14.502cm" svg:y="14.702cm">
          <draw:text-box>
            <text:p><text:span text:style-name="T11">1</text:span></text:p>
          </draw:text-box>
        </draw:frame>
        <draw:frame draw:style-name="gr56" draw:text-style-name="P27" draw:layer="layout" svg:width="0.1cm" svg:height="0.2cm" svg:x="13.601cm" svg:y="13.801cm">
          <draw:text-box>
            <text:p><text:span text:style-name="T11">1</text:span></text:p>
          </draw:text-box>
        </draw:frame>
        <draw:frame draw:style-name="gr56" draw:text-style-name="P27" draw:layer="layout" svg:width="0.1cm" svg:height="0.2cm" svg:x="14.401cm" svg:y="13.801cm">
          <draw:text-box>
            <text:p><text:span text:style-name="T11">1</text:span></text:p>
          </draw:text-box>
        </draw:frame>
        <draw:circle draw:style-name="gr25" draw:text-style-name="P17" draw:layer="layout" svg:width="0.1cm" svg:height="0.1cm" draw:transform="rotate (-1.5707963267949) translate (15.352cm 13.448cm)">
          <text:p/>
        </draw:circle>
        <draw:circle draw:style-name="gr25" draw:text-style-name="P17" draw:layer="layout" svg:width="0.1cm" svg:height="0.1cm" draw:transform="rotate (-1.5707963267949) translate (15.352cm 13.648cm)">
          <text:p/>
        </draw:circle>
        <draw:circle draw:style-name="gr25" draw:text-style-name="P17" draw:layer="layout" svg:width="0.1cm" svg:height="0.1cm" draw:transform="rotate (-1.5707963267949) translate (15.152cm 13.448cm)">
          <text:p/>
        </draw:circle>
        <draw:circle draw:style-name="gr25" draw:text-style-name="P17" draw:layer="layout" svg:width="0.1cm" svg:height="0.1cm" draw:transform="rotate (-1.5707963267949) translate (15.152cm 13.648cm)">
          <text:p/>
        </draw:circle>
        <draw:polyline draw:style-name="gr58" draw:text-style-name="P2" draw:layer="layout" svg:width="4.099cm" svg:height="0.699cm" svg:x="10.201cm" svg:y="13.501cm" svg:viewBox="0 0 4100 700" draw:points="4100,700 0,700 1,0 301,0">
          <text:p/>
        </draw:polyline>
        <draw:polyline draw:style-name="gr59" draw:text-style-name="P2" draw:layer="layout" svg:width="4.399cm" svg:height="0.799cm" svg:x="10.101cm" svg:y="13.501cm" svg:viewBox="0 0 4400 800" draw:points="4400,700 4300,800 0,800 1,100 501,100 601,0">
          <text:p/>
        </draw:polyline>
        <draw:polyline draw:style-name="gr60" draw:text-style-name="P2" draw:layer="layout" svg:width="4.799cm" svg:height="0.799cm" svg:x="9.701cm" svg:y="13.901cm" svg:viewBox="0 0 4800 800" draw:points="4800,700 4700,800 0,800 1,100 901,100 1001,0">
          <text:p/>
        </draw:polyline>
        <draw:polyline draw:style-name="gr61" draw:text-style-name="P2" draw:layer="layout" svg:width="4.499cm" svg:height="0.699cm" svg:x="9.801cm" svg:y="13.901cm" svg:viewBox="0 0 4500 700" draw:points="4500,700 0,700 1,300 1,0 701,0">
          <text:p/>
        </draw:polyline>
        <draw:polyline draw:style-name="gr62" draw:text-style-name="P2" draw:layer="layout" svg:width="4.599cm" svg:height="0.799cm" svg:x="9.901cm" svg:y="13.701cm" svg:viewBox="0 0 4600 800" draw:points="4600,700 4500,800 0,800 1,100 701,100 801,0">
          <text:p/>
        </draw:polyline>
        <draw:polyline draw:style-name="gr63" draw:text-style-name="P2" draw:layer="layout" svg:width="4.299cm" svg:height="0.699cm" svg:x="10.001cm" svg:y="13.701cm" svg:viewBox="0 0 4300 700" draw:points="4300,700 0,700 1,0 501,0">
          <text:p/>
        </draw:polyline>
        <draw:polyline draw:style-name="gr60" draw:text-style-name="P2" draw:layer="layout" svg:width="1.399cm" svg:height="2.299cm" svg:x="13.601cm" svg:y="11.401cm" svg:viewBox="0 0 1400 2300" draw:points="1300,0 1400,100 1400,800 0,800 0,2200 100,2300">
          <text:p/>
        </draw:polyline>
        <draw:polyline draw:style-name="gr62" draw:text-style-name="P2" draw:layer="layout" svg:width="0.999cm" svg:height="2.299cm" svg:x="13.801cm" svg:y="11.401cm" svg:viewBox="0 0 1000 2300" draw:points="900,0 1000,100 1000,1000 0,1000 0,2200 100,2300">
          <text:p/>
        </draw:polyline>
        <draw:polyline draw:style-name="gr59" draw:text-style-name="P2" draw:layer="layout" svg:width="0.599cm" svg:height="2.299cm" svg:x="14.001cm" svg:y="11.401cm" svg:viewBox="0 0 600 2300" draw:points="500,0 600,100 600,1200 0,1200 0,2200 100,2300">
          <text:p/>
        </draw:polyline>
        <draw:frame draw:style-name="gr56" draw:text-style-name="P27" draw:layer="layout" svg:width="0.1cm" svg:height="0.2cm" svg:x="10.702cm" svg:y="13.902cm">
          <draw:text-box>
            <text:p><text:span text:style-name="T11">1</text:span></text:p>
          </draw:text-box>
        </draw:frame>
        <draw:polyline draw:style-name="gr64" draw:text-style-name="P2" draw:layer="layout" svg:width="1.199cm" svg:height="1.899cm" svg:x="13.701cm" svg:y="11.601cm" svg:viewBox="0 0 1200 1900" draw:points="1200,0 1200,700 0,700 0,1900">
          <text:p/>
        </draw:polyline>
        <draw:polyline draw:style-name="gr65" draw:text-style-name="P2" draw:layer="layout" svg:width="0.799cm" svg:height="1.899cm" svg:x="13.901cm" svg:y="11.601cm" svg:viewBox="0 0 800 1900" draw:points="0,1900 0,900 800,900 800,0">
          <text:p/>
        </draw:polyline>
        <draw:polyline draw:style-name="gr66" draw:text-style-name="P2" draw:layer="layout" svg:width="0.399cm" svg:height="1.899cm" svg:x="14.101cm" svg:y="11.601cm" svg:viewBox="0 0 400 1900" draw:points="0,1900 0,1100 400,1100 400,0">
          <text:p/>
        </draw:polyline>
        <draw:rect draw:style-name="gr57" draw:text-style-name="P10" draw:layer="layout" svg:width="1.1cm" svg:height="0.4cm" svg:x="14.801cm" svg:y="14.351cm">
          <text:p/>
        </draw:rect>
        <draw:frame draw:style-name="gr22" draw:text-style-name="P28" draw:layer="layout" svg:width="0.89cm" svg:height="0.25cm" svg:x="14.911cm" svg:y="14.421cm">
          <draw:text-box>
            <text:p><text:span text:style-name="T12">RW_5V_W2</text:span></text:p>
          </draw:text-box>
        </draw:frame>
        <draw:rect draw:style-name="gr57" draw:text-style-name="P10" draw:layer="layout" svg:width="0.4cm" svg:height="1.1cm" svg:x="15.251cm" svg:y="10.801cm">
          <text:p/>
        </draw:rect>
        <draw:frame draw:style-name="gr22" draw:text-style-name="P28" draw:layer="layout" svg:width="0.93cm" svg:height="0.25cm" draw:transform="rotate (1.5707963267949) translate (15.321cm 11.831cm)">
          <draw:text-box>
            <text:p><text:span text:style-name="T12">CON_6pol_3</text:span></text:p>
          </draw:text-box>
        </draw:frame>
        <draw:g draw:style-name="gr11">
          <draw:polygon draw:style-name="gr39" draw:text-style-name="P20" draw:layer="layout" svg:width="0.299cm" svg:height="1.399cm" svg:x="9.7cm" svg:y="11.4cm" svg:viewBox="0 0 300 1400" draw:points="0,26 43,0 86,0 200,50 300,200 300,1200 200,1350 86,1400 43,1400 0,1374">
            <text:p/>
          </draw:polygon>
          <draw:circle draw:style-name="gr40" draw:text-style-name="P21" draw:layer="layout" svg:width="0.06cm" svg:height="0.06cm" svg:x="9.77cm" svg:y="11.47cm">
            <text:p/>
          </draw:circle>
          <draw:circle draw:style-name="gr40" draw:text-style-name="P21" draw:layer="layout" svg:width="0.06cm" svg:height="0.06cm" svg:x="9.77cm" svg:y="11.57cm">
            <text:p/>
          </draw:circle>
          <draw:circle draw:style-name="gr40" draw:text-style-name="P21" draw:layer="layout" svg:width="0.06cm" svg:height="0.06cm" svg:x="9.77cm" svg:y="11.67cm">
            <text:p/>
          </draw:circle>
          <draw:circle draw:style-name="gr40" draw:text-style-name="P21" draw:layer="layout" svg:width="0.06cm" svg:height="0.06cm" svg:x="9.77cm" svg:y="11.77cm">
            <text:p/>
          </draw:circle>
          <draw:circle draw:style-name="gr40" draw:text-style-name="P21" draw:layer="layout" svg:width="0.06cm" svg:height="0.06cm" svg:x="9.77cm" svg:y="11.87cm">
            <text:p/>
          </draw:circle>
          <draw:circle draw:style-name="gr40" draw:text-style-name="P21" draw:layer="layout" svg:width="0.06cm" svg:height="0.06cm" svg:x="9.77cm" svg:y="11.97cm">
            <text:p/>
          </draw:circle>
          <draw:circle draw:style-name="gr40" draw:text-style-name="P21" draw:layer="layout" svg:width="0.06cm" svg:height="0.06cm" svg:x="9.77cm" svg:y="12.07cm">
            <text:p/>
          </draw:circle>
          <draw:circle draw:style-name="gr40" draw:text-style-name="P21" draw:layer="layout" svg:width="0.06cm" svg:height="0.06cm" svg:x="9.77cm" svg:y="12.17cm">
            <text:p/>
          </draw:circle>
          <draw:circle draw:style-name="gr40" draw:text-style-name="P21" draw:layer="layout" svg:width="0.06cm" svg:height="0.06cm" svg:x="9.77cm" svg:y="12.27cm">
            <text:p/>
          </draw:circle>
          <draw:circle draw:style-name="gr40" draw:text-style-name="P21" draw:layer="layout" svg:width="0.06cm" svg:height="0.06cm" svg:x="9.77cm" svg:y="12.37cm">
            <text:p/>
          </draw:circle>
          <draw:circle draw:style-name="gr40" draw:text-style-name="P21" draw:layer="layout" svg:width="0.06cm" svg:height="0.06cm" svg:x="9.77cm" svg:y="12.47cm">
            <text:p/>
          </draw:circle>
          <draw:circle draw:style-name="gr40" draw:text-style-name="P21" draw:layer="layout" svg:width="0.06cm" svg:height="0.06cm" svg:x="9.77cm" svg:y="12.57cm">
            <text:p/>
          </draw:circle>
          <draw:circle draw:style-name="gr40" draw:text-style-name="P21" draw:layer="layout" svg:width="0.06cm" svg:height="0.06cm" svg:x="9.77cm" svg:y="12.67cm">
            <text:p/>
          </draw:circle>
          <draw:circle draw:style-name="gr40" draw:text-style-name="P21" draw:layer="layout" svg:width="0.05cm" svg:height="0.05cm" svg:x="9.875cm" svg:y="11.525cm">
            <text:p/>
          </draw:circle>
          <draw:circle draw:style-name="gr40" draw:text-style-name="P21" draw:layer="layout" svg:width="0.05cm" svg:height="0.05cm" svg:x="9.875cm" svg:y="11.625cm">
            <text:p/>
          </draw:circle>
          <draw:circle draw:style-name="gr40" draw:text-style-name="P21" draw:layer="layout" svg:width="0.05cm" svg:height="0.05cm" svg:x="9.875cm" svg:y="11.725cm">
            <text:p/>
          </draw:circle>
          <draw:circle draw:style-name="gr40" draw:text-style-name="P21" draw:layer="layout" svg:width="0.05cm" svg:height="0.05cm" svg:x="9.875cm" svg:y="11.825cm">
            <text:p/>
          </draw:circle>
          <draw:circle draw:style-name="gr40" draw:text-style-name="P21" draw:layer="layout" svg:width="0.05cm" svg:height="0.05cm" svg:x="9.875cm" svg:y="11.925cm">
            <text:p/>
          </draw:circle>
          <draw:circle draw:style-name="gr40" draw:text-style-name="P21" draw:layer="layout" svg:width="0.05cm" svg:height="0.05cm" svg:x="9.875cm" svg:y="12.025cm">
            <text:p/>
          </draw:circle>
          <draw:circle draw:style-name="gr40" draw:text-style-name="P21" draw:layer="layout" svg:width="0.05cm" svg:height="0.05cm" svg:x="9.875cm" svg:y="12.125cm">
            <text:p/>
          </draw:circle>
          <draw:circle draw:style-name="gr40" draw:text-style-name="P21" draw:layer="layout" svg:width="0.05cm" svg:height="0.05cm" svg:x="9.875cm" svg:y="12.225cm">
            <text:p/>
          </draw:circle>
          <draw:circle draw:style-name="gr40" draw:text-style-name="P21" draw:layer="layout" svg:width="0.05cm" svg:height="0.05cm" svg:x="9.875cm" svg:y="12.325cm">
            <text:p/>
          </draw:circle>
          <draw:circle draw:style-name="gr40" draw:text-style-name="P21" draw:layer="layout" svg:width="0.05cm" svg:height="0.05cm" svg:x="9.875cm" svg:y="12.425cm">
            <text:p/>
          </draw:circle>
          <draw:circle draw:style-name="gr40" draw:text-style-name="P21" draw:layer="layout" svg:width="0.05cm" svg:height="0.05cm" svg:x="9.875cm" svg:y="12.525cm">
            <text:p/>
          </draw:circle>
          <draw:circle draw:style-name="gr40" draw:text-style-name="P21" draw:layer="layout" svg:width="0.05cm" svg:height="0.05cm" svg:x="9.875cm" svg:y="12.625cm">
            <text:p/>
          </draw:circle>
        </draw:g>
        <draw:g draw:style-name="gr11">
          <draw:polygon draw:style-name="gr39" draw:text-style-name="P20" draw:layer="layout" svg:width="0.299cm" svg:height="1.399cm" svg:x="8.7cm" svg:y="11.4cm" svg:viewBox="0 0 300 1400" draw:points="300,26 257,0 214,0 100,50 0,200 0,1200 100,1350 214,1400 257,1400 300,1374">
            <text:p/>
          </draw:polygon>
          <draw:circle draw:style-name="gr40" draw:text-style-name="P21" draw:layer="layout" svg:width="0.06cm" svg:height="0.06cm" svg:x="8.87cm" svg:y="11.47cm">
            <text:p/>
          </draw:circle>
          <draw:circle draw:style-name="gr40" draw:text-style-name="P21" draw:layer="layout" svg:width="0.06cm" svg:height="0.06cm" svg:x="8.87cm" svg:y="11.57cm">
            <text:p/>
          </draw:circle>
          <draw:circle draw:style-name="gr40" draw:text-style-name="P21" draw:layer="layout" svg:width="0.06cm" svg:height="0.06cm" svg:x="8.87cm" svg:y="11.67cm">
            <text:p/>
          </draw:circle>
          <draw:circle draw:style-name="gr40" draw:text-style-name="P21" draw:layer="layout" svg:width="0.06cm" svg:height="0.06cm" svg:x="8.87cm" svg:y="11.77cm">
            <text:p/>
          </draw:circle>
          <draw:circle draw:style-name="gr40" draw:text-style-name="P21" draw:layer="layout" svg:width="0.06cm" svg:height="0.06cm" svg:x="8.87cm" svg:y="11.87cm">
            <text:p/>
          </draw:circle>
          <draw:circle draw:style-name="gr40" draw:text-style-name="P21" draw:layer="layout" svg:width="0.06cm" svg:height="0.06cm" svg:x="8.87cm" svg:y="11.97cm">
            <text:p/>
          </draw:circle>
          <draw:circle draw:style-name="gr40" draw:text-style-name="P21" draw:layer="layout" svg:width="0.06cm" svg:height="0.06cm" svg:x="8.87cm" svg:y="12.07cm">
            <text:p/>
          </draw:circle>
          <draw:circle draw:style-name="gr40" draw:text-style-name="P21" draw:layer="layout" svg:width="0.06cm" svg:height="0.06cm" svg:x="8.87cm" svg:y="12.17cm">
            <text:p/>
          </draw:circle>
          <draw:circle draw:style-name="gr40" draw:text-style-name="P21" draw:layer="layout" svg:width="0.06cm" svg:height="0.06cm" svg:x="8.87cm" svg:y="12.27cm">
            <text:p/>
          </draw:circle>
          <draw:circle draw:style-name="gr40" draw:text-style-name="P21" draw:layer="layout" svg:width="0.06cm" svg:height="0.06cm" svg:x="8.87cm" svg:y="12.37cm">
            <text:p/>
          </draw:circle>
          <draw:circle draw:style-name="gr40" draw:text-style-name="P21" draw:layer="layout" svg:width="0.06cm" svg:height="0.06cm" svg:x="8.87cm" svg:y="12.47cm">
            <text:p/>
          </draw:circle>
          <draw:circle draw:style-name="gr40" draw:text-style-name="P21" draw:layer="layout" svg:width="0.06cm" svg:height="0.06cm" svg:x="8.87cm" svg:y="12.57cm">
            <text:p/>
          </draw:circle>
          <draw:circle draw:style-name="gr40" draw:text-style-name="P21" draw:layer="layout" svg:width="0.06cm" svg:height="0.06cm" svg:x="8.87cm" svg:y="12.67cm">
            <text:p/>
          </draw:circle>
          <draw:circle draw:style-name="gr40" draw:text-style-name="P21" draw:layer="layout" svg:width="0.05cm" svg:height="0.05cm" svg:x="8.775cm" svg:y="11.525cm">
            <text:p/>
          </draw:circle>
          <draw:circle draw:style-name="gr40" draw:text-style-name="P21" draw:layer="layout" svg:width="0.05cm" svg:height="0.05cm" svg:x="8.775cm" svg:y="11.625cm">
            <text:p/>
          </draw:circle>
          <draw:circle draw:style-name="gr40" draw:text-style-name="P21" draw:layer="layout" svg:width="0.05cm" svg:height="0.05cm" svg:x="8.775cm" svg:y="11.725cm">
            <text:p/>
          </draw:circle>
          <draw:circle draw:style-name="gr40" draw:text-style-name="P21" draw:layer="layout" svg:width="0.05cm" svg:height="0.05cm" svg:x="8.775cm" svg:y="11.825cm">
            <text:p/>
          </draw:circle>
          <draw:circle draw:style-name="gr40" draw:text-style-name="P21" draw:layer="layout" svg:width="0.05cm" svg:height="0.05cm" svg:x="8.775cm" svg:y="11.925cm">
            <text:p/>
          </draw:circle>
          <draw:circle draw:style-name="gr40" draw:text-style-name="P21" draw:layer="layout" svg:width="0.05cm" svg:height="0.05cm" svg:x="8.775cm" svg:y="12.025cm">
            <text:p/>
          </draw:circle>
          <draw:circle draw:style-name="gr40" draw:text-style-name="P21" draw:layer="layout" svg:width="0.05cm" svg:height="0.05cm" svg:x="8.775cm" svg:y="12.125cm">
            <text:p/>
          </draw:circle>
          <draw:circle draw:style-name="gr40" draw:text-style-name="P21" draw:layer="layout" svg:width="0.05cm" svg:height="0.05cm" svg:x="8.775cm" svg:y="12.225cm">
            <text:p/>
          </draw:circle>
          <draw:circle draw:style-name="gr40" draw:text-style-name="P21" draw:layer="layout" svg:width="0.05cm" svg:height="0.05cm" svg:x="8.775cm" svg:y="12.325cm">
            <text:p/>
          </draw:circle>
          <draw:circle draw:style-name="gr40" draw:text-style-name="P21" draw:layer="layout" svg:width="0.05cm" svg:height="0.05cm" svg:x="8.775cm" svg:y="12.425cm">
            <text:p/>
          </draw:circle>
          <draw:circle draw:style-name="gr40" draw:text-style-name="P21" draw:layer="layout" svg:width="0.05cm" svg:height="0.05cm" svg:x="8.775cm" svg:y="12.525cm">
            <text:p/>
          </draw:circle>
          <draw:circle draw:style-name="gr40" draw:text-style-name="P21" draw:layer="layout" svg:width="0.05cm" svg:height="0.05cm" svg:x="8.775cm" svg:y="12.625cm">
            <text:p/>
          </draw:circle>
        </draw:g>
        <draw:line draw:style-name="gr70" draw:text-style-name="P2" draw:layer="layout" svg:x1="9.05cm" svg:y1="12.1cm" svg:x2="9.65cm" svg:y2="12.1cm">
          <text:p/>
        </draw:line>
        <draw:g draw:style-name="gr11">
          <draw:polygon draw:style-name="gr39" draw:text-style-name="P20" draw:layer="layout" svg:width="0.299cm" svg:height="1.399cm" svg:x="8.401cm" svg:y="11.405cm" svg:viewBox="0 0 300 1400" draw:points="0,26 43,0 86,0 200,50 300,200 300,1200 200,1350 86,1400 43,1400 0,1374">
            <text:p/>
          </draw:polygon>
          <draw:ellipse draw:style-name="gr51" draw:text-style-name="P25" draw:layer="layout" svg:width="0.06cm" svg:height="0.061cm" svg:x="8.471cm" svg:y="11.474cm">
            <text:p/>
          </draw:ellipse>
          <draw:circle draw:style-name="gr51" draw:text-style-name="P25" draw:layer="layout" svg:width="0.06cm" svg:height="0.06cm" svg:x="8.471cm" svg:y="11.575cm">
            <text:p/>
          </draw:circle>
          <draw:circle draw:style-name="gr51" draw:text-style-name="P25" draw:layer="layout" svg:width="0.06cm" svg:height="0.059cm" svg:x="8.471cm" svg:y="11.675cm">
            <text:p/>
          </draw:circle>
          <draw:circle draw:style-name="gr51" draw:text-style-name="P25" draw:layer="layout" svg:width="0.06cm" svg:height="0.06cm" svg:x="8.471cm" svg:y="11.775cm">
            <text:p/>
          </draw:circle>
          <draw:ellipse draw:style-name="gr51" draw:text-style-name="P25" draw:layer="layout" svg:width="0.06cm" svg:height="0.061cm" svg:x="8.471cm" svg:y="11.874cm">
            <text:p/>
          </draw:ellipse>
          <draw:circle draw:style-name="gr51" draw:text-style-name="P25" draw:layer="layout" svg:width="0.06cm" svg:height="0.06cm" svg:x="8.471cm" svg:y="11.975cm">
            <text:p/>
          </draw:circle>
          <draw:circle draw:style-name="gr51" draw:text-style-name="P25" draw:layer="layout" svg:width="0.06cm" svg:height="0.06cm" svg:x="8.471cm" svg:y="12.075cm">
            <text:p/>
          </draw:circle>
          <draw:circle draw:style-name="gr51" draw:text-style-name="P25" draw:layer="layout" svg:width="0.06cm" svg:height="0.059cm" svg:x="8.471cm" svg:y="12.175cm">
            <text:p/>
          </draw:circle>
          <draw:circle draw:style-name="gr51" draw:text-style-name="P25" draw:layer="layout" svg:width="0.06cm" svg:height="0.06cm" svg:x="8.471cm" svg:y="12.275cm">
            <text:p/>
          </draw:circle>
          <draw:ellipse draw:style-name="gr51" draw:text-style-name="P25" draw:layer="layout" svg:width="0.06cm" svg:height="0.061cm" svg:x="8.471cm" svg:y="12.374cm">
            <text:p/>
          </draw:ellipse>
          <draw:circle draw:style-name="gr51" draw:text-style-name="P25" draw:layer="layout" svg:width="0.06cm" svg:height="0.06cm" svg:x="8.471cm" svg:y="12.475cm">
            <text:p/>
          </draw:circle>
          <draw:circle draw:style-name="gr51" draw:text-style-name="P25" draw:layer="layout" svg:width="0.06cm" svg:height="0.06cm" svg:x="8.471cm" svg:y="12.575cm">
            <text:p/>
          </draw:circle>
          <draw:circle draw:style-name="gr51" draw:text-style-name="P25" draw:layer="layout" svg:width="0.06cm" svg:height="0.06cm" svg:x="8.471cm" svg:y="12.675cm">
            <text:p/>
          </draw:circle>
          <draw:circle draw:style-name="gr51" draw:text-style-name="P25" draw:layer="layout" svg:width="0.05cm" svg:height="0.05cm" svg:x="8.576cm" svg:y="11.53cm">
            <text:p/>
          </draw:circle>
          <draw:ellipse draw:style-name="gr51" draw:text-style-name="P25" draw:layer="layout" svg:width="0.05cm" svg:height="0.051cm" svg:x="8.576cm" svg:y="11.629cm">
            <text:p/>
          </draw:ellipse>
          <draw:ellipse draw:style-name="gr51" draw:text-style-name="P25" draw:layer="layout" svg:width="0.05cm" svg:height="0.051cm" svg:x="8.576cm" svg:y="11.729cm">
            <text:p/>
          </draw:ellipse>
          <draw:circle draw:style-name="gr51" draw:text-style-name="P25" draw:layer="layout" svg:width="0.05cm" svg:height="0.049cm" svg:x="8.576cm" svg:y="11.83cm">
            <text:p/>
          </draw:circle>
          <draw:circle draw:style-name="gr51" draw:text-style-name="P25" draw:layer="layout" svg:width="0.05cm" svg:height="0.049cm" svg:x="8.576cm" svg:y="11.93cm">
            <text:p/>
          </draw:circle>
          <draw:circle draw:style-name="gr51" draw:text-style-name="P25" draw:layer="layout" svg:width="0.05cm" svg:height="0.05cm" svg:x="8.576cm" svg:y="12.03cm">
            <text:p/>
          </draw:circle>
          <draw:ellipse draw:style-name="gr51" draw:text-style-name="P25" draw:layer="layout" svg:width="0.05cm" svg:height="0.051cm" svg:x="8.576cm" svg:y="12.129cm">
            <text:p/>
          </draw:ellipse>
          <draw:circle draw:style-name="gr51" draw:text-style-name="P25" draw:layer="layout" svg:width="0.05cm" svg:height="0.05cm" svg:x="8.576cm" svg:y="12.23cm">
            <text:p/>
          </draw:circle>
          <draw:circle draw:style-name="gr51" draw:text-style-name="P25" draw:layer="layout" svg:width="0.05cm" svg:height="0.05cm" svg:x="8.576cm" svg:y="12.33cm">
            <text:p/>
          </draw:circle>
          <draw:circle draw:style-name="gr51" draw:text-style-name="P25" draw:layer="layout" svg:width="0.05cm" svg:height="0.05cm" svg:x="8.576cm" svg:y="12.43cm">
            <text:p/>
          </draw:circle>
          <draw:circle draw:style-name="gr51" draw:text-style-name="P25" draw:layer="layout" svg:width="0.05cm" svg:height="0.05cm" svg:x="8.576cm" svg:y="12.53cm">
            <text:p/>
          </draw:circle>
          <draw:circle draw:style-name="gr51" draw:text-style-name="P25" draw:layer="layout" svg:width="0.05cm" svg:height="0.05cm" svg:x="8.576cm" svg:y="12.63cm">
            <text:p/>
          </draw:circle>
        </draw:g>
        <draw:line draw:style-name="gr19" draw:text-style-name="P2" draw:layer="layout" svg:x1="10.1cm" svg:y1="12.7cm" svg:x2="9.8cm" svg:y2="13.1cm">
          <text:p/>
        </draw:line>
        <draw:rect draw:style-name="gr57" draw:text-style-name="P10" draw:layer="layout" svg:width="1.601cm" svg:height="0.4cm" svg:x="6.9cm" svg:y="13.351cm">
          <text:p/>
        </draw:rect>
        <draw:frame draw:style-name="gr22" draw:text-style-name="P28" draw:layer="layout" svg:width="1.401cm" svg:height="0.25cm" svg:x="7cm" svg:y="13.421cm">
          <draw:text-box>
            <text:p><text:span text:style-name="T12">CON_SubD_Screw1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wiss" style:font-pitch="variable"/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Gill Sans MT Condensed" svg:font-family="'Gill Sans MT Condensed'" style:font-family-generic="swiss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adornments="Standard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Black_20_90_20_Degrees" draw:display-name="Black 90 Degrees" draw:style="single" draw:color="#000000" draw:distance="0.102cm" draw:rotation="900"/>
    <draw:hatch draw:name="Hatch15" draw:style="single" draw:color="#000000" draw:distance="0.1cm" draw:rotation="1050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de" fo:country="AT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</office:styles>
  <office:automatic-styles>
    <style:page-layout style:name="PM0">
      <style:page-layout-properties fo:margin-top="1cm" fo:margin-bottom="1cm" fo:margin-left="2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12-01-01T17:26:23.93</meta:creation-date>
    <dc:date>2025-06-01T17:20:02.832383200</dc:date>
    <meta:editing-duration>P1DT8H44S</meta:editing-duration>
    <meta:editing-cycles>142</meta:editing-cycles>
    <meta:generator>LibreOffice/25.2.3.2$Windows_X86_64 LibreOffice_project/bbb074479178df812d175f709636b368952c2ce3</meta:generator>
    <meta:print-date>2024-10-20T09:56:13.86</meta:print-date>
    <meta:printed-by>Karl Hartinger</meta:printed-by>
    <meta:document-statistic meta:object-count="608"/>
  </office:meta>
</office:document-meta>
</file>